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47in"/>
    </style:style>
    <style:style style:name="co3" style:family="table-column">
      <style:table-column-properties fo:break-before="auto" style:column-width="1.0319in"/>
    </style:style>
    <style:style style:name="co4" style:family="table-column">
      <style:table-column-properties fo:break-before="auto" style:column-width="1.01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Event Date</text:p>
          </table:table-cell>
          <table:table-cell office:value-type="string" calcext:value-type="string">
            <text:p>Event Name</text:p>
          </table:table-cell>
          <table:table-cell office:value-type="string" calcext:value-type="string">
            <text:p>Event Size</text:p>
          </table:table-cell>
          <table:table-cell office:value-type="string" calcext:value-type="string">
            <text:p>Player Name</text:p>
          </table:table-cell>
          <table:table-cell office:value-type="string" calcext:value-type="string">
            <text:p>Player Position</text:p>
          </table:table-cell>
          <table:table-cell office:value-type="string" calcext:value-type="string">
            <text:p>Player Faction</text:p>
          </table:table-cell>
          <table:table-cell office:value-type="string" calcext:value-type="string">
            <text:p>List Reference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Rose City Ramp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nathan Se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19-25--01-25-25/Ghaz's%20New%20Toyz%20-%20Horde%20(2000%20Point.txt" xlink:type="simple">C:\Users\Jacob\Documents\School\Data Science\List Data\01-19-25--01-25-25\Ghaz's New Toyz - Horde (2000 Point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Rose City Ramp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m Mar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9-25--01-25-25/Its%20not%20150%20infantry%20dont%20stress%20(2.txt" xlink:type="simple">C:\Users\Jacob\Documents\School\Data Science\List Data\01-19-25--01-25-25\Its not 150 infantry dont stress (2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Rose City Ramp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kas Tro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19-25--01-25-25/i'm%20gonna%20buuuuust%20...%20tanks%20(2000.txt" xlink:type="simple">C:\Users\Jacob\Documents\School\Data Science\List Data\01-19-25--01-25-25\i'm gonna buuuuust ... tanks (2000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Rose City Rampag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ennan Lar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19-25--01-25-25/Billie%20Genestealer%20is%20not%20my%20lover.txt" xlink:type="simple">C:\Users\Jacob\Documents\School\Data Science\List Data\01-19-25--01-25-25\Billie Genestealer is not my lover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Winchester 40K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icolas Willin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9-25--01-25-25/To%20BA%20or%20not%20to%20BA,%20that%20is%20the%20que.txt" xlink:type="simple">C:\Users\Jacob\Documents\School\Data Science\List Data\01-19-25--01-25-25\To BA or not to BA, that is the que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Winchester 40K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ett Ke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1-19-25--01-25-25/No%20robots%20(%20(2000%20Points).txt" xlink:type="simple">C:\Users\Jacob\Documents\School\Data Science\List Data\01-19-25--01-25-25\No robots ( (2000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Winchester 40K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shua Cowl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19-25--01-25-25/I've%20done%20the%20math%20and%20it%20spells%20disaster%20for%20you%20at%20Winchester.txt" xlink:type="simple">C:\Users\Jacob\Documents\School\Data Science\List Data\01-19-25--01-25-25\I've done the math and it spells disaster for you at Winchester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Winchester 40K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ephen Carmichal-Wil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9-25--01-25-25/Nurgle%20Stinky%20Grinders%20(1990%20Points.txt" xlink:type="simple">C:\Users\Jacob\Documents\School\Data Science\List Data\01-19-25--01-25-25\Nurgle Stinky Grinders (1990 Points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Schwarzwald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illiam Fuhri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19-25--01-25-25/We%20are%20so%20fucking%20back.txt" xlink:type="simple">C:\Users\Jacob\Documents\School\Data Science\List Data\01-19-25--01-25-25\We are so fucking back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Schwarzwald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an Reisnau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9-25--01-25-25/+++++++++++++++++++++++++++++++++++.txt" xlink:type="simple">C:\Users\Jacob\Documents\School\Data Science\List Data\01-19-25--01-25-25\+++++++++++++++++++++++++++++++++++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Schwarzwald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njamin Rueg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1-19-25--01-25-25/Votann%20=%20NO%20DAMAGE%20(2000%20Points).txt" xlink:type="simple">C:\Users\Jacob\Documents\School\Data Science\List Data\01-19-25--01-25-25\Votann = NO DAMAGE (2000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Schwarzwald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bastian Auw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1-19-25--01-25-25/10th%20Ynnari%20MSU%20v8%20(Warhammer%204.txt" xlink:type="simple">C:\Users\Jacob\Documents\School\Data Science\List Data\01-19-25--01-25-25\10th Ynnari MSU v8 (Warhammer 4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Castle Con 40k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cholas Bial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19-25--01-25-25/Pinch%20of%20Salt!%20(1995%20points).txt" xlink:type="simple">C:\Users\Jacob\Documents\School\Data Science\List Data\01-19-25--01-25-25\Pinch of Salt! (1995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Castle Con 40k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ach LaFont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19-25--01-25-25/In%20Morty%20we%20Trust%20(1995%20points).txt" xlink:type="simple">C:\Users\Jacob\Documents\School\Data Science\List Data\01-19-25--01-25-25\In Morty we Trust (1995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Castle Con 40k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lan Grub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1-19-25--01-25-25/GK%20(2000%20points).txt" xlink:type="simple">C:\Users\Jacob\Documents\School\Data Science\List Data\01-19-25--01-25-25\GK (2000 points).txt</text:a></text:p>
          </table:table-cell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office:value-type="string" calcext:value-type="string">
            <text:p>Castle Con 40k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ck Patch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19-25--01-25-25/(1990%20points).txt" xlink:type="simple">C:\Users\Jacob\Documents\School\Data Science\List Data\01-19-25--01-25-25\(1990 points).txt</text:a></text:p>
          </table:table-cell>
        </table:table-row>
        <table:table-row table:style-name="ro1">
          <table:table-cell table:style-name="ce3" office:value-type="date" office:date-value="2025-01-23" calcext:value-type="date">
            <text:p>01/23/25</text:p>
          </table:table-cell>
          <table:table-cell office:value-type="string" calcext:value-type="string">
            <text:p>Uprising Adelaide 20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tt Moro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9-25--01-25-25/Mom%20%20We%20have%20good%20army%20lists%20at%20hom.txt" xlink:type="simple">C:\Users\Jacob\Documents\School\Data Science\List Data\01-19-25--01-25-25\Mom  We have good army lists at hom.txt</text:a></text:p>
          </table:table-cell>
        </table:table-row>
        <table:table-row table:style-name="ro1">
          <table:table-cell table:style-name="ce3" office:value-type="date" office:date-value="2025-01-23" calcext:value-type="date">
            <text:p>01/23/25</text:p>
          </table:table-cell>
          <table:table-cell office:value-type="string" calcext:value-type="string">
            <text:p>Uprising Adelaide 20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allum Ger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1-19-25--01-25-25/Of%20course%20my%20army%20is%20different%20colo.txt" xlink:type="simple">C:\Users\Jacob\Documents\School\Data Science\List Data\01-19-25--01-25-25\Of course my army is different colo.txt</text:a></text:p>
          </table:table-cell>
        </table:table-row>
        <table:table-row table:style-name="ro1">
          <table:table-cell table:style-name="ce3" office:value-type="date" office:date-value="2025-01-23" calcext:value-type="date">
            <text:p>01/23/25</text:p>
          </table:table-cell>
          <table:table-cell office:value-type="string" calcext:value-type="string">
            <text:p>Uprising Adelaide 20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Joshua Brod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19-25--01-25-25/-UUgYXT86MpOjT5F.txt" xlink:type="simple">C:\Users\Jacob\Documents\School\Data Science\List Data\01-19-25--01-25-25\-UUgYXT86MpOjT5F.txt</text:a></text:p>
          </table:table-cell>
        </table:table-row>
        <table:table-row table:style-name="ro1">
          <table:table-cell table:style-name="ce3" office:value-type="date" office:date-value="2025-01-23" calcext:value-type="date">
            <text:p>01/23/25</text:p>
          </table:table-cell>
          <table:table-cell office:value-type="string" calcext:value-type="string">
            <text:p>Uprising Adelaide 202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ike Ocksenormo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9-25--01-25-25/Mom%20%20We%20have%20good%20army%20lists%20at%20hom%20(1).txt" xlink:type="simple">C:\Users\Jacob\Documents\School\Data Science\List Data\01-19-25--01-25-25\Mom  We have good army lists at hom (1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a Githammer Waaagh Weekend!!!!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an Deh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1-12-25--01-18-25/Not%20LVO%20(1995%20Points).txt" xlink:type="simple">C:\Users\Jacob\Documents\School\Data Science\List Data\01-12-25--01-18-25\Not LVO (1995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a Githammer Waaagh Weekend!!!!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yle Pa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1-12-25--01-18-25/Mediocre%20(2000%20Points).txt" xlink:type="simple">C:\Users\Jacob\Documents\School\Data Science\List Data\01-12-25--01-18-25\Mediocre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a Githammer Waaagh Weekend!!!!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d Safa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2-25--01-18-25/173rd%20Armoured%20(2000%20points).txt" xlink:type="simple">C:\Users\Jacob\Documents\School\Data Science\List Data\01-12-25--01-18-25\173rd Armoured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a Githammer Waaagh Weekend!!!!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son McKenz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1-12-25--01-18-25/+++++++++++++++++++++++++++++++++++.txt" xlink:type="simple">C:\Users\Jacob\Documents\School\Data Science\List Data\01-12-25--01-18-25\+++++++++++++++++++++++++++++++++++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Hamburg Major 2025 40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ens ‘Bothi’ Both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German%20Major%20Hamburg%2025.2%20(1990%20poi.txt" xlink:type="simple">C:\Users\Jacob\Documents\School\Data Science\List Data\01-12-25--01-18-25\German Major Hamburg 25.2 (1990 poi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Hamburg Major 2025 40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bastian Mu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1-12-25--01-18-25/DA%20Der%20König%20der%20Möwen%20(2000%20Points.txt" xlink:type="simple">C:\Users\Jacob\Documents\School\Data Science\List Data\01-12-25--01-18-25\DA Der König der Möwen (2000 Points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Hamburg Major 2025 40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n Hackl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12-25--01-18-25/Disgusting%20Highway%20(2000%20points).txt" xlink:type="simple">C:\Users\Jacob\Documents\School\Data Science\List Data\01-12-25--01-18-25\Disgusting Highway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Hamburg Major 2025 40k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ul Hilsdo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Hamburg%20(1990%20points).txt" xlink:type="simple">C:\Users\Jacob\Documents\School\Data Science\List Data\01-12-25--01-18-25\Hamburg (199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utch Masters finale G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k Krijntj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2-25--01-18-25/WAAAAAAAAAGH%20(2000%20points).txt" xlink:type="simple">C:\Users\Jacob\Documents\School\Data Science\List Data\01-12-25--01-18-25\WAAAAAAAAAGH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utch Masters finale G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hris Clay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12-25--01-18-25/termie%20pox%20(1995%20points).txt" xlink:type="simple">C:\Users\Jacob\Documents\School\Data Science\List Data\01-12-25--01-18-25\termie pox (1995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utch Masters finale G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es Jan St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1-12-25--01-18-25/+++++++++++++++++++++++++++++++++++2.txt" xlink:type="simple">C:\Users\Jacob\Documents\School\Data Science\List Data\01-12-25--01-18-25\+++++++++++++++++++++++++++++++++++2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Dutch Masters finale G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C van der L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1-12-25--01-18-25/here%20once%20lived%20a%20boy%20with%20a%20Warham.txt" xlink:type="simple">C:\Users\Jacob\Documents\School\Data Science\List Data\01-12-25--01-18-25\here once lived a boy with a Warham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First Assault!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uuso Sipilai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12-25--01-18-25/Kulumahiomakoneet%20(2000%20points).txt" xlink:type="simple">C:\Users\Jacob\Documents\School\Data Science\List Data\01-12-25--01-18-25\Kulumahiomakoneet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First Assault!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uni Haavi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12-25--01-18-25/B-Boyz%20&amp;%20Fly...boyz%20(2000%20points).txt" xlink:type="simple">C:\Users\Jacob\Documents\School\Data Science\List Data\01-12-25--01-18-25\B-Boyz &amp; Fly...boyz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First Assault!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ero Saukko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2-25--01-18-25/Le%20garde%20meurt%20mais%20ne%20se%20rend%20pas!.txt" xlink:type="simple">C:\Users\Jacob\Documents\School\Data Science\List Data\01-12-25--01-18-25\Le garde meurt mais ne se rend pas!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First Assault!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atu Sipo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12-25--01-18-25/+++++++++++++++++++++++++++++++++++3.txt" xlink:type="simple">C:\Users\Jacob\Documents\School\Data Science\List Data\01-12-25--01-18-25\+++++++++++++++++++++++++++++++++++3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Loch ‘n Load GT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an Bran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Cheese%20Starshatters%20my%20arse%20(2000%20P.txt" xlink:type="simple">C:\Users\Jacob\Documents\School\Data Science\List Data\01-12-25--01-18-25\Cheese Starshatters my arse (2000 P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Loch ‘n Load GT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uncan Br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12-25--01-18-25/All%20the%20vehicles…..%20(1995%20Points).txt" xlink:type="simple">C:\Users\Jacob\Documents\School\Data Science\List Data\01-12-25--01-18-25\All the vehicles….. (1995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Loch ‘n Load GT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ich Dov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1-12-25--01-18-25/Here%20for%20a%20good%20time,%20not%20a%20long%20ti.txt" xlink:type="simple">C:\Users\Jacob\Documents\School\Data Science\List Data\01-12-25--01-18-25\Here for a good time, not a long ti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Loch ‘n Load GT 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vid 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1-12-25--01-18-25/Dangels%20(2000%20points).txt" xlink:type="simple">C:\Users\Jacob\Documents\School\Data Science\List Data\01-12-25--01-18-25\Dangels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Cross-Swords Vigil of Pea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nathan Summ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1-12-25--01-18-25/For%20Gareth%20(2000%20points).txt" xlink:type="simple">C:\Users\Jacob\Documents\School\Data Science\List Data\01-12-25--01-18-25\For Gareth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Cross-Swords Vigil of Pea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meron Gil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12-25--01-18-25/Old,%20Gold%20and%20something%20else%20that%20r.txt" xlink:type="simple">C:\Users\Jacob\Documents\School\Data Science\List Data\01-12-25--01-18-25\Old, Gold and something else that r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Cross-Swords Vigil of Pea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mes Mcl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12-25--01-18-25/There%20back!!!%20(2000%20Points).txt" xlink:type="simple">C:\Users\Jacob\Documents\School\Data Science\List Data\01-12-25--01-18-25\There back!!!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Cross-Swords Vigil of Pea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am Stept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1-12-25--01-18-25/Crossed%20Swords%20(1980%20points).txt" xlink:type="simple">C:\Users\Jacob\Documents\School\Data Science\List Data\01-12-25--01-18-25\Crossed Swords (198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1 GT Moguer Iberian 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ose Luis Barra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1-12-25--01-18-25/Watermelon%20smoothie%20(2000%20Points).txt" xlink:type="simple">C:\Users\Jacob\Documents\School\Data Science\List Data\01-12-25--01-18-25\Watermelon smoothie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1 GT Moguer Iberian 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icardo Sambru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2-25--01-18-25/2%20%20astra%20(2000%20points).txt" xlink:type="simple">C:\Users\Jacob\Documents\School\Data Science\List Data\01-12-25--01-18-25\2  astra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1 GT Moguer Iberian 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is El Humil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Bap,%20bap,%20bap!%20DDA%20goes%20brrrrrr.%20(1.txt" xlink:type="simple">C:\Users\Jacob\Documents\School\Data Science\List Data\01-12-25--01-18-25\Bap, bap, bap! DDA goes brrrrrr. (1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1 GT Moguer Iberian 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p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12-25--01-18-25/🤖%20(2000%20Points).txt" xlink:type="simple">C:\Users\Jacob\Documents\School\Data Science\List Data\01-12-25--01-18-25\🤖 (200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Burn &amp; Learn Vol. 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liver Gais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2-25--01-18-25/Ultra%20Blood%20Angels%20(1995%20points).txt" xlink:type="simple">C:\Users\Jacob\Documents\School\Data Science\List Data\01-12-25--01-18-25\Ultra Blood Angels (1995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Burn &amp; Learn Vol. 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ppy Wesem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1-12-25--01-18-25/2k%20teams%20(1990%20points).txt" xlink:type="simple">C:\Users\Jacob\Documents\School\Data Science\List Data\01-12-25--01-18-25\2k teams (1990 points)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Burn &amp; Learn Vol. 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ohn McCar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2-25--01-18-25/Blood%20angels%20I%20think...%20(1995%20point.txt" xlink:type="simple">C:\Users\Jacob\Documents\School\Data Science\List Data\01-12-25--01-18-25\Blood angels I think... (1995 point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Burn &amp; Learn Vol. 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raun Robert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1-12-25--01-18-25/Ah%20Shit,%20Here%20we%20go%20Again%20(2000%20poi.txt" xlink:type="simple">C:\Users\Jacob\Documents\School\Data Science\List Data\01-12-25--01-18-25\Ah Shit, Here we go Again (2000 poi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Abyss Bonne annee, Grand Nez 40k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hn Winter Rus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12-25--01-18-25/+++++++++++++++++++++++++++++++++++4.txt" xlink:type="simple">C:\Users\Jacob\Documents\School\Data Science\List Data\01-12-25--01-18-25\+++++++++++++++++++++++++++++++++++4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Abyss Bonne annee, Grand Nez 40k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bastian Goffr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12-25--01-18-25/+++++++++++++++++++++++++++++++++++5.txt" xlink:type="simple">C:\Users\Jacob\Documents\School\Data Science\List Data\01-12-25--01-18-25\+++++++++++++++++++++++++++++++++++5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Abyss Bonne annee, Grand Nez 40k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alentin Puchkaro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12-25--01-18-25/Bill%20Nye%20the%20Surgeon%20Guy%20(2000%20poin.txt" xlink:type="simple">C:\Users\Jacob\Documents\School\Data Science\List Data\01-12-25--01-18-25\Bill Nye the Surgeon Guy (2000 poin.txt</text:a></text:p>
          </table:table-cell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office:value-type="string" calcext:value-type="string">
            <text:p>Abyss Bonne annee, Grand Nez 40k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bastian Herb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2-25--01-18-25/BA%20(1995%20points).txt" xlink:type="simple">C:\Users\Jacob\Documents\School\Data Science\List Data\01-12-25--01-18-25\BA (1995 points).txt</text:a></text:p>
          </table:table-cell>
        </table:table-row>
        <table:table-row table:style-name="ro1">
          <table:table-cell table:style-name="ce3" office:value-type="date" office:date-value="2025-01-15" calcext:value-type="date">
            <text:p>01/15/25</text:p>
          </table:table-cell>
          <table:table-cell office:value-type="string" calcext:value-type="string">
            <text:p>LVO 2025 Warhammer 40k Champ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Mark Her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1-12-25--01-18-25/Deathwatch%20is%20back%20on%20the%20menu!%20(20.txt" xlink:type="simple">C:\Users\Jacob\Documents\School\Data Science\List Data\01-12-25--01-18-25\Deathwatch is back on the menu! (20.txt</text:a></text:p>
          </table:table-cell>
        </table:table-row>
        <table:table-row table:style-name="ro1">
          <table:table-cell table:style-name="ce3" office:value-type="date" office:date-value="2025-01-15" calcext:value-type="date">
            <text:p>01/15/25</text:p>
          </table:table-cell>
          <table:table-cell office:value-type="string" calcext:value-type="string">
            <text:p>LVO 2025 Warhammer 40k Champ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Ben N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12-25--01-18-25/Swiggity%20Swooty%20where%20is%20Robooty%20(1.txt" xlink:type="simple">C:\Users\Jacob\Documents\School\Data Science\List Data\01-12-25--01-18-25\Swiggity Swooty where is Robooty (1.txt</text:a></text:p>
          </table:table-cell>
        </table:table-row>
        <table:table-row table:style-name="ro1">
          <table:table-cell table:style-name="ce3" office:value-type="date" office:date-value="2025-01-15" calcext:value-type="date">
            <text:p>01/15/25</text:p>
          </table:table-cell>
          <table:table-cell office:value-type="string" calcext:value-type="string">
            <text:p>LVO 2025 Warhammer 40k Champ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Jack Harp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12-25--01-18-25/(2000%20Points).txt" xlink:type="simple">C:\Users\Jacob\Documents\School\Data Science\List Data\01-12-25--01-18-25\(2000 Points).txt</text:a></text:p>
          </table:table-cell>
        </table:table-row>
        <table:table-row table:style-name="ro1">
          <table:table-cell table:style-name="ce3" office:value-type="date" office:date-value="2025-01-15" calcext:value-type="date">
            <text:p>01/15/25</text:p>
          </table:table-cell>
          <table:table-cell office:value-type="string" calcext:value-type="string">
            <text:p>LVO 2025 Warhammer 40k Champ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Floof Co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1-12-25--01-18-25/Trans%20rights%20are%20human%20rights%20(2000.txt" xlink:type="simple">C:\Users\Jacob\Documents\School\Data Science\List Data\01-12-25--01-18-25\Trans rights are human rights (2000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Nottingham 40k Super-Majo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Will Whit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The%20tempta%20lord%20(1990%20Points).txt" xlink:type="simple">C:\Users\Jacob\Documents\School\Data Science\List Data\01-04-25--01-11-25\The tempta lord (199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Nottingham 40k Super-Majo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Innes Wil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04-25--01-11-25/Q.%20Can%20a%20Space%20Marine%20army%20that%20uti.txt" xlink:type="simple">C:\Users\Jacob\Documents\School\Data Science\List Data\01-04-25--01-11-25\Q. Can a Space Marine army that uti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Nottingham 40k Super-Majo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Josh Robe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Nottingham%20GT%202025%20(1995%20points).txt" xlink:type="simple">C:\Users\Jacob\Documents\School\Data Science\List Data\01-04-25--01-11-25\Nottingham GT 2025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Nottingham 40k Super-Majo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ssim Fouch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Astra%20Militarum.txt" xlink:type="simple">C:\Users\Jacob\Documents\School\Data Science\List Data\01-04-25--01-11-25\Astra Militarum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Denver 40k fight Club January Open 20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oel Da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Enter%20Army%20Name%20(1995%20points).txt" xlink:type="simple">C:\Users\Jacob\Documents\School\Data Science\List Data\01-04-25--01-11-25\Enter Army Name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Denver 40k fight Club January Open 20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ichael M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Taktikal%20time%20(2000%20Points).txt" xlink:type="simple">C:\Users\Jacob\Documents\School\Data Science\List Data\01-04-25--01-11-25\Taktikal time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Denver 40k fight Club January Open 20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randon Rod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Shrike%20Force%20(1995%20Points).txt" xlink:type="simple">C:\Users\Jacob\Documents\School\Data Science\List Data\01-04-25--01-11-25\Shrike Force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Denver 40k fight Club January Open 20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om Co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+++++++++++++++++++++++++++++++++++.txt" xlink:type="simple">C:\Users\Jacob\Documents\School\Data Science\List Data\01-04-25--01-11-25\+++++++++++++++++++++++++++++++++++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inter War Grand Tourn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ristian Kosanov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+++++++++++++++++++++++++++++++++++.txt" xlink:type="simple">C:\Users\Jacob\Documents\School\Data Science\List Data\01-04-25--01-11-25\+++++++++++++++++++++++++++++++++++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inter War Grand Tourn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evor DeVa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+++++++++++++++++++++++++++++++++++2.txt" xlink:type="simple">C:\Users\Jacob\Documents\School\Data Science\List Data\01-04-25--01-11-25\+++++++++++++++++++++++++++++++++++2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inter War Grand Tourn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om Bojanows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1-04-25--01-11-25/+++++++++++++++++++++++++++++++++++3.txt" xlink:type="simple">C:\Users\Jacob\Documents\School\Data Science\List Data\01-04-25--01-11-25\+++++++++++++++++++++++++++++++++++3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inter War Grand Tourname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mes Crand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01-04-25--01-11-25/Tournament(1975%20points).txt" xlink:type="simple">C:\Users\Jacob\Documents\School\Data Science\List Data\01-04-25--01-11-25\Tournament(197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uild War 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rdan N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1-04-25--01-11-25/Montka%20Tau%20(2000%20Points).txt" xlink:type="simple">C:\Users\Jacob\Documents\School\Data Science\List Data\01-04-25--01-11-25\Montka Tau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uild War 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esley St.Hi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It's%20bad%20ok,%20it's%20bad,%20it's%20like%20th.txt" xlink:type="simple">C:\Users\Jacob\Documents\School\Data Science\List Data\01-04-25--01-11-25\It's bad ok, it's bad, it's like th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uild War 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vin Leon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Power%20Bottom%20Legion%20(2000%20Points).txt" xlink:type="simple">C:\Users\Jacob\Documents\School\Data Science\List Data\01-04-25--01-11-25\Power Bottom Legion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uild War 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ary Fran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04-25--01-11-25/stodes%20(2000%20points).txt" xlink:type="simple">C:\Users\Jacob\Documents\School\Data Science\List Data\01-04-25--01-11-25\stode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A Grimdark New Years, SGA Final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rk P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takis%20and%20stuth%20(2000%20points).txt" xlink:type="simple">C:\Users\Jacob\Documents\School\Data Science\List Data\01-04-25--01-11-25\takis and stuth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A Grimdark New Years, SGA Final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hn Len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That's%20it,%20I'm%20calling%20Dad!.txt" xlink:type="simple">C:\Users\Jacob\Documents\School\Data Science\List Data\01-04-25--01-11-25\That's it, I'm calling Dad!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A Grimdark New Years, SGA Final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eve Tr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You've%20brought%20him%20here%20to%20kill%20me.txt" xlink:type="simple">C:\Users\Jacob\Documents\School\Data Science\List Data\01-04-25--01-11-25\You've brought him here to kill me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A Grimdark New Years, SGA Final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yle Jack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04-25--01-11-25/Idk%20about%20this%20(2000%20Points).txt" xlink:type="simple">C:\Users\Jacob\Documents\School\Data Science\List Data\01-04-25--01-11-25\Idk about thi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Red Dragon GT – January 40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ice Braithwa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Still%20less%20Erotic%20than%2040k%20Teams%20(1.txt" xlink:type="simple">C:\Users\Jacob\Documents\School\Data Science\List Data\01-04-25--01-11-25\Still less Erotic than 40k Teams (1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Red Dragon GT – January 40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dvan Martin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1-04-25--01-11-25/A%20SkySplinter%20-%20BomberTalos%20(2000%20P.txt" xlink:type="simple">C:\Users\Jacob\Documents\School\Data Science\List Data\01-04-25--01-11-25\A SkySplinter - BomberTalos (2000 P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Red Dragon GT – January 40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hil Ivanus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Star%20Shatter%20III%20The%20Blackburn%20Dyna.txt" xlink:type="simple">C:\Users\Jacob\Documents\School\Data Science\List Data\01-04-25--01-11-25\Star Shatter III The Blackburn Dyna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Red Dragon GT – January 40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ach Com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Coffee%20guard%20(2000%20points).txt" xlink:type="simple">C:\Users\Jacob\Documents\School\Data Science\List Data\01-04-25--01-11-25\Coffee guard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T Qualifier Modena – GT Italian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iorgio Cast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Player%20Giorgio%20castelli.txt" xlink:type="simple">C:\Users\Jacob\Documents\School\Data Science\List Data\01-04-25--01-11-25\Player Giorgio castelli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T Qualifier Modena – GT Italian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co Santopad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Khorne%20Flakes%20(1995%20Points).txt" xlink:type="simple">C:\Users\Jacob\Documents\School\Data Science\List Data\01-04-25--01-11-25\Khorne Flakes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T Qualifier Modena – GT Italian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doardo Pieri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Loyalist%20Dogs%20(2000%20points).txt" xlink:type="simple">C:\Users\Jacob\Documents\School\Data Science\List Data\01-04-25--01-11-25\Loyalist Dog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T Qualifier Modena – GT Italian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derico Faral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Modena%20GT%20astra%20(2000%20points).txt" xlink:type="simple">C:\Users\Jacob\Documents\School\Data Science\List Data\01-04-25--01-11-25\Modena GT astra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YK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n Samm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01-04-25--01-11-25/Touching%20Tips%20(2000%20points).txt" xlink:type="simple">C:\Users\Jacob\Documents\School\Data Science\List Data\01-04-25--01-11-25\Touching Tip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YK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hew Dough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Knight%20Train%20(2000%20points).txt" xlink:type="simple">C:\Users\Jacob\Documents\School\Data Science\List Data\01-04-25--01-11-25\Knight Train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YK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ody Ji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1-04-25--01-11-25/Josh%20Roberts%20Made%20Me%20DoIt(1985%20poin.txt" xlink:type="simple">C:\Users\Jacob\Documents\School\Data Science\List Data\01-04-25--01-11-25\Josh Roberts Made Me DoIt(1985 poin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YKO 20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off Huss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1-04-25--01-11-25/Scion%20guard%20(1990%20points).txt" xlink:type="simple">C:\Users\Jacob\Documents\School\Data Science\List Data\01-04-25--01-11-25\Scion guard (199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Brawl GT – Beachhead Warm Up!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oshua Cowl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Kill%20teams%20are%20good%20and%20healthy%20for.txt" xlink:type="simple">C:\Users\Jacob\Documents\School\Data Science\List Data\01-04-25--01-11-25\Kill teams are good and healthy for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Brawl GT – Beachhead Warm Up!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k Dav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1-04-25--01-11-25/sotek%60s%20Bloodbound%20(2000%20points).txt" xlink:type="simple">C:\Users\Jacob\Documents\School\Data Science\List Data\01-04-25--01-11-25\sotek`s Bloodbound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Brawl GT – Beachhead Warm Up!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k Vicke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1-04-25--01-11-25/++++++++++++++++++++++++++++++++++4.txt" xlink:type="simple">C:\Users\Jacob\Documents\School\Data Science\List Data\01-04-25--01-11-25\++++++++++++++++++++++++++++++++++4.txt</text:a><text:a xlink:href="../List%20Data/01-04-25--01-11-25/keres%20current%20(2000%20points).txt" xlink:type="simple">C:\Users\Jacob\Documents\School\Data Science\List Data\01-04-25--01-11-25\keres current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The Brawl GT – Beachhead Warm Up!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ter Balch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04-25--01-11-25/keres%20current%20(2000%20points).txt" xlink:type="simple">C:\Users\Jacob\Documents\School\Data Science\List Data\01-04-25--01-11-25\keres current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orth Sea Slam Ironman 20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ustin Jan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1-04-25--01-11-25/Chaos%20Daemons%20(1995%20points).txt" xlink:type="simple">C:\Users\Jacob\Documents\School\Data Science\List Data\01-04-25--01-11-25\Chaos Daemons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orth Sea Slam Ironman 20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ud Steenbak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01-04-25--01-11-25/Why%20so%20Serieus.txt" xlink:type="simple">C:\Users\Jacob\Documents\School\Data Science\List Data\01-04-25--01-11-25\Why so Serieus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orth Sea Slam Ironman 20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no K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1-04-25--01-11-25/BONK!%20(2000%20Points).txt" xlink:type="simple">C:\Users\Jacob\Documents\School\Data Science\List Data\01-04-25--01-11-25\BONK!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North Sea Slam Ironman 20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ben Stap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04-25--01-11-25/Fabulous%20Bill's%20Carnival%20of%20Carnage.txt" xlink:type="simple">C:\Users\Jacob\Documents\School\Data Science\List Data\01-04-25--01-11-25\Fabulous Bill's Carnival of Carnage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e Have LVO at Home 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les Engr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Im%20so%20original%20(1995%20Points).txt" xlink:type="simple">C:\Users\Jacob\Documents\School\Data Science\List Data\01-04-25--01-11-25\Im so original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e Have LVO at Home 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holas Bial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04-25--01-11-25/Black%20is%20the%20New%20Gold!%20(2000%20points.txt" xlink:type="simple">C:\Users\Jacob\Documents\School\Data Science\List Data\01-04-25--01-11-25\Black is the New Gold! (2000 points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e Have LVO at Home 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erimiah Pet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04-25--01-11-25/Talons%20Bike%20List%20(1995%20points).txt" xlink:type="simple">C:\Users\Jacob\Documents\School\Data Science\List Data\01-04-25--01-11-25\Talons Bike List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e Have LVO at Home G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n Cherwi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1-04-25--01-11-25/Gk%20court%20(2000%20Points).txt" xlink:type="simple">C:\Users\Jacob\Documents\School\Data Science\List Data\01-04-25--01-11-25\Gk court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Fight for the Fallen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ett Perk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1-04-25--01-11-25/Creations%20(2000%20points).txt" xlink:type="simple">C:\Users\Jacob\Documents\School\Data Science\List Data\01-04-25--01-11-25\Creations (2000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Fight for the Fallen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phen Hen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1-04-25--01-11-25/And%20So%20Strode%20His%20Legion%20(2000%20Poin.txt" xlink:type="simple">C:\Users\Jacob\Documents\School\Data Science\List Data\01-04-25--01-11-25\And So Strode His Legion (2000 Poin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Fight for the Fallen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hua Camp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1-04-25--01-11-25/Three%20DDA's%20how%20original,%20and%20the%20s.txt" xlink:type="simple">C:\Users\Jacob\Documents\School\Data Science\List Data\01-04-25--01-11-25\Three DDA's how original, and the s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Fight for the Fallen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an Urb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Armiger%20spam%20(1995%20points).txt" xlink:type="simple">C:\Users\Jacob\Documents\School\Data Science\List Data\01-04-25--01-11-25\Armiger spam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arpst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k Mo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Untitled.txt" xlink:type="simple">C:\Users\Jacob\Documents\School\Data Science\List Data\01-04-25--01-11-25\Untitled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arpst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den “GULLMAN” 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01-04-25--01-11-25/Guess%20who%20is%20back!%20(1995%20points).txt" xlink:type="simple">C:\Users\Jacob\Documents\School\Data Science\List Data\01-04-25--01-11-25\Guess who is back! (1995 points)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arpst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chael McCon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1-04-25--01-11-25/There%20will%20come%20a%20day%20when%20our%20deni.txt" xlink:type="simple">C:\Users\Jacob\Documents\School\Data Science\List Data\01-04-25--01-11-25\There will come a day when our deni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Warpst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ydn Demp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04-25--01-11-25/+++++++++++++++++++++++++++++++++++5.txt" xlink:type="simple">C:\Users\Jacob\Documents\School\Data Science\List Data\01-04-25--01-11-25\+++++++++++++++++++++++++++++++++++5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rand Clash – Warhemmer 40k Tournament – 2 Day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n B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1-04-25--01-11-25/+++++++++++++++++++++++++++++++++++6.txt" xlink:type="simple">C:\Users\Jacob\Documents\School\Data Science\List Data\01-04-25--01-11-25\+++++++++++++++++++++++++++++++++++6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rand Clash – Warhemmer 40k Tournament – 2 Day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am Pre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Suppressors%20are%20Hidden%20Tech.%20Right.txt" xlink:type="simple">C:\Users\Jacob\Documents\School\Data Science\List Data\01-04-25--01-11-25\Suppressors are Hidden Tech. Right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rand Clash – Warhemmer 40k Tournament – 2 Day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ac Snow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1-04-25--01-11-25/+%20FACTION%20KEYWORD%20Imperium%20-%20Grey%20K.txt" xlink:type="simple">C:\Users\Jacob\Documents\School\Data Science\List Data\01-04-25--01-11-25\+ FACTION KEYWORD Imperium - Grey K.txt</text:a></text:p>
          </table:table-cell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office:value-type="string" calcext:value-type="string">
            <text:p>Grand Clash – Warhemmer 40k Tournament – 2 Day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dy Bourge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1-04-25--01-11-25/Gman's%20mario%20kart%20madness%20(2000%20poi.txt" xlink:type="simple">C:\Users\Jacob\Documents\School\Data Science\List Data\01-04-25--01-11-25\Gman's mario kart madness (2000 poi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Hawaii “War on the Shore” Charity GT 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oug Joh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1-04-25--01-11-25/Orks.txt" xlink:type="simple">C:\Users\Jacob\Documents\School\Data Science\List Data\01-04-25--01-11-25\Orks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Hawaii “War on the Shore” Charity GT 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erling Ar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1-04-25--01-11-25/+++++++++++++++++++++++++++++++++++7.txt" xlink:type="simple">C:\Users\Jacob\Documents\School\Data Science\List Data\01-04-25--01-11-25\+++++++++++++++++++++++++++++++++++7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Hawaii “War on the Shore” Charity GT 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aron Wis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1-04-25--01-11-25/+++++++++++++++++++++++++++++++++++7.txt" xlink:type="simple">C:\Users\Jacob\Documents\School\Data Science\List Data\01-04-25--01-11-25\+++++++++++++++++++++++++++++++++++7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Hawaii “War on the Shore” Charity GT 20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evor Wy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1-04-25--01-11-25/Blood%20makes%20the%20grass%20grow.%20(1995%20p.txt" xlink:type="simple">C:\Users\Jacob\Documents\School\Data Science\List Data\01-04-25--01-11-25\Blood makes the grass grow. (1995 p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Exterminatus X Big Ben 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rdan McGr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1-04-25--01-11-25/(2000%20points).txt" xlink:type="simple">C:\Users\Jacob\Documents\School\Data Science\List Data\01-04-25--01-11-25\(2000 points)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Exterminatus X Big Ben 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e Lo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1-04-25--01-11-25/🤡🤡🤡%20(1995%20points).txt" xlink:type="simple">C:\Users\Jacob\Documents\School\Data Science\List Data\01-04-25--01-11-25\🤡🤡🤡 (1995 points)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Exterminatus X Big Ben 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lexander Englez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04-25--01-11-25/Tyranids.txt" xlink:type="simple">C:\Users\Jacob\Documents\School\Data Science\List Data\01-04-25--01-11-25\Tyranids.txt</text:a></text:p>
          </table:table-cell>
        </table:table-row>
        <table:table-row table:style-name="ro1">
          <table:table-cell table:style-name="ce3" office:value-type="date" office:date-value="2025-01-09" calcext:value-type="date">
            <text:p>01/09/25</text:p>
          </table:table-cell>
          <table:table-cell office:value-type="string" calcext:value-type="string">
            <text:p>Exterminatus X Big Ben 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sh Hy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1-04-25--01-11-25/One%20of%20the%20Waggas%20in%20Wagga%20Wagga%20is.txt" xlink:type="simple">C:\Users\Jacob\Documents\School\Data Science\List Data\01-04-25--01-11-25\One of the Waggas in Wagga Wagga is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Frost Spite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en Ju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55%20burgers%2055%20fries%2055%20scions%2055%20gu.txt" xlink:type="simple">C:\Users\Jacob\Documents\School\Data Science\List Data\12-27-24--01-03-25\55 burgers 55 fries 55 scions 55 gu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Frost Spite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wenn Godfr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27-24--01-03-25/Hallowed%20Martyrs%20(1995%20points).txt" xlink:type="simple">C:\Users\Jacob\Documents\School\Data Science\List Data\12-27-24--01-03-25\Hallowed Martyrs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Frost Spite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aniel Oliv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2-27-24--01-03-25/not%20not%20ynnari%20(1995%20points).txt" xlink:type="simple">C:\Users\Jacob\Documents\School\Data Science\List Data\12-27-24--01-03-25\not not ynnari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Frost Spite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anner Floy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27-24--01-03-25/Initial%20D-W%20(1995%20points).txt" xlink:type="simple">C:\Users\Jacob\Documents\School\Data Science\List Data\12-27-24--01-03-25\Initial D-W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2025 Glass City G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Zachery Mor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27-24--01-03-25/Dark%20Knights%20(2000%20points).txt" xlink:type="simple">C:\Users\Jacob\Documents\School\Data Science\List Data\12-27-24--01-03-25\Dark Knights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2025 Glass City G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an Jenn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27-24--01-03-25/The%20G%20Storm%20(2000%20Points).txt" xlink:type="simple">C:\Users\Jacob\Documents\School\Data Science\List Data\12-27-24--01-03-25\The G Storm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2025 Glass City G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olger Py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2-27-24--01-03-25/+++++++++++++++++++++++++++++++++++.txt" xlink:type="simple">C:\Users\Jacob\Documents\School\Data Science\List Data\12-27-24--01-03-25\+++++++++++++++++++++++++++++++++++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2025 Glass City G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le Dix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Fleet%20Does%20the%20Flying,%20Guard%20Does%20t.txt" xlink:type="simple">C:\Users\Jacob\Documents\School\Data Science\List Data\12-27-24--01-03-25\Fleet Does the Flying, Guard Does t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Everwinter: Winter Assalut ITC Maj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ck Mur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New%20year%20new%20me%20(2000%20Points).txt" xlink:type="simple">C:\Users\Jacob\Documents\School\Data Science\List Data\12-27-24--01-03-25\New year new me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Everwinter: Winter Assalut ITC Maj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muel P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27-24--01-03-25/Uhhhh%20respawn%20take%202%20(2000%20points).txt" xlink:type="simple">C:\Users\Jacob\Documents\School\Data Science\List Data\12-27-24--01-03-25\Uhhhh respawn take 2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Everwinter: Winter Assalut ITC Maj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ach Po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Halloween%20Town%20is%20a%20fantasy%20world%20p.txt" xlink:type="simple">C:\Users\Jacob\Documents\School\Data Science\List Data\12-27-24--01-03-25\Halloween Town is a fantasy world p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Everwinter: Winter Assalut ITC Major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sey Gly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+++++++++++++++++++++++++++++++++++2.txt" xlink:type="simple">C:\Users\Jacob\Documents\School\Data Science\List Data\12-27-24--01-03-25\+++++++++++++++++++++++++++++++++++2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Hammer In The New Y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nas Beard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I%20-%20am%20-%20Iron%20-%20Man!.txt" xlink:type="simple">C:\Users\Jacob\Documents\School\Data Science\List Data\12-27-24--01-03-25\I - am - Iron - Man!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Hammer In The New Y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x Ber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Starsharter%20(2000%20Points).txt" xlink:type="simple">C:\Users\Jacob\Documents\School\Data Science\List Data\12-27-24--01-03-25\Starsharter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Hammer In The New Y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ott “Heresy” Horr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Get%20in%20the%20Dornhole,%20Shinji%20(2000%20p.txt" xlink:type="simple">C:\Users\Jacob\Documents\School\Data Science\List Data\12-27-24--01-03-25\Get in the Dornhole, Shinji (2000 p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Hammer In The New Yea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drew Gony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It's%20Raining%20Men%20(2000%20Points).txt" xlink:type="simple">C:\Users\Jacob\Documents\School\Data Science\List Data\12-27-24--01-03-25\It's Raining Men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LVOCan’t-Go!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otty 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Shatter%20Arse%20(2000%20points).txt" xlink:type="simple">C:\Users\Jacob\Documents\School\Data Science\List Data\12-27-24--01-03-25\Shatter Arse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LVOCan’t-Go!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n Green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2-27-24--01-03-25/Grey%20Knight%20-%20Bring%20Back%20Mists%20of%20D.txt" xlink:type="simple">C:\Users\Jacob\Documents\School\Data Science\List Data\12-27-24--01-03-25\Grey Knight - Bring Back Mists of D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LVOCan’t-Go!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thony Dalla L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27-24--01-03-25/Chaos%20is%20not%20a%20Pit.%20Chaos%20is%20a%20Ladd.txt" xlink:type="simple">C:\Users\Jacob\Documents\School\Data Science\List Data\12-27-24--01-03-25\Chaos is not a Pit. Chaos is a Ladd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LVOCan’t-Go!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onah Sin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Cadian%20E-1337%20(2000%20points).txt" xlink:type="simple">C:\Users\Jacob\Documents\School\Data Science\List Data\12-27-24--01-03-25\Cadian E-1337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Saffron Slam 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ck T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2-27-24--01-03-25/+++++++++++++++++++++++++++++++++++3.txt" xlink:type="simple">C:\Users\Jacob\Documents\School\Data Science\List Data\12-27-24--01-03-25\+++++++++++++++++++++++++++++++++++3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Saffron Slam 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cholas Willing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27-24--01-03-25/demon%20forge%202.0%20(2000%20points).txt" xlink:type="simple">C:\Users\Jacob\Documents\School\Data Science\List Data\12-27-24--01-03-25\demon forge 2.0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Saffron Slam 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ck Say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2-27-24--01-03-25/War!%20What%20is%20it%20good%20for%20Absolutely.txt" xlink:type="simple">C:\Users\Jacob\Documents\School\Data Science\List Data\12-27-24--01-03-25\War! What is it good for Absolutely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Saffron Slam 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d Sym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27-24--01-03-25/Ironstorm%20is%20back%20on%20the%20menu%20boys.txt" xlink:type="simple">C:\Users\Jacob\Documents\School\Data Science\List Data\12-27-24--01-03-25\Ironstorm is back on the menu boys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The PNW Warlord’s LVO Prep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nald Pl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27-24--01-03-25/+++++++++++++++++++++++++++++++++++4.txt" xlink:type="simple">C:\Users\Jacob\Documents\School\Data Science\List Data\12-27-24--01-03-25\+++++++++++++++++++++++++++++++++++3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The PNW Warlord’s LVO Prep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cholas From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27-24--01-03-25/WARLORD%20Char4%20Keeper%20of%20Secrets.txt" xlink:type="simple">C:\Users\Jacob\Documents\School\Data Science\List Data\12-27-24--01-03-25\WARLORD Char4 Keeper of Secrets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The PNW Warlord’s LVO Prep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en Kl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2-27-24--01-03-25/Champions%20of%20Yiff%20🐺%20(1995%20points).txt" xlink:type="simple">C:\Users\Jacob\Documents\School\Data Science\List Data\12-27-24--01-03-25\Champions of Yiff 🐺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The PNW Warlord’s LVO Prep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el Rodg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2-27-24--01-03-25/+++++++++++++++++++++++++++++++++++5.txt" xlink:type="simple">C:\Users\Jacob\Documents\School\Data Science\List Data\12-27-24--01-03-25\+++++++++++++++++++++++++++++++++++5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Defcon 2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el Lar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2-27-24--01-03-25/+++++++++++++++++++++++++++++++++++6.txt" xlink:type="simple">C:\Users\Jacob\Documents\School\Data Science\List Data\12-27-24--01-03-25\+++++++++++++++++++++++++++++++++++6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Defcon 2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vid K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2-27-24--01-03-25/Solar%20(1995%20Points).txt" xlink:type="simple">C:\Users\Jacob\Documents\School\Data Science\List Data\12-27-24--01-03-25\Solar (1995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Defcon 2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gnus Benz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27-24--01-03-25/Shatterstar%20Test%20(2000%20Points).txt" xlink:type="simple">C:\Users\Jacob\Documents\School\Data Science\List Data\12-27-24--01-03-25\Shatterstar Test (2000 Points).txt</text:a></text:p>
          </table:table-cell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office:value-type="string" calcext:value-type="string">
            <text:p>Defcon 20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rik Lar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2-27-24--01-03-25/Berserker%20(2000%20Points).txt" xlink:type="simple">C:\Users\Jacob\Documents\School\Data Science\List Data\12-27-24--01-03-25\Berserker (2000 Points).txt</text:a></text:p>
          </table:table-cell>
        </table:table-row>
        <table:table-row table:style-name="ro1">
          <table:table-cell table:style-name="ce3" office:value-type="date" office:date-value="2024-12-30" calcext:value-type="date">
            <text:p>12/30/24</text:p>
          </table:table-cell>
          <table:table-cell office:value-type="string" calcext:value-type="string">
            <text:p>Wild Hunt GT: Battle for New Year’s 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le Dix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Fleet%20Does%20the%20Flying,%20Guard%20Does%20t2.txt" xlink:type="simple">C:\Users\Jacob\Documents\School\Data Science\List Data\12-27-24--01-03-25\Fleet Does the Flying, Guard Does t2.txt</text:a></text:p>
          </table:table-cell>
        </table:table-row>
        <table:table-row table:style-name="ro1">
          <table:table-cell table:style-name="ce3" office:value-type="date" office:date-value="2024-12-30" calcext:value-type="date">
            <text:p>12/30/24</text:p>
          </table:table-cell>
          <table:table-cell office:value-type="string" calcext:value-type="string">
            <text:p>Wild Hunt GT: Battle for New Year’s 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yle S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2-27-24--01-03-25/Death%20watch.txt" xlink:type="simple">C:\Users\Jacob\Documents\School\Data Science\List Data\12-27-24--01-03-25\Death watch.txt</text:a></text:p>
          </table:table-cell>
        </table:table-row>
        <table:table-row table:style-name="ro1">
          <table:table-cell table:style-name="ce3" office:value-type="date" office:date-value="2024-12-30" calcext:value-type="date">
            <text:p>12/30/24</text:p>
          </table:table-cell>
          <table:table-cell office:value-type="string" calcext:value-type="string">
            <text:p>Wild Hunt GT: Battle for New Year’s 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n Isanh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27-24--01-03-25/I%20Can't%20Believe%20(2000%20Points).txt" xlink:type="simple">C:\Users\Jacob\Documents\School\Data Science\List Data\12-27-24--01-03-25\I Can't Believe (2000 Points).txt</text:a></text:p>
          </table:table-cell>
        </table:table-row>
        <table:table-row table:style-name="ro1">
          <table:table-cell table:style-name="ce3" office:value-type="date" office:date-value="2024-12-30" calcext:value-type="date">
            <text:p>12/30/24</text:p>
          </table:table-cell>
          <table:table-cell office:value-type="string" calcext:value-type="string">
            <text:p>Wild Hunt GT: Battle for New Year’s 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enton Wei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27-24--01-03-25/Night%20Lords%20-%20Creations%20of%20Bile%20(19.txt" xlink:type="simple">C:\Users\Jacob\Documents\School\Data Science\List Data\12-27-24--01-03-25\Night Lords - Creations of Bile (19.txt</text:a></text:p>
          </table:table-cell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office:value-type="string" calcext:value-type="string">
            <text:p>Winter Slaught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dd William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19-24--12-26-24/Crapko%20has%20always%20believed%20in%20the%20h.txt" xlink:type="simple">C:\Users\Jacob\Documents\School\Data Science\List Data\12-19-24--12-26-24\Crapko has always believed in the h.txt</text:a></text:p>
          </table:table-cell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office:value-type="string" calcext:value-type="string">
            <text:p>Winter Slaught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cob An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19-24--12-26-24/Typical%20Deamon%20Bullshit%20(2000%20Point.txt" xlink:type="simple">C:\Users\Jacob\Documents\School\Data Science\List Data\12-19-24--12-26-24\Typical Deamon Bullshit (2000 Point.txt</text:a></text:p>
          </table:table-cell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office:value-type="string" calcext:value-type="string">
            <text:p>Winter Slaught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eremy Capk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2-19-24--12-26-24/Is%20+1%20to%20wound%20good%20enough%20to%20be%20th.txt" xlink:type="simple">C:\Users\Jacob\Documents\School\Data Science\List Data\12-19-24--12-26-24\Is +1 to wound good enough to be th.txt</text:a></text:p>
          </table:table-cell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office:value-type="string" calcext:value-type="string">
            <text:p>Winter Slaught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m De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2-19-24--12-26-24/⣿⣿⣿⣿⣿⣿⣿⣿⣿⣿⣿⣿⣿⣿⡿⠿⠿⠿⠿⠿⠿⠻⠿⣿⣿⣿⣿⣿⣿⣿.txt" xlink:type="simple">C:\Users\Jacob\Documents\School\Data Science\List Data\12-19-24--12-26-24\⣿⣿⣿⣿⣿⣿⣿⣿⣿⣿⣿⣿⣿⣿⡿⠿⠿⠿⠿⠿⠿⠻⠿⣿⣿⣿⣿⣿⣿⣿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Battle for the fort 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yle Jack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2-12-24--12-18-24/Blood%20angels%20Columbus%20gt%201.1%20(2000.txt" xlink:type="simple">C:\Users\Jacob\Documents\School\Data Science\List Data\12-12-24--12-18-24\Blood angels Columbus gt 1.1 (2000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Battle for the fort 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abriel Nix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12-24--12-18-24/Fat%20man%20cardio%20class.txt" xlink:type="simple">C:\Users\Jacob\Documents\School\Data Science\List Data\12-12-24--12-18-24\Fat man cardio class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Battle for the fort 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ah Neundor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12-24--12-18-24/Gross%20gross.txt" xlink:type="simple">C:\Users\Jacob\Documents\School\Data Science\List Data\12-12-24--12-18-24\Gross gross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Battle for the fort G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eston Sla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2-12-24--12-18-24/Champion%20of%20Russ%20V2%20(1990%20points).txt" xlink:type="simple">C:\Users\Jacob\Documents\School\Data Science\List Data\12-12-24--12-18-24\Champion of Russ V2 (199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arhemmer: 40,000 Charity GT by Rogue State G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hony Van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12-24--12-18-24/Progress,%20Perfection%20(2000%20Points).txt" xlink:type="simple">C:\Users\Jacob\Documents\School\Data Science\List Data\12-12-24--12-18-24\Progress, Perfection (200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arhemmer: 40,000 Charity GT by Rogue State G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an Tomch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12-24--12-18-24/New%20Ret%20Cad.%20New%20UPDATE%202%20(1990%20Poi.txt" xlink:type="simple">C:\Users\Jacob\Documents\School\Data Science\List Data\12-12-24--12-18-24\New Ret Cad. New UPDATE 2 (1990 Poi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arhemmer: 40,000 Charity GT by Rogue State G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ke McCart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12-24--12-18-24/Lictor%20Shame%202%20(1995%20Points).txt" xlink:type="simple">C:\Users\Jacob\Documents\School\Data Science\List Data\12-12-24--12-18-24\Lictor Shame 2 (1995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arhemmer: 40,000 Charity GT by Rogue State Gam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ris Finneg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12-24--12-18-24/Accuracy%20by%20volume%20(2000%20Points).txt" xlink:type="simple">C:\Users\Jacob\Documents\School\Data Science\List Data\12-12-24--12-18-24\Accuracy by volume (200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Coastal Assa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arels Bar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2-12-24--12-18-24/Trust%20Me%20I'm%20a%20Proctologist%20(2000%20p.txt" xlink:type="simple">C:\Users\Jacob\Documents\School\Data Science\List Data\12-12-24--12-18-24\Trust Me I'm a Proctologist (2000 p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Coastal Assa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rter L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12-24--12-18-24/Not%20the%20list%20you%20are%20looking%20for.%20(.txt" xlink:type="simple">C:\Users\Jacob\Documents\School\Data Science\List Data\12-12-24--12-18-24\Not the list you are looking for. (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Coastal Assa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yler Hammo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12-24--12-18-24/it's%20the%20beast%20under%20you%20bed,%20in%20yo.txt" xlink:type="simple">C:\Users\Jacob\Documents\School\Data Science\List Data\12-12-24--12-18-24\it's the beast under you bed, in yo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Coastal Assaul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cob Oo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2-12-24--12-18-24/The%20only%20difference%20between%20Magnus.txt" xlink:type="simple">C:\Users\Jacob\Documents\School\Data Science\List Data\12-12-24--12-18-24\The only difference between Magnus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40k Winter Wars Hybrid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J Lan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2-12-24--12-18-24/Guy%20with%20Belt%20Buckle%20walks%20into%20a%20g.txt" xlink:type="simple">C:\Users\Jacob\Documents\School\Data Science\List Data\12-12-24--12-18-24\Guy with Belt Buckle walks into a g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40k Winter Wars Hybrid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aki F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2-12-24--12-18-24/After%20this,%20I%20finally%20rest%20and%20watc.txt" xlink:type="simple">C:\Users\Jacob\Documents\School\Data Science\List Data\12-12-24--12-18-24\After this, I finally rest and watc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40k Winter Wars Hybrid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trick Lo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12-24--12-18-24/tanks%20(2080%20points).txt" xlink:type="simple">C:\Users\Jacob\Documents\School\Data Science\List Data\12-12-24--12-18-24\tanks (208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40k Winter Wars Hybrid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oshua Ko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2-12-24--12-18-24/10.2e%20v40%20champions%20(1995%20points).txt" xlink:type="simple">C:\Users\Jacob\Documents\School\Data Science\List Data\12-12-24--12-18-24\10.2e v40 champions (1995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inter GT – A Wh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k Pa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12-24--12-18-24/+++++++++++++++++++++++++++++++++++.txt" xlink:type="simple">C:\Users\Jacob\Documents\School\Data Science\List Data\12-12-24--12-18-24\+++++++++++++++++++++++++++++++++++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inter GT – A Wh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ian 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12-24--12-18-24/+++++++++++++++++++++++++++++++++++2.txt" xlink:type="simple">C:\Users\Jacob\Documents\School\Data Science\List Data\12-12-24--12-18-24\+++++++++++++++++++++++++++++++++++2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inter GT – A Wh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ustavo Sou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2-12-24--12-18-24/+++++++++++++++++++++++++++++++++++3.txt" xlink:type="simple">C:\Users\Jacob\Documents\School\Data Science\List Data\12-12-24--12-18-24\+++++++++++++++++++++++++++++++++++3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Winter GT – A Wh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ca Kordba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2-12-24--12-18-24/Sons%20of%20Ares%20(2000%20points).txt" xlink:type="simple">C:\Users\Jacob\Documents\School\Data Science\List Data\12-12-24--12-18-24\Sons of Ares (2000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The Fight Before Christmas 2024 Warhemmer 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rek Aps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12-24--12-18-24/cultists%20syll%20(1995%20points).txt" xlink:type="simple">C:\Users\Jacob\Documents\School\Data Science\List Data\12-12-24--12-18-24\cultists syll (1995 points)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The Fight Before Christmas 2024 Warhemmer 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efan Olivei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2-12-24--12-18-24/G%20L%20O%20R%20I%20O%20U%20S.txt" xlink:type="simple">C:\Users\Jacob\Documents\School\Data Science\List Data\12-12-24--12-18-24\G L O R I O U S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The Fight Before Christmas 2024 Warhemmer 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chael But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12-24--12-18-24/One%20last%20hurrah%20before%20aeldari.txt" xlink:type="simple">C:\Users\Jacob\Documents\School\Data Science\List Data\12-12-24--12-18-24\One last hurrah before aeldari.txt</text:a></text:p>
          </table:table-cell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office:value-type="string" calcext:value-type="string">
            <text:p>The Fight Before Christmas 2024 Warhemmer 40k Grand Tourna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rry Ku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2-12-24--12-18-24/Book%20Club%20(1990%20points).txt" xlink:type="simple">C:\Users\Jacob\Documents\School\Data Science\List Data\12-12-24--12-18-24\Book Club (199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Feliz Exterminatus 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yan Verb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Twelve%20Toughness%20Bugs.txt" xlink:type="simple">C:\Users\Jacob\Documents\School\Data Science\List Data\12-05-24--12-11-24\Twelve Toughness Bugs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Feliz Exterminatus 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Josh Came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2-05-24--12-11-24/Courage%20the%20Cowardly%20Wardog%20(2000%20p.txt" xlink:type="simple">C:\Users\Jacob\Documents\School\Data Science\List Data\12-05-24--12-11-24\Courage the Cowardly Wardog (2000 p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Feliz Exterminatus 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eyton Pree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Motocross%20(2000%20Points).txt" xlink:type="simple">C:\Users\Jacob\Documents\School\Data Science\List Data\12-05-24--12-11-24\Motocross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Feliz Exterminatus 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ick John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05-24--12-11-24/Too%20bad%20to%20make%20good%20lists%20(1995%20po.txt" xlink:type="simple">C:\Users\Jacob\Documents\School\Data Science\List Data\12-05-24--12-11-24\Too bad to make good lists (1995 po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Merry Slaaneshmass 20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onald Pl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05-24--12-11-24/strength%20before%20weakness%20(1995%20poin.txt" xlink:type="simple">C:\Users\Jacob\Documents\School\Data Science\List Data\12-05-24--12-11-24\strength before weakness (1995 poin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Merry Slaaneshmass 20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ul Win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05-24--12-11-24/Do%20Italian%20Werewolves%20Have%20Garlic%20K.txt" xlink:type="simple">C:\Users\Jacob\Documents\School\Data Science\List Data\12-05-24--12-11-24\Do Italian Werewolves Have Garlic K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Merry Slaaneshmass 20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yan Ly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I%20nidn't%20do%20it%20(1995%20Points).txt" xlink:type="simple">C:\Users\Jacob\Documents\School\Data Science\List Data\12-05-24--12-11-24\I nidn't do it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Merry Slaaneshmass 20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tthew Cargi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05-24--12-11-24/+++++++++++++++++++++++++++++++++++.txt" xlink:type="simple">C:\Users\Jacob\Documents\School\Data Science\List Data\12-05-24--12-11-24\+++++++++++++++++++++++++++++++++++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Iron Cage: Winter Whammy 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cholas Willi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50%25%20of%20the%20time,%20it%20works%20every%20tim.txt" xlink:type="simple">C:\Users\Jacob\Documents\School\Data Science\List Data\12-05-24--12-11-24\50% of the time, it works every tim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Iron Cage: Winter Whammy 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thaniel Bj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Introducing%20our%20new%20and%20improved%20Bu.txt" xlink:type="simple">C:\Users\Jacob\Documents\School\Data Science\List Data\12-05-24--12-11-24\Introducing our new and improved Bu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Iron Cage: Winter Whammy 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lin K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2-05-24--12-11-24/Nothing%20to%20see%20here,%20just%2030%20Aquilo.txt" xlink:type="simple">C:\Users\Jacob\Documents\School\Data Science\List Data\12-05-24--12-11-24\Nothing to see here, just 30 Aquilo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Iron Cage: Winter Whammy 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ominic Gier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You%20watching%20as%20I%20roll%20back%201k%20of%20r.txt" xlink:type="simple">C:\Users\Jacob\Documents\School\Data Science\List Data\12-05-24--12-11-24\You watching as I roll back 1k of r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LVO preperation 40k GT featuring Friend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dam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7%20months%20of%20short%20kings%20has%20me%20eage.txt" xlink:type="simple">C:\Users\Jacob\Documents\School\Data Science\List Data\12-05-24--12-11-24\7 months of short kings has me eage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LVO preperation 40k GT featuring Friend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rek Alatr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05-24--12-11-24/bof%202k%20(1990%20points).txt" xlink:type="simple">C:\Users\Jacob\Documents\School\Data Science\List Data\12-05-24--12-11-24\bof 2k (199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LVO preperation 40k GT featuring Friend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ass Kielly Bur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05-24--12-11-24/loodbath%20tactics%20(2000%20points).txt" xlink:type="simple">C:\Users\Jacob\Documents\School\Data Science\List Data\12-05-24--12-11-24\loodbath tactics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LVO preperation 40k GT featuring Friend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onah Sin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Cadian%20E-1337%20(1985%20points).txt" xlink:type="simple">C:\Users\Jacob\Documents\School\Data Science\List Data\12-05-24--12-11-24\Cadian E-1337 (198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Da Winter Waaahg 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dy Quas-Co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05-24--12-11-24/im%20not%20clever%20enough%20to%20come%20up%20wit.txt" xlink:type="simple">C:\Users\Jacob\Documents\School\Data Science\List Data\12-05-24--12-11-24\im not clever enough to come up wit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Da Winter Waaahg 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rkus H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05-24--12-11-24/markus%20tau%20(2000%20points)%20Now%20I%20Have.txt" xlink:type="simple">C:\Users\Jacob\Documents\School\Data Science\List Data\12-05-24--12-11-24\markus tau (2000 points) Now I Have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Da Winter Waaahg 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chael D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ARMY%20NAME%20Tyranids%20Crusher.txt" xlink:type="simple">C:\Users\Jacob\Documents\School\Data Science\List Data\12-05-24--12-11-24\ARMY NAME Tyranids Crusher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Da Winter Waaahg 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n Fac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2-05-24--12-11-24/+++++++++++++++++++++++++++++++++++2.txt" xlink:type="simple">C:\Users\Jacob\Documents\School\Data Science\List Data\12-05-24--12-11-24\+++++++++++++++++++++++++++++++++++2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40k Finnish champ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ero Saukko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bring%20knives%20to%20gunfight%20(2000%20poin.txt" xlink:type="simple">C:\Users\Jacob\Documents\School\Data Science\List Data\12-05-24--12-11-24\bring knives to gunfight (2000 poin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40k Finnish champ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ka L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05-24--12-11-24/Monster%20(1995%20points).txt" xlink:type="simple">C:\Users\Jacob\Documents\School\Data Science\List Data\12-05-24--12-11-24\Monster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40k Finnish champ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lle Rita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05-24--12-11-24/Pääjärven%20rutto%20(1995%20points).txt" xlink:type="simple">C:\Users\Jacob\Documents\School\Data Science\List Data\12-05-24--12-11-24\Pääjärven rutto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40k Finnish champ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aarle Tuk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2-05-24--12-11-24/Snägäripojat%20(1995%20points).txt" xlink:type="simple">C:\Users\Jacob\Documents\School\Data Science\List Data\12-05-24--12-11-24\Snägäripojat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Grimdark 23: Julkansl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acob Holst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2-05-24--12-11-24/Wasn't%20this%20supposed%20to%20be%20the%20”war.txt" xlink:type="simple">C:\Users\Jacob\Documents\School\Data Science\List Data\12-05-24--12-11-24\Wasn't this supposed to be the ”war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Grimdark 23: Julkansl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on Sel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+++++++++++++++++++++++++++++++++++3.txt" xlink:type="simple">C:\Users\Jacob\Documents\School\Data Science\List Data\12-05-24--12-11-24\+++++++++++++++++++++++++++++++++++3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Grimdark 23: Julkansl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n Ol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05-24--12-11-24/The%20ever%20spreading%20plagues%20of%20Barba.txt" xlink:type="simple">C:\Users\Jacob\Documents\School\Data Science\List Data\12-05-24--12-11-24\The ever spreading plagues of Barba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Grimdark 23: Julkansl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mon von Berleps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2-05-24--12-11-24/+++++++++++++++++++++++++++++++++++4.txt" xlink:type="simple">C:\Users\Jacob\Documents\School\Data Science\List Data\12-05-24--12-11-24\+++++++++++++++++++++++++++++++++++4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yper 332: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ton Va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2-05-24--12-11-24/+%20TEAM%20Rocket.txt" xlink:type="simple">C:\Users\Jacob\Documents\School\Data Science\List Data\12-05-24--12-11-24\+ TEAM Rocket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yper 332: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exander “Circus Princess” Zhelonk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12-05-24--12-11-24/+++++++++++++++++++++++++++++++++++5.txt" xlink:type="simple">C:\Users\Jacob\Documents\School\Data Science\List Data\12-05-24--12-11-24\+++++++++++++++++++++++++++++++++++5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yper 332: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ladimir Dudkev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Player%20Vladimir%20Colonel%20Fin%20Dudkevi.txt" xlink:type="simple">C:\Users\Jacob\Documents\School\Data Science\List Data\12-05-24--12-11-24\Player Vladimir Colonel Fin Dudkevi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yper 332: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rill “Carstaneedos” Abdullae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2-05-24--12-11-24/+++++++++++++++++++++++++++++++++++6.txt" xlink:type="simple">C:\Users\Jacob\Documents\School\Data Science\List Data\12-05-24--12-11-24\+++++++++++++++++++++++++++++++++++6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Quebec City Open II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ric Marc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2-05-24--12-11-24/CK%20dog%20only%20(2000%20points).txt" xlink:type="simple">C:\Users\Jacob\Documents\School\Data Science\List Data\12-05-24--12-11-24\CK dog only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Quebec City Open II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ancois Lalo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Yolo%20(2000%20Points).txt" xlink:type="simple">C:\Users\Jacob\Documents\School\Data Science\List Data\12-05-24--12-11-24\Yolo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Quebec City Open II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ohn Winter Russ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+++++++++++++++++++++++++++++++++++7.txt" xlink:type="simple">C:\Users\Jacob\Documents\School\Data Science\List Data\12-05-24--12-11-24\+++++++++++++++++++++++++++++++++++7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Quebec City Open II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bert Maillo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2-05-24--12-11-24/!1%20Art%20of%20War%20bottom%20C%20tier%20army%20(1.txt" xlink:type="simple">C:\Users\Jacob\Documents\School\Data Science\List Data\12-05-24--12-11-24\!1 Art of War bottom C tier army (1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our Zero: Heroes Unleash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man Klei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2-05-24--12-11-24/Mean%20Green%20Smack%20Machine%20(2000%20poin.txt" xlink:type="simple">C:\Users\Jacob\Documents\School\Data Science\List Data\12-05-24--12-11-24\Mean Green Smack Machine (2000 poin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our Zero: Heroes Unleash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tthias Mur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2-05-24--12-11-24/0.5%20Hammertime%20(1995%20points).txt" xlink:type="simple">C:\Users\Jacob\Documents\School\Data Science\List Data\12-05-24--12-11-24\0.5 Hammertime (1995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our Zero: Heroes Unleash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ristian Muschal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2-05-24--12-11-24/Heroes%20never%20die%20(2000%20points).txt" xlink:type="simple">C:\Users\Jacob\Documents\School\Data Science\List Data\12-05-24--12-11-24\Heroes never die (2000 points).txt</text:a></text:p>
          </table:table-cell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office:value-type="string" calcext:value-type="string">
            <text:p>Hour Zero: Heroes Unleash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x Herz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05-24--12-11-24/+++++++++++++++++++++++++++++++++++8.txt" xlink:type="simple">C:\Users\Jacob\Documents\School\Data Science\List Data\12-05-24--12-11-24\+++++++++++++++++++++++++++++++++++8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Fight Before Christmas ‘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tt van Wij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2-05-24--12-11-24/Let%20Angron%20rest%20(2000%20points).txt" xlink:type="simple">C:\Users\Jacob\Documents\School\Data Science\List Data\12-05-24--12-11-24\Let Angron rest (2000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Fight Before Christmas ‘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ichard Hol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2-05-24--12-11-24/Hello%20Martyrs%20(2000%20points).txt" xlink:type="simple">C:\Users\Jacob\Documents\School\Data Science\List Data\12-05-24--12-11-24\Hello Martyrs (2000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Fight Before Christmas ‘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an Hay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With%20(Four)%20Arms%20Wide%20Open%20(1995%20Po.txt" xlink:type="simple">C:\Users\Jacob\Documents\School\Data Science\List Data\12-05-24--12-11-24\With (Four) Arms Wide Open (1995 Po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Fight Before Christmas ‘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aydn Kora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2-05-24--12-11-24/What's%20this%20stink%20for%20(2000%20Points).txt" xlink:type="simple">C:\Users\Jacob\Documents\School\Data Science\List Data\12-05-24--12-11-24\What's this stink for (2000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SA40k Commissar Cup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ter Hatclif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2-05-24--12-11-24/I%20Grudge%20Kyle%20(1995%20points).txt" xlink:type="simple">C:\Users\Jacob\Documents\School\Data Science\List Data\12-05-24--12-11-24\I Grudge Kyle (1995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SA40k Commissar Cup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ono Bish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2-05-24--12-11-24/Gotta%20give%20‘em%20that%20Hawk%20T'au%20and%20s.txt" xlink:type="simple">C:\Users\Jacob\Documents\School\Data Science\List Data\12-05-24--12-11-24\Gotta give ‘em that Hawk T'au and s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SA40k Commissar Cup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njamin Regge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2-05-24--12-11-24/lion%20(1995%20points).txt" xlink:type="simple">C:\Users\Jacob\Documents\School\Data Science\List Data\12-05-24--12-11-24\lion (1995 points).txt</text:a></text:p>
          </table:table-cell>
        </table:table-row>
        <table:table-row table:style-name="ro1">
          <table:table-cell table:style-name="ce3" office:value-type="date" office:date-value="2024-12-05" calcext:value-type="date">
            <text:p>12/05/24</text:p>
          </table:table-cell>
          <table:table-cell office:value-type="string" calcext:value-type="string">
            <text:p>SA40k Commissar Cup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am Nai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2-05-24--12-11-24/Guard%20-A%20(2000%20Points).txt" xlink:type="simple">C:\Users\Jacob\Documents\School\Data Science\List Data\12-05-24--12-11-24\Guard -A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The Leicester 40k Super Majo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en 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gsc%203%20(2000%20points).txt" xlink:type="simple">C:\Users\Jacob\Documents\School\Data Science\List Data\11-28-24--12-04-24\gsc 3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The Leicester 40k Super Majo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osh Robe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28-24--12-04-24/Leicester%20GT%20List%20(1995%20points).txt" xlink:type="simple">C:\Users\Jacob\Documents\School\Data Science\List Data\11-28-24--12-04-24\Leicester GT List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The Leicester 40k Super Majo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ichael Costel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8-24--12-04-24/It's%20Over%20Anakin,%20I%20Have%20Air%20Superi.txt" xlink:type="simple">C:\Users\Jacob\Documents\School\Data Science\List Data\11-28-24--12-04-24\It's Over Anakin, I Have Air Superi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The Leicester 40k Super Majo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ex Fow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1-28-24--12-04-24/WCW%20made%20me%20want%20more!.txt" xlink:type="simple">C:\Users\Jacob\Documents\School\Data Science\List Data\11-28-24--12-04-24\WCW made me want more!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5. 40Kings C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bastian Mu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8-24--12-04-24/DA%20Der%20König%20der%20Möwen%20(1995%20Points.txt" xlink:type="simple">C:\Users\Jacob\Documents\School\Data Science\List Data\11-28-24--12-04-24\DA Der König der Möwen (1995 Points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5. 40Kings C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uel “BEL” Wieczo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8-24--12-04-24/The%20real%20BELmann%20(2000%20Points).txt" xlink:type="simple">C:\Users\Jacob\Documents\School\Data Science\List Data\11-28-24--12-04-24\The real BELmann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5. 40Kings C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homas Buttelma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1-28-24--12-04-24/Austrian%20Highway%20II%20🇦🇹%20(1990%20Poin.txt" xlink:type="simple">C:\Users\Jacob\Documents\School\Data Science\List Data\11-28-24--12-04-24\Austrian Highway II 🇦🇹 (1990 Poin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5. 40Kings Cu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amil Sei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8-24--12-04-24/Daemoms%20(2000%20points).txt" xlink:type="simple">C:\Users\Jacob\Documents\School\Data Science\List Data\11-28-24--12-04-24\Daemoms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Heroes of the Mid Table Fall GT 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u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(1995%20Points).txt" xlink:type="simple">C:\Users\Jacob\Documents\School\Data Science\List Data\11-28-24--12-04-24\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Heroes of the Mid Table Fall GT 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arry Sac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1-28-24--12-04-24/Gladius%20(2000%20Points).txt" xlink:type="simple">C:\Users\Jacob\Documents\School\Data Science\List Data\11-28-24--12-04-24\Gladius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Heroes of the Mid Table Fall GT 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ke Gar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28-24--12-04-24/Annoying%202%20talons%20(1995%20Points).txt" xlink:type="simple">C:\Users\Jacob\Documents\School\Data Science\List Data\11-28-24--12-04-24\Annoying 2 talons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Heroes of the Mid Table Fall GT 2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pert Camp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28-24--12-04-24/Lady%20Troubles%20Couples%20Katana%20Therap.txt" xlink:type="simple">C:\Users\Jacob\Documents\School\Data Science\List Data\11-28-24--12-04-24\Lady Troubles Couples Katana Therap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Warpstorm GT Cypr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lexander Kondak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28-24--12-04-24/Chaos%20Space%20Marines.txt" xlink:type="simple">C:\Users\Jacob\Documents\School\Data Science\List Data\11-28-24--12-04-24\Chaos Space Marines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Warpstorm GT Cypr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orgios Flo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8-24--12-04-24/Αα%20(1990%20Points).txt" xlink:type="simple">C:\Users\Jacob\Documents\School\Data Science\List Data\11-28-24--12-04-24\Αα (199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Warpstorm GT Cypr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odor Mite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8-24--12-04-24/Vasil%20Levski%20and%20Haskovo%20Revolution.txt" xlink:type="simple">C:\Users\Jacob\Documents\School\Data Science\List Data\11-28-24--12-04-24\Vasil Levski and Haskovo Revolution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Warpstorm GT Cypr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onid Pop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11-28-24--12-04-24/Emperor's%20Judgment%20(1995%20points).txt" xlink:type="simple">C:\Users\Jacob\Documents\School\Data Science\List Data\11-28-24--12-04-24\Emperor's Judgment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MAD Warhammer 40k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loof C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Trans%20rights%20are%20human%20rights%20(2000.txt" xlink:type="simple">C:\Users\Jacob\Documents\School\Data Science\List Data\11-28-24--12-04-24\Trans rights are human rights (2000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MAD Warhammer 40k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ott Toe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8-24--12-04-24/GT%20list%20mk%205%20(1995%20points).txt" xlink:type="simple">C:\Users\Jacob\Documents\School\Data Science\List Data\11-28-24--12-04-24\GT list mk 5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MAD Warhammer 40k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dwin C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28-24--12-04-24/GT%20Tide%20(2000%20points).txt" xlink:type="simple">C:\Users\Jacob\Documents\School\Data Science\List Data\11-28-24--12-04-24\GT Tide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MAD Warhammer 40k G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ott Cai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8-24--12-04-24/November%20Guard%20(2000%20Points).txt" xlink:type="simple">C:\Users\Jacob\Documents\School\Data Science\List Data\11-28-24--12-04-24\November Guard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Open Chemmer Grand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tin Davi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28-24--12-04-24/Che%20Monjas%20(2000%20Points).txt" xlink:type="simple">C:\Users\Jacob\Documents\School\Data Science\List Data\11-28-24--12-04-24\Che Monjas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Open Chemmer Grand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uno Faja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8-24--12-04-24/fui%20a%20contrabandear%20resina%20a%20Argent.txt" xlink:type="simple">C:\Users\Jacob\Documents\School\Data Science\List Data\11-28-24--12-04-24\fui a contrabandear resina a Argent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Open Chemmer Grand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bastian Seg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28-24--12-04-24/Retalatiooooon%20(1990%20points).txt" xlink:type="simple">C:\Users\Jacob\Documents\School\Data Science\List Data\11-28-24--12-04-24\Retalatiooooon (199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Open Chemmer Grand Tourna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ejandro Jorqu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8-24--12-04-24/LiberatorAssault%20(1995%20points).txt" xlink:type="simple">C:\Users\Jacob\Documents\School\Data Science\List Data\11-28-24--12-04-24\LiberatorAssault (1995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Incursion Events 40k Singles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 Leb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28-24--12-04-24/Priory%20of%20the%20Silent%20heart%20(1990%20po.txt" xlink:type="simple">C:\Users\Jacob\Documents\School\Data Science\List Data\11-28-24--12-04-24\Priory of the Silent heart (1990 po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Incursion Events 40k Singles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am Macind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28-24--12-04-24/This%20isn't%20tsons%20(2000%20points).txt" xlink:type="simple">C:\Users\Jacob\Documents\School\Data Science\List Data\11-28-24--12-04-24\This isn't tsons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Incursion Events 40k Singles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ss T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11-28-24--12-04-24/Deathwatch%20(1990%20points).txt" xlink:type="simple">C:\Users\Jacob\Documents\School\Data Science\List Data\11-28-24--12-04-24\Deathwatch (199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Incursion Events 40k Singles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llum Stanl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8-24--12-04-24/Descent%20of%20Angels%20(FF)%20(1995%20Points.txt" xlink:type="simple">C:\Users\Jacob\Documents\School\Data Science\List Data\11-28-24--12-04-24\Descent of Angels (FF) (1995 Points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Athens Warl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nos Papad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+++++++++++++++++++++++++++++++++++.txt" xlink:type="simple">C:\Users\Jacob\Documents\School\Data Science\List Data\11-28-24--12-04-24\+++++++++++++++++++++++++++++++++++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Athens Warl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uanbo L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8-24--12-04-24/more%20death%20(2000%20points).txt" xlink:type="simple">C:\Users\Jacob\Documents\School\Data Science\List Data\11-28-24--12-04-24\more death (2000 points)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Athens Warl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dysseas Lign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8-24--12-04-24/+++++++++++++++++++++++++++++++++++2.txt" xlink:type="simple">C:\Users\Jacob\Documents\School\Data Science\List Data\11-28-24--12-04-24\+++++++++++++++++++++++++++++++++++2.txt</text:a></text:p>
          </table:table-cell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office:value-type="string" calcext:value-type="string">
            <text:p>Athens Warl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kos Daska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28-24--12-04-24/The%20Beavers%20(2000%20points).txt" xlink:type="simple">C:\Users\Jacob\Documents\School\Data Science\List Data\11-28-24--12-04-24\The Beavers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Bembel Clash #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ristian Breu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+++++++++++++++++++++++++++++++++++3.txt" xlink:type="simple">C:\Users\Jacob\Documents\School\Data Science\List Data\11-28-24--12-04-24\+++++++++++++++++++++++++++++++++++3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Bembel Clash #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niel Kla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8-24--12-04-24/NAME%20Emotional%20Damage%20+++++++++++++.txt" xlink:type="simple">C:\Users\Jacob\Documents\School\Data Science\List Data\11-28-24--12-04-24\NAME Emotional Damage +++++++++++++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Bembel Clash #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trick Schmi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8-24--12-04-24/+++++++++++++++++++++++++++++++++++4.txt" xlink:type="simple">C:\Users\Jacob\Documents\School\Data Science\List Data\11-28-24--12-04-24\+++++++++++++++++++++++++++++++++++4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Bembel Clash #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thieu Cle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1-28-24--12-04-24/ChampChampChamp(2000%20points).txt" xlink:type="simple">C:\Users\Jacob\Documents\School\Data Science\List Data\11-28-24--12-04-24\ChampChampChamp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Gonghammer 20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than Prin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28-24--12-04-24/Leonardo%20da%20princi%20(2000%20points).txt" xlink:type="simple">C:\Users\Jacob\Documents\School\Data Science\List Data\11-28-24--12-04-24\Leonardo da princi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Gonghammer 20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ordan Benn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8-24--12-04-24/Jordan%20Bennett%20(1990%20Points).txt" xlink:type="simple">C:\Users\Jacob\Documents\School\Data Science\List Data\11-28-24--12-04-24\Jordan Bennett (199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Gonghammer 20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Jordan McGreg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28-24--12-04-24/Imperial%20Knights.txt" xlink:type="simple">C:\Users\Jacob\Documents\School\Data Science\List Data\11-28-24--12-04-24\Imperial Knights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Gonghammer 20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ulse 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8-24--12-04-24/Freakstealer%20Cults%20(2000%20Points).txt" xlink:type="simple">C:\Users\Jacob\Documents\School\Data Science\List Data\11-28-24--12-04-24\Freakstealer Cults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ADFWGA-Herocon 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e L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8-24--12-04-24/Rotigus'%20Dank%20Feet%20(2000%20points).txt" xlink:type="simple">C:\Users\Jacob\Documents\School\Data Science\List Data\11-28-24--12-04-24\Rotigus' Dank Feet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ADFWGA-Herocon 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awad Sal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8-24--12-04-24/HEROCON%20(2000%20Points).txt" xlink:type="simple">C:\Users\Jacob\Documents\School\Data Science\List Data\11-28-24--12-04-24\HEROCON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ADFWGA-Herocon 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wan Kenne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8-24--12-04-24/🚚💂‍♂️%20👾👾👾👾%20(2000%20points).txt" xlink:type="simple">C:\Users\Jacob\Documents\School\Data Science\List Data\11-28-24--12-04-24\🚚💂‍♂️ 👾👾👾👾 (2000 points).txt</text:a></text:p>
          </table:table-cell>
        </table:table-row>
        <table:table-row table:style-name="ro1">
          <table:table-cell table:style-name="ce3" office:value-type="date" office:date-value="2024-11-28" calcext:value-type="date">
            <text:p>11/28/24</text:p>
          </table:table-cell>
          <table:table-cell office:value-type="string" calcext:value-type="string">
            <text:p>ADFWGA-Herocon 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am Steph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1-28-24--12-04-24/That's%20a%20grudging%20(1995%20Points).txt" xlink:type="simple">C:\Users\Jacob\Documents\School\Data Science\List Data\11-28-24--12-04-24\That's a grudging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eltic Cup Grand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nes W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innes%20wilson.txt" xlink:type="simple">C:\Users\Jacob\Documents\School\Data Science\List Data\11-21-24--11-27-24\innes wilson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eltic Cup Grand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yan Ker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Gsc%20(2000%20Points).txt" xlink:type="simple">C:\Users\Jacob\Documents\School\Data Science\List Data\11-21-24--11-27-24\Gsc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eltic Cup Grand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ames Ligh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+++++++++++++++++++++++++++++++++++.txt" xlink:type="simple">C:\Users\Jacob\Documents\School\Data Science\List Data\11-21-24--11-27-24\+++++++++++++++++++++++++++++++++++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eltic Cup Grand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mual Norton-Alex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21-24--11-27-24/She's...%20how%20much%20(1995%20points).txt" xlink:type="simple">C:\Users\Jacob\Documents\School\Data Science\List Data\11-21-24--11-27-24\She's... how much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Fantasia Fanatic XLIV – 40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im Nor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Crusade%20Catachan%20(2000%20points).txt" xlink:type="simple">C:\Users\Jacob\Documents\School\Data Science\List Data\11-21-24--11-27-24\Crusade Catachan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Fantasia Fanatic XLIV – 40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ttais Lindvall-Ost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1-21-24--11-27-24/+++++++++++++++++++++++++++++++++++2.txt" xlink:type="simple">C:\Users\Jacob\Documents\School\Data Science\List Data\11-21-24--11-27-24\+++++++++++++++++++++++++++++++++++2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Fantasia Fanatic XLIV – 40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dre Per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21-24--11-27-24/jihad%20(1995%20points).txt" xlink:type="simple">C:\Users\Jacob\Documents\School\Data Science\List Data\11-21-24--11-27-24\jihad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Fantasia Fanatic XLIV – 40k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xel L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1-24--11-27-24/CHARACTER.txt" xlink:type="simple">C:\Users\Jacob\Documents\School\Data Science\List Data\11-21-24--11-27-24\CHARACTER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Z Warhammer 40k League 2024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niel Oliv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21-24--11-27-24/if%20tanks%20could%20fly%20(2000%20points).txt" xlink:type="simple">C:\Users\Jacob\Documents\School\Data Science\List Data\11-21-24--11-27-24\if tanks could fly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Z Warhammer 40k League 2024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vis finn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21-24--11-27-24/Space%20Wolves.txt" xlink:type="simple">C:\Users\Jacob\Documents\School\Data Science\List Data\11-21-24--11-27-24\Space Wolves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Z Warhammer 40k League 2024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ry Wal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21-24--11-27-24/Avatar%20state%20(1995%20Points).txt" xlink:type="simple">C:\Users\Jacob\Documents\School\Data Science\List Data\11-21-24--11-27-24\Avatar state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Z Warhammer 40k League 2024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tt Schri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Astra%20Militarum.txt" xlink:type="simple">C:\Users\Jacob\Documents\School\Data Science\List Data\11-21-24--11-27-24\Astra Militarum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Renegade Open 20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yler Devr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Tankity%20tank%20(2000%20Points).txt" xlink:type="simple">C:\Users\Jacob\Documents\School\Data Science\List Data\11-21-24--11-27-24\Tankity tank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Renegade Open 20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drew M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1-24--11-27-24/4in%20is%20enough%20(2000%20points).txt" xlink:type="simple">C:\Users\Jacob\Documents\School\Data Science\List Data\11-21-24--11-27-24\4in is enough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Renegade Open 20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raig Par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Thick%20Thighs%20Save%20The%20Hive%20(1990%20po.txt" xlink:type="simple">C:\Users\Jacob\Documents\School\Data Science\List Data\11-21-24--11-27-24\Thick Thighs Save The Hive (1990 po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Renegade Open 20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ric Ol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1-24--11-27-24/Daemons%202.0%20(1995%20points).txt" xlink:type="simple">C:\Users\Jacob\Documents\School\Data Science\List Data\11-21-24--11-27-24\Daemons 2.0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DaBoyz GT Rochester 2024 40k 1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hris Mart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21-24--11-27-24/Are%20we%20getting%20the%20good%20codex%20write.txt" xlink:type="simple">C:\Users\Jacob\Documents\School\Data Science\List Data\11-21-24--11-27-24\Are we getting the good codex write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DaBoyz GT Rochester 2024 40k 1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ohn David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21-24--11-27-24/OwO%20What's%20this%20Glomps%20your%20Deploym.txt" xlink:type="simple">C:\Users\Jacob\Documents\School\Data Science\List Data\11-21-24--11-27-24\OwO What's this Glomps your Deploym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DaBoyz GT Rochester 2024 40k 1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even Horowit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1-24--11-27-24/Iron%20Angels%20(2000%20points).txt" xlink:type="simple">C:\Users\Jacob\Documents\School\Data Science\List Data\11-21-24--11-27-24\Iron Angels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DaBoyz GT Rochester 2024 40k 1v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evor DeVant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1-24--11-27-24/I%20cant%20play%20my%20iron%20hands%20character.txt" xlink:type="simple">C:\Users\Jacob\Documents\School\Data Science\List Data\11-21-24--11-27-24\I cant play my iron hands character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erman Major Hamburg 2 -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nuel “BEL” Wieczo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The%20real%20BELmann%20(2000%20Points).txt" xlink:type="simple">C:\Users\Jacob\Documents\School\Data Science\List Data\11-21-24--11-27-24\The real BELmann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erman Major Hamburg 2 -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mon Ro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21-24--11-27-24/Horus%20Search%20Party%20(1995%20Points).txt" xlink:type="simple">C:\Users\Jacob\Documents\School\Data Science\List Data\11-21-24--11-27-24\Horus Search Party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erman Major Hamburg 2 -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rvin Peter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0%200%20astra%20sin%20carne%20(2000%20points).txt" xlink:type="simple">C:\Users\Jacob\Documents\School\Data Science\List Data\11-21-24--11-27-24\0 0 astra sin carne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erman Major Hamburg 2 -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ayu Orell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hhmj2%20(2000%20points).txt" xlink:type="simple">C:\Users\Jacob\Documents\School\Data Science\List Data\11-21-24--11-27-24\hhmj2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T Terra’n’di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co La 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21-24--11-27-24/Osona%20(2000%20Points).txt" xlink:type="simple">C:\Users\Jacob\Documents\School\Data Science\List Data\11-21-24--11-27-24\Osona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T Terra’n’di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uel Tu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Genestealer%20Cults.txt" xlink:type="simple">C:\Users\Jacob\Documents\School\Data Science\List Data\11-21-24--11-27-24\Genestealer Cults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T Terra’n’di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ector sola Arroy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1-24--11-27-24/nurgle%20(1995%20points).txt" xlink:type="simple">C:\Users\Jacob\Documents\School\Data Science\List Data\11-21-24--11-27-24\nurgle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GT Terra’n’di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k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Vamos%20a%20disparar,%20perfectamente%20bal.txt" xlink:type="simple">C:\Users\Jacob\Documents\School\Data Science\List Data\11-21-24--11-27-24\Vamos a disparar, perfectamente bal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1.GT Cannes Bel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trick Phili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21-24--11-27-24/Just%20here%20to%20prove%20Malte%20wrong.txt" xlink:type="simple">C:\Users\Jacob\Documents\School\Data Science\List Data\11-21-24--11-27-24\Just here to prove Malte wrong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1.GT Cannes Bel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scal Habersrto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Sinsheim%20Crusher%20(1995%20points).txt" xlink:type="simple">C:\Users\Jacob\Documents\School\Data Science\List Data\11-21-24--11-27-24\Sinsheim Crusher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1.GT Cannes Bel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ascha Wag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3%20Shock%20💜%20Outpost+Raccon%20(2000%20poi.txt" xlink:type="simple">C:\Users\Jacob\Documents\School\Data Science\List Data\11-21-24--11-27-24\3 Shock 💜 Outpost+Raccon (2000 poi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1.GT Cannes Bell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chael Gr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21-24--11-27-24/Golden%20Boys%20(2000%20points).txt" xlink:type="simple">C:\Users\Jacob\Documents\School\Data Science\List Data\11-21-24--11-27-24\Golden Boys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ll Stars Cool Down – Hellstorm’s 40k Tournament Ser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hael D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ARMY%20NAME%20Tyranids%20Crusher.txt" xlink:type="simple">C:\Users\Jacob\Documents\School\Data Science\List Data\11-21-24--11-27-24\ARMY NAME Tyranids Crusher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ll Stars Cool Down – Hellstorm’s 40k Tournament Ser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arles Gou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The%20narrative%20is%20I%20have%20a%20big%20gun%20(.txt" xlink:type="simple">C:\Users\Jacob\Documents\School\Data Science\List Data\11-21-24--11-27-24\The narrative is I have a big gun (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ll Stars Cool Down – Hellstorm’s 40k Tournament Ser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l Coo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21-24--11-27-24/Canis%20and%20Friends%20(2000%20points).txt" xlink:type="simple">C:\Users\Jacob\Documents\School\Data Science\List Data\11-21-24--11-27-24\Canis and Friends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All Stars Cool Down – Hellstorm’s 40k Tournament Ser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omas Dods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21-24--11-27-24/++%20Army%20Roster%20(Imperium%20-%20Imperial.txt" xlink:type="simple">C:\Users\Jacob\Documents\School\Data Science\List Data\11-21-24--11-27-24\++ Army Roster (Imperium - Imperial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Guardian Gobbler G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yan Chere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21-24--11-27-24/+++++++++++++++++++++++++++++++++++3.txt" xlink:type="simple">C:\Users\Jacob\Documents\School\Data Science\List Data\11-21-24--11-27-24\+++++++++++++++++++++++++++++++++++3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Guardian Gobbler G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niel Mind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21-24--11-27-24/six%20glizzy%20(2000%20Points).txt" xlink:type="simple">C:\Users\Jacob\Documents\School\Data Science\List Data\11-21-24--11-27-24\six glizzy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Guardian Gobbler G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nrique Gav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witness%20me!%20(2000%20points).txt" xlink:type="simple">C:\Users\Jacob\Documents\School\Data Science\List Data\11-21-24--11-27-24\witness me!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Guardian Gobbler G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ch 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21-24--11-27-24/CHARACTER2.txt" xlink:type="simple">C:\Users\Jacob\Documents\School\Data Science\List Data\11-21-24--11-27-24\CHARACTER2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ross-Swords War at the Westward V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icky Cal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Cadia%20stands.txt" xlink:type="simple">C:\Users\Jacob\Documents\School\Data Science\List Data\11-21-24--11-27-24\Cadia stands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ross-Swords War at the Westward V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t Vi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19%20Order%20Dice.%20(2000%20points).txt" xlink:type="simple">C:\Users\Jacob\Documents\School\Data Science\List Data\11-21-24--11-27-24\19 Order Dice.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ross-Swords War at the Westward V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eorge McCoullou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21-24--11-27-24/just%20kill%20the%20transports%20(2000%20poin.txt" xlink:type="simple">C:\Users\Jacob\Documents\School\Data Science\List Data\11-21-24--11-27-24\just kill the transports (2000 poin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Cross-Swords War at the Westward V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ieron Hay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siege%20list%20(1995%20points).txt" xlink:type="simple">C:\Users\Jacob\Documents\School\Data Science\List Data\11-21-24--11-27-24\siege list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Whitb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vid Lenie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Hyper%20Crons%20(1995%20Points).txt" xlink:type="simple">C:\Users\Jacob\Documents\School\Data Science\List Data\11-21-24--11-27-24\Hyper Crons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Whitb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phen Plat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21-24--11-27-24/Roll%205s%20love%20my%20army%20rule%20(1995%20poi.txt" xlink:type="simple">C:\Users\Jacob\Documents\School\Data Science\List Data\11-21-24--11-27-24\Roll 5s love my army rule (1995 poi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Whitb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tnu Vaid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21-24--11-27-24/big%20chungus%20dog%20walking%20services%20lt.txt" xlink:type="simple">C:\Users\Jacob\Documents\School\Data Science\List Data\11-21-24--11-27-24\big chungus dog walking services lt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he Whitb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hua Mel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21-24--11-27-24/the%20secret%20ingredient%20is%20crime%20(200.txt" xlink:type="simple">C:\Users\Jacob\Documents\School\Data Science\List Data\11-21-24--11-27-24\the secret ingredient is crime (200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oys of Mass Destruction – Hertfordshire winter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ment Tourn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21-24--11-27-24/03%20-%20There%20are%20no%20wolves%20on%20Fenris.txt" xlink:type="simple">C:\Users\Jacob\Documents\School\Data Science\List Data\11-21-24--11-27-24\03 - There are no wolves on Fenris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oys of Mass Destruction – Hertfordshire winter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thew Put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Tournament%20(2000%20points).txt" xlink:type="simple">C:\Users\Jacob\Documents\School\Data Science\List Data\11-21-24--11-27-24\Tournament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oys of Mass Destruction – Hertfordshire winter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uis 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Big%20Bugs%20Never%20Tire%20(2000%20points).txt" xlink:type="simple">C:\Users\Jacob\Documents\School\Data Science\List Data\11-21-24--11-27-24\Big Bugs Never Tire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Toys of Mass Destruction – Hertfordshire winter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hn Wat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21-24--11-27-24/Rawr!%20(1995%20Points).txt" xlink:type="simple">C:\Users\Jacob\Documents\School\Data Science\List Data\11-21-24--11-27-24\Rawr! (1995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Warhammer 40,000 – Dynasty S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ck Chap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table:style-name="ce5" office:value-type="string" calcext:value-type="string">
            <text:p><text:a xlink:href="../List%20Data/11-21-24--11-27-24/5%20reps%20&amp;%20a%20dream%20(2000%20points).txt" xlink:type="simple">C:\Users\Jacob\Documents\School\Data Science\List Data\11-21-24--11-27-24\5 reps &amp; a dream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Warhammer 40,000 – Dynasty S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uke Har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Necrons%20-%20hyperthicc%20(2000%20Points).txt" xlink:type="simple">C:\Users\Jacob\Documents\School\Data Science\List Data\11-21-24--11-27-24\Necrons - hyperthicc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Warhammer 40,000 – Dynasty S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ss J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21-24--11-27-24/Just%20some%20gitz%20having%20a%20great%20time.txt" xlink:type="simple">C:\Users\Jacob\Documents\School\Data Science\List Data\11-21-24--11-27-24\Just some gitz having a great time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Warhammer 40,000 – Dynasty Slay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wen Newcom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robots.txt%20(2000%20points).txt" xlink:type="simple">C:\Users\Jacob\Documents\School\Data Science\List Data\11-21-24--11-27-24\robots.txt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Battle Shocked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ben Zh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21-24--11-27-24/Don't%20let%20your%20memes%20be%20dreams%20(200.txt" xlink:type="simple">C:\Users\Jacob\Documents\School\Data Science\List Data\11-21-24--11-27-24\Don't let your memes be dreams (200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Battle Shocked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ulis San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a%20Pyramid%20Scheme%20(2000%20Points).txt" xlink:type="simple">C:\Users\Jacob\Documents\School\Data Science\List Data\11-21-24--11-27-24\a Pyramid Scheme (2000 Points)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Battle Shocked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oshua Ho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21-24--11-27-24/Battle%20Shocked,%20aka%20how%20do%20I%20surviv.txt" xlink:type="simple">C:\Users\Jacob\Documents\School\Data Science\List Data\11-21-24--11-27-24\Battle Shocked, aka how do I surviv.txt</text:a></text:p>
          </table:table-cell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office:value-type="string" calcext:value-type="string">
            <text:p>Battle Shocked G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ash Lee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21-24--11-27-24/Death%20is%20not%20the%20end%20(2000%20Points).txt" xlink:type="simple">C:\Users\Jacob\Documents\School\Data Science\List Data\11-21-24--11-27-24\Death is not the end (2000 Points).txt</text:a></text:p>
          </table:table-cell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office:value-type="string" calcext:value-type="string">
            <text:p>Obsec presents the 10<text:span text:style-name="T1">th</text:span> Annual Perth 40k G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llum Ger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21-24--11-27-24/-8zgGNAlg.txt" xlink:type="simple">C:\Users\Jacob\Documents\School\Data Science\List Data\11-21-24--11-27-24\-8zgGNAlg.txt</text:a></text:p>
          </table:table-cell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office:value-type="string" calcext:value-type="string">
            <text:p>Obsec presents the 10<text:span text:style-name="T1">th</text:span> Annual Perth 40k G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bert Hor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21-24--11-27-24/+++++++++++++++++++++++++++++++++++4.txt" xlink:type="simple">C:\Users\Jacob\Documents\School\Data Science\List Data\11-21-24--11-27-24\+++++++++++++++++++++++++++++++++++4.txt</text:a></text:p>
          </table:table-cell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office:value-type="string" calcext:value-type="string">
            <text:p>Obsec presents the 10<text:span text:style-name="T1">th</text:span> Annual Perth 40k G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arrison D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1-21-24--11-27-24/Sigismund's%20memes%20aren't%20just%20dream.txt" xlink:type="simple">C:\Users\Jacob\Documents\School\Data Science\List Data\11-21-24--11-27-24\Sigismund's memes aren't just dream.txt</text:a></text:p>
          </table:table-cell>
        </table:table-row>
        <table:table-row table:style-name="ro1">
          <table:table-cell table:style-name="ce3" office:value-type="date" office:date-value="2024-11-21" calcext:value-type="date">
            <text:p>11/21/24</text:p>
          </table:table-cell>
          <table:table-cell office:value-type="string" calcext:value-type="string">
            <text:p>Obsec presents the 10<text:span text:style-name="T1">th</text:span> Annual Perth 40k G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lex Fritzs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21-24--11-27-24/Knights%20of%20Grandfather%20Nurgle.txt" xlink:type="simple">C:\Users\Jacob\Documents\School\Data Science\List Data\11-21-24--11-27-24\Knights of Grandfather Nurgle.txt</text:a></text:p>
          </table:table-cell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office:value-type="string" calcext:value-type="string">
            <text:p>2024 Warhemmer 40,000 World Championships of Warhamm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olger Py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14-24--11-20-24/Mid%20AF%20but%20at%20WCW%20(2000%20points).txt" xlink:type="simple">C:\Users\Jacob\Documents\School\Data Science\List Data\11-14-24--11-20-24\Mid AF but at WCW (2000 points).txt</text:a></text:p>
          </table:table-cell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office:value-type="string" calcext:value-type="string">
            <text:p>2024 Warhemmer 40,000 World Championships of Warhamm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ohn Len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.gif.txt" xlink:type="simple">C:\Users\Jacob\Documents\School\Data Science\List Data\11-14-24--11-20-24\.gif.txt</text:a></text:p>
          </table:table-cell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office:value-type="string" calcext:value-type="string">
            <text:p>2024 Warhemmer 40,000 World Championships of Warhamm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ohn Winter Russ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+++++++++++++++++++++++++++++++++++.txt" xlink:type="simple">C:\Users\Jacob\Documents\School\Data Science\List Data\11-14-24--11-20-24\+++++++++++++++++++++++++++++++++++.txt</text:a></text:p>
          </table:table-cell>
        </table:table-row>
        <table:table-row table:style-name="ro1">
          <table:table-cell table:style-name="ce3" office:value-type="date" office:date-value="2024-11-20" calcext:value-type="date">
            <text:p>11/20/24</text:p>
          </table:table-cell>
          <table:table-cell office:value-type="string" calcext:value-type="string">
            <text:p>2024 Warhemmer 40,000 World Championships of Warhamme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Jesper Unander-Schar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14-24--11-20-24/IronstUrM%20(1995%20points).txt" xlink:type="simple">C:\Users\Jacob\Documents\School\Data Science\List Data\11-14-24--11-20-24\IronstUrM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Alliance Open WH40k Grand Tournament 20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ino K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14-24--11-20-24/M%20U%20S%20C%20L%20E%20B%20E%20A%20C%20H%20S%20E%20A%20S%20O%20N%20(.txt" xlink:type="simple">C:\Users\Jacob\Documents\School\Data Science\List Data\11-14-24--11-20-24\M U S C L E B E A C H S E A S O N (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Alliance Open WH40k Grand Tournament 20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ick van der Ha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14-24--11-20-24/Hog%20wars%20part%20six%20more%20of%20the%20same.txt" xlink:type="simple">C:\Users\Jacob\Documents\School\Data Science\List Data\11-14-24--11-20-24\Hog wars part six more of the same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Alliance Open WH40k Grand Tournament 20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on Eliyaho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14-24--11-20-24/Feel%20No%20Brain%205+%20(2000%20Points).txt" xlink:type="simple">C:\Users\Jacob\Documents\School\Data Science\List Data\11-14-24--11-20-24\Feel No Brain 5+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Alliance Open WH40k Grand Tournament 20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urans Tjalling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Pink%20Ladies%20are%20good%20for%20you%20(2000.txt" xlink:type="simple">C:\Users\Jacob\Documents\School\Data Science\List Data\11-14-24--11-20-24\Pink Ladies are good for you (2000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GUTI Majestic Beasties IV (202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bastien Deme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Surprise,%20speed%20and%20violence%20of%20act.txt" xlink:type="simple">C:\Users\Jacob\Documents\School\Data Science\List Data\11-14-24--11-20-24\Surprise, speed and violence of act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GUTI Majestic Beasties IV (202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ylee Plou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2%20Fast%202%20Flame%20(2000%20points).txt" xlink:type="simple">C:\Users\Jacob\Documents\School\Data Science\List Data\11-14-24--11-20-24\2 Fast 2 Flame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GUTI Majestic Beasties IV (202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arret Ol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14-24--11-20-24/The%20Bloody%20Boys%20and%20their%20return%20to.txt" xlink:type="simple">C:\Users\Jacob\Documents\School\Data Science\List Data\11-14-24--11-20-24\The Bloody Boys and their return to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GUTI Majestic Beasties IV (2024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gan Anton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14-24--11-20-24/gotta%20go%20fast%20(1990%20points).txt" xlink:type="simple">C:\Users\Jacob\Documents\School\Data Science\List Data\11-14-24--11-20-24\gotta go fast (199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ournois Blackshield Tournament -Competit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hn Winter Rus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+++++++++++++++++++++++++++++++++++2.txt" xlink:type="simple">C:\Users\Jacob\Documents\School\Data Science\List Data\11-14-24--11-20-24\+++++++++++++++++++++++++++++++++++2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ournois Blackshield Tournament -Competit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nck Lort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Mechanicus</text:p>
          </table:table-cell>
          <table:table-cell table:style-name="ce6" office:value-type="string" calcext:value-type="string">
            <text:p><text:a xlink:href="../List%20Data/11-14-24--11-20-24/Autant%20vite%20que%20le%20John%20Tabernacle.txt" xlink:type="simple">C:\Users\Jacob\Documents\School\Data Science\List Data\11-14-24--11-20-24\Autant vite que le John Tabernacle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ournois Blackshield Tournament -Competit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bastian Herb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14-24--11-20-24/+++++++++++++++++++++++++++++++++++3.txt" xlink:type="simple">C:\Users\Jacob\Documents\School\Data Science\List Data\11-14-24--11-20-24\+++++++++++++++++++++++++++++++++++3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ournois Blackshield Tournament -Competitiv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obert Maillo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14-24--11-20-24/!1%20Art%20of%20War%20bottom%20C%20tier%20army%20(1.txt" xlink:type="simple">C:\Users\Jacob\Documents\School\Data Science\List Data\11-14-24--11-20-24\!1 Art of War bottom C tier army (1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Standoff 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even Pamp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14-24--11-20-24/++%20Army%20Roster%20(Xenos%20-%20Genestealer.txt" xlink:type="simple">C:\Users\Jacob\Documents\School\Data Science\List Data\11-14-24--11-20-24\++ Army Roster (Xenos - Genestealer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Standoff 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ullen Bu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The%20Bang%20Bus%20(2000%20points).txt" xlink:type="simple">C:\Users\Jacob\Documents\School\Data Science\List Data\11-14-24--11-20-24\The Bang Bus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Standoff 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rew Salzb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14-24--11-20-24/Astra%20Mili-Tau-um%20(1995%20points).txt" xlink:type="simple">C:\Users\Jacob\Documents\School\Data Science\List Data\11-14-24--11-20-24\Astra Mili-Tau-um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Standoff 20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vis Mor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14-24--11-20-24/Bustin%20makes%20me%20feel%20good%20(2000%20poi.txt" xlink:type="simple">C:\Users\Jacob\Documents\School\Data Science\List Data\11-14-24--11-20-24\Bustin makes me feel good (2000 poi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2<text:span text:style-name="T1">nd</text:span> Siege of Windsor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ex Nico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14-24--11-20-24/Slow%20boys%20(2000%20Points).txt" xlink:type="simple">C:\Users\Jacob\Documents\School\Data Science\List Data\11-14-24--11-20-24\Slow boys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2<text:span text:style-name="T1">nd</text:span> Siege of Windsor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rgan C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SCREW%20AQUILONS%20its%20all%20about%20the%20ta.txt" xlink:type="simple">C:\Users\Jacob\Documents\School\Data Science\List Data\11-14-24--11-20-24\SCREW AQUILONS its all about the ta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2<text:span text:style-name="T1">nd</text:span> Siege of Windsor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thony Donald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14-24--11-20-24/Siege%20of%20Stink%20(2000%20points).txt" xlink:type="simple">C:\Users\Jacob\Documents\School\Data Science\List Data\11-14-24--11-20-24\Siege of Stink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2<text:span text:style-name="T1">nd</text:span> Siege of Windsor G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omas Do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Siege%20(2000%20points).txt" xlink:type="simple">C:\Users\Jacob\Documents\School\Data Science\List Data\11-14-24--11-20-24\Siege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Gravel Pit #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iden Sm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14-24--11-20-24/I%20Am%20Become%20Unhinged%20(2000%20points).txt" xlink:type="simple">C:\Users\Jacob\Documents\School\Data Science\List Data\11-14-24--11-20-24\I Am Become Unhinged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Gravel Pit #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rkus H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14-24--11-20-24/+++++++++++++++++++++++++++++++++++4.txt" xlink:type="simple">C:\Users\Jacob\Documents\School\Data Science\List Data\11-14-24--11-20-24\+++++++++++++++++++++++++++++++++++4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Gravel Pit #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chael D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14-24--11-20-24/ARMY%20NAME%20Tyranids%20Crusher.txt" xlink:type="simple">C:\Users\Jacob\Documents\School\Data Science\List Data\11-14-24--11-20-24\ARMY NAME Tyranids Crusher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Gravel Pit #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hley Parkin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eror’s Children</text:p>
          </table:table-cell>
          <table:table-cell office:value-type="string" calcext:value-type="string">
            <text:p><text:a xlink:href="../List%20Data/11-14-24--11-20-24/Kids%20Siege%20(2000%20points).txt" xlink:type="simple">C:\Users\Jacob\Documents\School\Data Science\List Data\11-14-24--11-20-24\Kids Siege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Dicehammer “Highlander” Charity 40k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eff J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14-24--11-20-24/uh%20oh%20dads%20mad%20(1995%20Points).txt" xlink:type="simple">C:\Users\Jacob\Documents\School\Data Science\List Data\11-14-24--11-20-24\uh oh dads mad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Dicehammer “Highlander” Charity 40k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rvin Waldm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Steel%20Legion%20(2000%20Points).txt" xlink:type="simple">C:\Users\Jacob\Documents\School\Data Science\List Data\11-14-24--11-20-24\Steel Legion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Dicehammer “Highlander” Charity 40k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ul C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Highlander%20(1995%20Points).txt" xlink:type="simple">C:\Users\Jacob\Documents\School\Data Science\List Data\11-14-24--11-20-24\Highlander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Dicehammer “Highlander” Charity 40k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drew Dicki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Highlander%20(2000%20Points).txt" xlink:type="simple">C:\Users\Jacob\Documents\School\Data Science\List Data\11-14-24--11-20-24\Highlander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Manatorsk Open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lof Sven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14-24--11-20-24/+++++++++++++++++++++++++++++++++++5.txt" xlink:type="simple">C:\Users\Jacob\Documents\School\Data Science\List Data\11-14-24--11-20-24\+++++++++++++++++++++++++++++++++++5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Manatorsk Open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on Ol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Hallowed%20be%20thy%20name%20(2000%20points).txt" xlink:type="simple">C:\Users\Jacob\Documents\School\Data Science\List Data\11-14-24--11-20-24\Hallowed be thy name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Manatorsk Open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niel St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14-24--11-20-24/Malignant%20Manatorsk.txt" xlink:type="simple">C:\Users\Jacob\Documents\School\Data Science\List Data\11-14-24--11-20-24\Malignant Manatorsk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Manatorsk Open G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kael Denoeuvegl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WE%203.5%20(2000%20points).txt" xlink:type="simple">C:\Users\Jacob\Documents\School\Data Science\List Data\11-14-24--11-20-24\WE 3.5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Nemesis 40k 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n Green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14-24--11-20-24/GK%20Walkers%20(1995%20Points).txt" xlink:type="simple">C:\Users\Jacob\Documents\School\Data Science\List Data\11-14-24--11-20-24\GK Walkers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Nemesis 40k 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onah Sincl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14-24--11-20-24/Cadian%20E-1337%20(1985%20points).txt" xlink:type="simple">C:\Users\Jacob\Documents\School\Data Science\List Data\11-14-24--11-20-24\Cadian E-1337 (198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Nemesis 40k 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ohn-Ross Co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14-24--11-20-24/Wow%20wardog%20spam...original%20(1995%20po.txt" xlink:type="simple">C:\Users\Jacob\Documents\School\Data Science\List Data\11-14-24--11-20-24\Wow wardog spam...original (1995 po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Nemesis 40k 2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eff Sheplaw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14-24--11-20-24/Kroot%20Hunting%20Pack.txt" xlink:type="simple">C:\Users\Jacob\Documents\School\Data Science\List Data\11-14-24--11-20-24\Kroot Hunting Pack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Hogtowner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f Brusi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14-24--11-20-24/Rainbow%20Saim-Hann%20Aspekktz%20Elfdurrr.txt" xlink:type="simple">C:\Users\Jacob\Documents\School\Data Science\List Data\11-14-24--11-20-24\Rainbow Saim-Hann Aspekktz Elfdurrr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Hogtowner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ane Phill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14-24--11-20-24/Modern%20court%20modern%20problems%20(2000.txt" xlink:type="simple">C:\Users\Jacob\Documents\School\Data Science\List Data\11-14-24--11-20-24\Modern court modern problems (2000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Hogtowner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esse McGib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14-24--11-20-24/+++++++++++++++++++++++++++++++++++6.txt" xlink:type="simple">C:\Users\Jacob\Documents\School\Data Science\List Data\11-14-24--11-20-24\+++++++++++++++++++++++++++++++++++6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he Hogtowner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eremy Kin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14-24--11-20-24/The%20Polish%20Hammer%20(2000%20points).txt" xlink:type="simple">C:\Users\Jacob\Documents\School\Data Science\List Data\11-14-24--11-20-24\The Polish Hammer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El Legado de Dar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aquin Far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14-24--11-20-24/War%20Dog%20Stalker%20(170pts)%20Warlord,%20H.txt" xlink:type="simple">C:\Users\Jacob\Documents\School\Data Science\List Data\11-14-24--11-20-24\War Dog Stalker (170pts) Warlord, H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El Legado de Dar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tin Dav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14-24--11-20-24/Bringers%20of%20Pain%20(2000%20Points).txt" xlink:type="simple">C:\Users\Jacob\Documents\School\Data Science\List Data\11-14-24--11-20-24\Bringers of Pain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El Legado de Dar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uno Faja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14-24--11-20-24/DEVUELVAN%20LA%20TABLILLA%20AAA%20(1995%20poi.txt" xlink:type="simple">C:\Users\Jacob\Documents\School\Data Science\List Data\11-14-24--11-20-24\DEVUELVAN LA TABLILLA AAA (1995 poi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El Legado de Dard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iago So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14-24--11-20-24/Canis%20Rex%20(450pts).txt" xlink:type="simple">C:\Users\Jacob\Documents\School\Data Science\List Data\11-14-24--11-20-24\Canis Rex (450p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LM x Layton Novemb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vid Klovs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Terms%20&amp;%20conditions%20(1995%20Points).txt" xlink:type="simple">C:\Users\Jacob\Documents\School\Data Science\List Data\11-14-24--11-20-24\Terms &amp; conditions (1995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LM x Layton Novemb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yce Benn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14-24--11-20-24/+++++++++++++++++++++++++++++++++++7.txt" xlink:type="simple">C:\Users\Jacob\Documents\School\Data Science\List Data\11-14-24--11-20-24\+++++++++++++++++++++++++++++++++++7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LM x Layton Novemb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dd Ri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14-24--11-20-24/Layton%20(2000%20points).txt" xlink:type="simple">C:\Users\Jacob\Documents\School\Data Science\List Data\11-14-24--11-20-24\Layton (2000 points).txt</text:a></text:p>
          </table:table-cell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office:value-type="string" calcext:value-type="string">
            <text:p>TLM x Layton November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iley Corbit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14-24--11-20-24/+++++++++++++++++++++++++++++++++++8.txt" xlink:type="simple">C:\Users\Jacob\Documents\School\Data Science\List Data\11-14-24--11-20-24\+++++++++++++++++++++++++++++++++++8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Boltercon 2024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off P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1-14-24--11-20-24/every%20failed%20dice%20roll%20was%20accounte.txt" xlink:type="simple">C:\Users\Jacob\Documents\School\Data Science\List Data\11-14-24--11-20-24\every failed dice roll was accounte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Boltercon 2024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yan Tim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14-24--11-20-24/Boltercon%202%20(2000%20Points).txt" xlink:type="simple">C:\Users\Jacob\Documents\School\Data Science\List Data\11-14-24--11-20-24\Boltercon 2 (2000 Points)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Boltercon 2024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hris Kentr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14-24--11-20-24/Boltercon%202024%20(1990%20Points).txt" xlink:type="simple">C:\Users\Jacob\Documents\School\Data Science\List Data\11-14-24--11-20-24\Boltercon 2024 (1990 Points)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Boltercon 2024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eorde Murr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14-24--11-20-24/“House%20Fett”%20Scavenger%20Clan..txt" xlink:type="simple">C:\Users\Jacob\Documents\School\Data Science\List Data\11-14-24--11-20-24\“House Fett” Scavenger Clan.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The Hobart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than Prin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You're%20running%20layout%202%20so%20I%20brough.txt" xlink:type="simple">C:\Users\Jacob\Documents\School\Data Science\List Data\11-14-24--11-20-24\You're running layout 2 so I brough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The Hobart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14-24--11-20-24/Freakstealer%20Cults%20(2000%20Points).txt" xlink:type="simple">C:\Users\Jacob\Documents\School\Data Science\List Data\11-14-24--11-20-24\Freakstealer Cults (2000 Points)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The Hobart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annen But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14-24--11-20-24/+++++++++++++++++++++++++++++++++++9.txt" xlink:type="simple">C:\Users\Jacob\Documents\School\Data Science\List Data\11-14-24--11-20-24\+++++++++++++++++++++++++++++++++++9.txt</text:a></text:p>
          </table:table-cell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office:value-type="string" calcext:value-type="string">
            <text:p>The Hobart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dd Wedma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14-24--11-20-24/1.%20World%20Eaters%20(2000%20Points).txt" xlink:type="simple">C:\Users\Jacob\Documents\School\Data Science\List Data\11-14-24--11-20-24\1. World Eater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Utah Open Warhammer 40k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John Holbr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7-24--11-13-24/Me%20Let's%20Try%20to%20Take%20This%20One%20Serio.txt" xlink:type="simple">C:\Users\Jacob\Documents\School\Data Science\List Data\11-7-24--11-13-24\Me Let's Try to Take This One Serio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Utah Open Warhammer 40k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van St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7-24--11-13-24/2x%20repex%20(1985%20Points).txt" xlink:type="simple">C:\Users\Jacob\Documents\School\Data Science\List Data\11-7-24--11-13-24\2x repex (198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Utah Open Warhammer 40k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ryce Green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Blighted%20Prophets%20(2000%20Points).txt" xlink:type="simple">C:\Users\Jacob\Documents\School\Data Science\List Data\11-7-24--11-13-24\Blighted Prophet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Utah Open Warhammer 40k Tournamen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yan Br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7-24--11-13-24/World%20Eaters%20(1990%20Points).txt" xlink:type="simple">C:\Users\Jacob\Documents\School\Data Science\List Data\11-7-24--11-13-24\World Eaters (199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attle Brothers GT Hosted by Away Gam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lue 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7-24--11-13-24/DA%20BLUE%20WAAAAGH.txt" xlink:type="simple">C:\Users\Jacob\Documents\School\Data Science\List Data\11-7-24--11-13-24\DA BLUE WAAAAGH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attle Brothers GT Hosted by Away Gam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erk Hert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7-24--11-13-24/Guilliman's%20Autozone%20(2000%20Points).txt" xlink:type="simple">C:\Users\Jacob\Documents\School\Data Science\List Data\11-7-24--11-13-24\Guilliman's Autozone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attle Brothers GT Hosted by Away Gam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imothy Huebs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7-24--11-13-24/Big%20Boi%20(2000%20Points).txt" xlink:type="simple">C:\Users\Jacob\Documents\School\Data Science\List Data\11-7-24--11-13-24\Big Boi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attle Brothers GT Hosted by Away Gam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chael McCaff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Death%20Guard%20Battle%20Brothers%20(2000%20P.txt" xlink:type="simple">C:\Users\Jacob\Documents\School\Data Science\List Data\11-7-24--11-13-24\Death Guard Battle Brothers (2000 P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San Antonio Shootout ‘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yler Ro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7-24--11-13-24/Mont'ka%20(2000%20Points).txt" xlink:type="simple">C:\Users\Jacob\Documents\School\Data Science\List Data\11-7-24--11-13-24\Mont'ka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San Antonio Shootout ‘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ick McTrick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7-24--11-13-24/The%20Big%20Boys%20(1995%20Points).txt" xlink:type="simple">C:\Users\Jacob\Documents\School\Data Science\List Data\11-7-24--11-13-24\The Big Boys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San Antonio Shootout ‘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ill Dav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our%20mom%20likes%20it%20dirty,%20so%20I%20brough.txt" xlink:type="simple">C:\Users\Jacob\Documents\School\Data Science\List Data\11-7-24--11-13-24\our mom likes it dirty, so I brough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San Antonio Shootout ‘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than No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1-7-24--11-13-24/Warhounds%20(2000%20Points).txt" xlink:type="simple">C:\Users\Jacob\Documents\School\Data Science\List Data\11-7-24--11-13-24\Warhound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<text:span text:style-name="T1">th</text:span> Annual Flames of Autumn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an O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7-24--11-13-24/Indomitus%20Crusade%20(1995%20Points).txt" xlink:type="simple">C:\Users\Jacob\Documents\School\Data Science\List Data\11-7-24--11-13-24\Indomitus Crusade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<text:span text:style-name="T1">th</text:span> Annual Flames of Autumn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rek Aps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7-24--11-13-24/cultists%20(2000%20points).txt" xlink:type="simple">C:\Users\Jacob\Documents\School\Data Science\List Data\11-7-24--11-13-24\cultist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<text:span text:style-name="T1">th</text:span> Annual Flames of Autumn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yler Bren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1-7-24--11-13-24/flames%20(2000%20points).txt" xlink:type="simple">C:\Users\Jacob\Documents\School\Data Science\List Data\11-7-24--11-13-24\flame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<text:span text:style-name="T1">th</text:span> Annual Flames of Autumn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lan Ha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7-24--11-13-24/Getting%20drunk%20at%20dying%20fetus%20and%20th.txt" xlink:type="simple">C:\Users\Jacob\Documents\School\Data Science\List Data\11-7-24--11-13-24\Getting drunk at dying fetus and th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roadsword Wargaming 40k ITC Seasonal Major V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m N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7-24--11-13-24/Definitely%20not%20Nas's%20list!%20(2000%20Po.txt" xlink:type="simple">C:\Users\Jacob\Documents\School\Data Science\List Data\11-7-24--11-13-24\Definitely not Nas's list! (2000 Po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roadsword Wargaming 40k ITC Seasonal Major V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lin 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1-7-24--11-13-24/No,%20I'm%20not%20taking%20a%20400pt%20paperwei.txt" xlink:type="simple">C:\Users\Jacob\Documents\School\Data Science\List Data\11-7-24--11-13-24\No, I'm not taking a 400pt paperwei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roadsword Wargaming 40k ITC Seasonal Major V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m Ma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7-24--11-13-24/+++++++++++++++++++++++++++++++++++.txt" xlink:type="simple">C:\Users\Jacob\Documents\School\Data Science\List Data\11-7-24--11-13-24\+++++++++++++++++++++++++++++++++++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roadsword Wargaming 40k ITC Seasonal Major VI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idan “GULLMAN” L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1-7-24--11-13-24/Broadsword%20(1995%20points).txt" xlink:type="simple">C:\Users\Jacob\Documents\School\Data Science\List Data\11-7-24--11-13-24\Broadsword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unker Down GT 2024 RBB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am D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7-24--11-13-24/Culty%20(2000%20points).txt" xlink:type="simple">C:\Users\Jacob\Documents\School\Data Science\List Data\11-7-24--11-13-24\Culty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unker Down GT 2024 RBB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homas Szczepan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Ferric%20Fusilade%20(2000%20points).txt" xlink:type="simple">C:\Users\Jacob\Documents\School\Data Science\List Data\11-7-24--11-13-24\Ferric Fusilade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unker Down GT 2024 RBB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meron Mitch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1-7-24--11-13-24/Deathwatch%20liberator%20task%20force%20(19.txt" xlink:type="simple">C:\Users\Jacob\Documents\School\Data Science\List Data\11-7-24--11-13-24\Deathwatch liberator task force (19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Bunker Down GT 2024 RBB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obert Desm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1-7-24--11-13-24/+++++++++++++++++++++++++++++++++++2.txt" xlink:type="simple">C:\Users\Jacob\Documents\School\Data Science\List Data\11-7-24--11-13-24\+++++++++++++++++++++++++++++++++++2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Peninsula Feast of Blades ‘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drian 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1-7-24--11-13-24/Canis%20Rex%20(450pts).txt" xlink:type="simple">C:\Users\Jacob\Documents\School\Data Science\List Data\11-7-24--11-13-24\Canis Rex (450p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Peninsula Feast of Blades ‘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en B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7-24--11-13-24/I%20Dont%20Like%20Exorcists%20(1990%20Points).txt" xlink:type="simple">C:\Users\Jacob\Documents\School\Data Science\List Data\11-7-24--11-13-24\I Dont Like Exorcists (199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Peninsula Feast of Blades ‘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thew Carg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7-24--11-13-24/+++++++++++++++++++++++++++++++++++3.txt" xlink:type="simple">C:\Users\Jacob\Documents\School\Data Science\List Data\11-7-24--11-13-24\+++++++++++++++++++++++++++++++++++3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Peninsula Feast of Blades ‘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othy Gr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7-24--11-13-24/+++++++++++++++++++++++++++++++++++4.txt" xlink:type="simple">C:\Users\Jacob\Documents\School\Data Science\List Data\11-7-24--11-13-24\+++++++++++++++++++++++++++++++++++4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Iron M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om Rid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7-24--11-13-24/ION%20MAN%20(1995%20points).txt" xlink:type="simple">C:\Users\Jacob\Documents\School\Data Science\List Data\11-7-24--11-13-24\ION MAN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Iron M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llum B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1-7-24--11-13-24/Carpet%20Remnant%20Forgeworld%20(1995%20poi.txt" xlink:type="simple">C:\Users\Jacob\Documents\School\Data Science\List Data\11-7-24--11-13-24\Carpet Remnant Forgeworld (1995 poi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Iron M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George Leathl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7-24--11-13-24/Wolves%20teams%20(2000%20Points).txt" xlink:type="simple">C:\Users\Jacob\Documents\School\Data Science\List Data\11-7-24--11-13-24\Wolves team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40k Iron M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om Hou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1-7-24--11-13-24/Kroot%202k%20(2000%20points).txt" xlink:type="simple">C:\Users\Jacob\Documents\School\Data Science\List Data\11-7-24--11-13-24\Kroot 2k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Cardiff Carnage #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en 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7-24--11-13-24/gsc%205%20(2000%20points).txt" xlink:type="simple">C:\Users\Jacob\Documents\School\Data Science\List Data\11-7-24--11-13-24\gsc 5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Cardiff Carnage #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Scott Lawr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7-24--11-13-24/Invasion%20Fleet.txt" xlink:type="simple">C:\Users\Jacob\Documents\School\Data Science\List Data\11-7-24--11-13-24\Invasion Fleet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Cardiff Carnage #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euan Bev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7-24--11-13-24/Cronz%20(1995%20points).txt" xlink:type="simple">C:\Users\Jacob\Documents\School\Data Science\List Data\11-7-24--11-13-24\Cronz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Cardiff Carnage #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ck Dow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7-24--11-13-24/Ultra%20-%20Glad%20(2000%20Points).txt" xlink:type="simple">C:\Users\Jacob\Documents\School\Data Science\List Data\11-7-24--11-13-24\Ultra - Glad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Hydra Events GT IIII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ter Herb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1-7-24--11-13-24/Waaagh%20(2000%20Points).txt" xlink:type="simple">C:\Users\Jacob\Documents\School\Data Science\List Data\11-7-24--11-13-24\Waaagh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Hydra Events GT IIII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jalte Nexmann Niel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1-7-24--11-13-24/Competitive%20Morty%20(2000%20Points).txt" xlink:type="simple">C:\Users\Jacob\Documents\School\Data Science\List Data\11-7-24--11-13-24\Competitive Morty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Hydra Events GT IIII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illi Paas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1-7-24--11-13-24/Dguns%20(2000%20points).txt" xlink:type="simple">C:\Users\Jacob\Documents\School\Data Science\List Data\11-7-24--11-13-24\Dguns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Hydra Events GT IIII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chael Han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1-7-24--11-13-24/Michael%20Hansen%20(2000%20Points).txt" xlink:type="simple">C:\Users\Jacob\Documents\School\Data Science\List Data\11-7-24--11-13-24\Michael Hansen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Napalm Hobbies – Frost Fire GT – 40k – IT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k Poc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7-24--11-13-24/Ba%20DC%20ironstorm%20(1995%20Points).txt" xlink:type="simple">C:\Users\Jacob\Documents\School\Data Science\List Data\11-7-24--11-13-24\Ba DC ironstorm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Napalm Hobbies – Frost Fire GT – 40k – IT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trick Daw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1-7-24--11-13-24/They%20shoot%20now%20(2000%20points).txt" xlink:type="simple">C:\Users\Jacob\Documents\School\Data Science\List Data\11-7-24--11-13-24\They shoot now (200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Napalm Hobbies – Frost Fire GT – 40k – IT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m Cop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7-24--11-13-24/Relentless%204%20(1995%20Points).txt" xlink:type="simple">C:\Users\Jacob\Documents\School\Data Science\List Data\11-7-24--11-13-24\Relentless 4 (199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Napalm Hobbies – Frost Fire GT – 40k – IT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ieron Philli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1-7-24--11-13-24/Green%20Lightning%20(1965%20points).txt" xlink:type="simple">C:\Users\Jacob\Documents\School\Data Science\List Data\11-7-24--11-13-24\Green Lightning (1965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Torneio Nacional Polar De Warhemmer 4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lipe Cast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1-7-24--11-13-24/+%20FACTION%20KEYWORD%20Imperium%20-%20Adeptu.txt" xlink:type="simple">C:\Users\Jacob\Documents\School\Data Science\List Data\11-7-24--11-13-24\+ FACTION KEYWORD Imperium - Adeptu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Torneio Nacional Polar De Warhemmer 4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onardo Attie de Castro Nov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1-7-24--11-13-24/Vrum%20Votann%20(1990%20Points).txt" xlink:type="simple">C:\Users\Jacob\Documents\School\Data Science\List Data\11-7-24--11-13-24\Vrum Votann (1990 Points)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Torneio Nacional Polar De Warhemmer 4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vio For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1-7-24--11-13-24/Army%20Roster%20%5B1995pts14Cabal%20Points%5D.txt" xlink:type="simple">C:\Users\Jacob\Documents\School\Data Science\List Data\11-7-24--11-13-24\Army Roster [1995pts14Cabal Points].txt</text:a></text:p>
          </table:table-cell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office:value-type="string" calcext:value-type="string">
            <text:p>Torneio Nacional Polar De Warhemmer 40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on Lawr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1-7-24--11-13-24/Drukhari.txt" xlink:type="simple">C:\Users\Jacob\Documents\School\Data Science\List Data\11-7-24--11-13-24\Drukhari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Raccoon Rumble 2024: WH40k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iklas Fris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1-7-24--11-13-24/+++++++++++++++++++++++++++++++++++5.txt" xlink:type="simple">C:\Users\Jacob\Documents\School\Data Science\List Data\11-7-24--11-13-24\+++++++++++++++++++++++++++++++++++5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Raccoon Rumble 2024: WH40k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anuel Way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1-7-24--11-13-24/Corsairs%20(2000%20Points).txt" xlink:type="simple">C:\Users\Jacob\Documents\School\Data Science\List Data\11-7-24--11-13-24\Corsairs (2000 Points)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Raccoon Rumble 2024: WH40k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Matthias Bellma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1-7-24--11-13-24/+++++++++++++++++++++++++++++++++++6.txt" xlink:type="simple">C:\Users\Jacob\Documents\School\Data Science\List Data\11-7-24--11-13-24\+++++++++++++++++++++++++++++++++++6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Raccoon Rumble 2024: WH40k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ascal Habersrto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1-7-24--11-13-24/Crush%20Crush%20(1995%20points).txt" xlink:type="simple">C:\Users\Jacob\Documents\School\Data Science\List Data\11-7-24--11-13-24\Crush Crush (1995 points)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The California Cup ‘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ex Spathopou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1-7-24--11-13-24/Twisted%20Helix%202%20Ambush%20Boogaloo%20(19.txt" xlink:type="simple">C:\Users\Jacob\Documents\School\Data Science\List Data\11-7-24--11-13-24\Twisted Helix 2 Ambush Boogaloo (19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The California Cup ‘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Jake Jesion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1-7-24--11-13-24/Hypercrypt%20Haymakers%20(2000%20Points).txt" xlink:type="simple">C:\Users\Jacob\Documents\School\Data Science\List Data\11-7-24--11-13-24\Hypercrypt Haymakers (2000 Points)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The California Cup ‘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thony Vane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1-7-24--11-13-24/Cali%20(1995%20Points).txt" xlink:type="simple">C:\Users\Jacob\Documents\School\Data Science\List Data\11-7-24--11-13-24\Cali (1995 Points).txt</text:a></text:p>
          </table:table-cell>
        </table:table-row>
        <table:table-row table:style-name="ro1">
          <table:table-cell table:style-name="ce3" office:value-type="date" office:date-value="2024-11-07" calcext:value-type="date">
            <text:p>11/07/24</text:p>
          </table:table-cell>
          <table:table-cell office:value-type="string" calcext:value-type="string">
            <text:p>The California Cup ‘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gan Hea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1-7-24--11-13-24/Imperial%20Guard%20Only%2020%20Aquilons%20(20.txt" xlink:type="simple">C:\Users\Jacob\Documents\School\Data Science\List Data\11-7-24--11-13-24\Imperial Guard Only 20 Aquilons (20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m City GT 2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esley St. 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31-24--11-6-24/No%20Guard%20uniform%20sadly.txt" xlink:type="simple">C:\Users\Jacob\Documents\School\Data Science\List Data\10-31-24--11-6-24\No Guard uniform sadly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m City GT 2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rian Daughe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31-24--11-6-24/Angry%20Red%20Gorillas%20(2000%20points).txt" xlink:type="simple">C:\Users\Jacob\Documents\School\Data Science\List Data\10-31-24--11-6-24\Angry Red Gorilla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m City GT 2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olger Py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31-24--11-6-24/Still%20mid%20AF%20(2000%20points).txt" xlink:type="simple">C:\Users\Jacob\Documents\School\Data Science\List Data\10-31-24--11-6-24\Still mid AF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m City GT 20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rret Stac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31-24--11-6-24/you%20can%20do%20alot%20with%204%20inches%20(1995.txt" xlink:type="simple">C:\Users\Jacob\Documents\School\Data Science\List Data\10-31-24--11-6-24\you can do alot with 4 inches (1995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Dark Sphere November G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ak Pa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31-24--11-6-24/'Dark%20and%20Stormy'.txt" xlink:type="simple">C:\Users\Jacob\Documents\School\Data Science\List Data\10-31-24--11-6-24\'Dark and Stormy'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Dark Sphere November G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un Perk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31-24--11-6-24/DS%20(2000%20Points).txt" xlink:type="simple">C:\Users\Jacob\Documents\School\Data Science\List Data\10-31-24--11-6-24\D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Dark Sphere November G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dward Hea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31-24--11-6-24/Double%20Mutalith%20Ahriman%20(1995%20Point.txt" xlink:type="simple">C:\Users\Jacob\Documents\School\Data Science\List Data\10-31-24--11-6-24\Double Mutalith Ahriman (1995 Point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Dark Sphere November G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incent Ste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31-24--11-6-24/Max%20birding%20(1995%20Points).txt" xlink:type="simple">C:\Users\Jacob\Documents\School\Data Science\List Data\10-31-24--11-6-24\Max birding (1995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MID-MO Maelstr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an Samm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31-24--11-6-24/Double%20D's%20(2000%20points).txt" xlink:type="simple">C:\Users\Jacob\Documents\School\Data Science\List Data\10-31-24--11-6-24\Double D'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MID-MO Maelstr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yan Verbe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31-24--11-6-24/Chord%20Claws%20(2000%20points).txt" xlink:type="simple">C:\Users\Jacob\Documents\School\Data Science\List Data\10-31-24--11-6-24\Chord Claw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MID-MO Maelstr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yton Pree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31-24--11-6-24/Weaponized%20wallet%20(1985%20Points).txt" xlink:type="simple">C:\Users\Jacob\Documents\School\Data Science\List Data\10-31-24--11-6-24\Weaponized wallet (1985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MID-MO Maelstr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ris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31-24--11-6-24/If%20you%20don't%20know%20David%20Clark,%20wow.txt" xlink:type="simple">C:\Users\Jacob\Documents\School\Data Science\List Data\10-31-24--11-6-24\If you don't know David Clark, wow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Atomic City Warz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enton B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31-24--11-6-24/Warmachine%20All%20Over%20Again%20(2000%20Poi.txt" xlink:type="simple">C:\Users\Jacob\Documents\School\Data Science\List Data\10-31-24--11-6-24\Warmachine All Over Again (2000 Poi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Atomic City Warz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kas 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31-24--11-6-24/The%20CK%20army%20rules%20don't%20deserve%20the.txt" xlink:type="simple">C:\Users\Jacob\Documents\School\Data Science\List Data\10-31-24--11-6-24\The CK army rules don't deserve the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Atomic City Warz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ner Lauer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31-24--11-6-24/Pasco%20(2000%20Points).txt" xlink:type="simple">C:\Users\Jacob\Documents\School\Data Science\List Data\10-31-24--11-6-24\Pasco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Atomic City Warz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ex P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31-24--11-6-24/Post%20slate%20BOF%20(1990%20Points).txt" xlink:type="simple">C:\Users\Jacob\Documents\School\Data Science\List Data\10-31-24--11-6-24\Post slate BOF (199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Winchester 40K GT – November 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shua Cowl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31-24--11-6-24/The%20lads%20on%20the%20way%20to%20waagh.txt" xlink:type="simple">C:\Users\Jacob\Documents\School\Data Science\List Data\10-31-24--11-6-24\The lads on the way to waagh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Winchester 40K GT – November 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kita Siniako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31-24--11-6-24/Necrons.txt" xlink:type="simple">C:\Users\Jacob\Documents\School\Data Science\List Data\10-31-24--11-6-24\Necrons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Winchester 40K GT – November 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cholas Willinga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31-24--11-6-24/biosanc%20(2000%20points).txt" xlink:type="simple">C:\Users\Jacob\Documents\School\Data Science\List Data\10-31-24--11-6-24\biosanc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Winchester 40K GT – November 20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ris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31-24--11-6-24/Farsight%20bois%20(2000%20Points).txt" xlink:type="simple">C:\Users\Jacob\Documents\School\Data Science\List Data\10-31-24--11-6-24\Farsight boi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Liegea Primus Tournament So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erre Deb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31-24--11-6-24/+++++++++++++++++++++++++++++++++++.txt" xlink:type="simple">C:\Users\Jacob\Documents\School\Data Science\List Data\10-31-24--11-6-24\+++++++++++++++++++++++++++++++++++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Liegea Primus Tournament So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in Pa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31-24--11-6-24/+++++++++++++++++++++++++++++++++++2.txt" xlink:type="simple">C:\Users\Jacob\Documents\School\Data Science\List Data\10-31-24--11-6-24\+++++++++++++++++++++++++++++++++++2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Liegea Primus Tournament So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ves Mombae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31-24--11-6-24/+++++++++++++++++++++++++++++++++++3.txt" xlink:type="simple">C:\Users\Jacob\Documents\School\Data Science\List Data\10-31-24--11-6-24\+++++++++++++++++++++++++++++++++++3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Liegea Primus Tournament So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lles Ka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31-24--11-6-24/+++++++++++++++++++++++++++++++++++4.txt" xlink:type="simple">C:\Users\Jacob\Documents\School\Data Science\List Data\10-31-24--11-6-24\+++++++++++++++++++++++++++++++++++4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ek Shack Anniversar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lin 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0-31-24--11-6-24/Nothing%20to%20see%20here,%20just%2030%20Aquilo.txt" xlink:type="simple">C:\Users\Jacob\Documents\School\Data Science\List Data\10-31-24--11-6-24\Nothing to see here, just 30 Aquilo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ek Shack Anniversar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 Gonz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31-24--11-6-24/Tournament%20list%20(1990%20Points).txt" xlink:type="simple">C:\Users\Jacob\Documents\School\Data Science\List Data\10-31-24--11-6-24\Tournament list (199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ek Shack Anniversar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uis Domin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31-24--11-6-24/Gold%20Bois%20(2000%20points).txt" xlink:type="simple">C:\Users\Jacob\Documents\School\Data Science\List Data\10-31-24--11-6-24\Gold Bois (2000 points).txt</text:a></text:p>
          </table:table-cell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office:value-type="string" calcext:value-type="string">
            <text:p>Geek Shack Anniversary G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ck Kosidow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31-24--11-6-24/Glad%20Inflitrators%20(1995%20Points).txt" xlink:type="simple">C:\Users\Jacob\Documents\School\Data Science\List Data\10-31-24--11-6-24\Glad Inflitrators (1995 Points).txt</text:a></text:p>
          </table:table-cell>
        </table:table-row>
        <table:table-row table:style-name="ro1">
          <table:table-cell table:style-name="ce3" office:value-type="date" office:date-value="2024-10-31" calcext:value-type="date">
            <text:p>10/31/24</text:p>
          </table:table-cell>
          <table:table-cell office:value-type="string" calcext:value-type="string">
            <text:p>The Risky Rollers Open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hys Cunn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31-24--11-6-24/Jez%20clogged%20the%20open%20house%20toilet%20(.txt" xlink:type="simple">C:\Users\Jacob\Documents\School\Data Science\List Data\10-31-24--11-6-24\Jez clogged the open house toilet (.txt</text:a></text:p>
          </table:table-cell>
        </table:table-row>
        <table:table-row table:style-name="ro1">
          <table:table-cell table:style-name="ce3" office:value-type="date" office:date-value="2024-10-31" calcext:value-type="date">
            <text:p>10/31/24</text:p>
          </table:table-cell>
          <table:table-cell office:value-type="string" calcext:value-type="string">
            <text:p>The Risky Rollers Open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n Coub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31-24--11-6-24/Endless%20Swarm%20(2000%20Points).txt" xlink:type="simple">C:\Users\Jacob\Documents\School\Data Science\List Data\10-31-24--11-6-24\Endless Swarm (2000 Points).txt</text:a></text:p>
          </table:table-cell>
        </table:table-row>
        <table:table-row table:style-name="ro1">
          <table:table-cell table:style-name="ce3" office:value-type="date" office:date-value="2024-10-31" calcext:value-type="date">
            <text:p>10/31/24</text:p>
          </table:table-cell>
          <table:table-cell office:value-type="string" calcext:value-type="string">
            <text:p>The Risky Rollers Open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an Sinnbe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31-24--11-6-24/Red%20Butchers%20-%20WTC%20-%20%23Thirtynators.txt" xlink:type="simple">C:\Users\Jacob\Documents\School\Data Science\List Data\10-31-24--11-6-24\Red Butchers - WTC - #Thirtynators.txt</text:a></text:p>
          </table:table-cell>
        </table:table-row>
        <table:table-row table:style-name="ro1">
          <table:table-cell table:style-name="ce3" office:value-type="date" office:date-value="2024-10-31" calcext:value-type="date">
            <text:p>10/31/24</text:p>
          </table:table-cell>
          <table:table-cell office:value-type="string" calcext:value-type="string">
            <text:p>The Risky Rollers Open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ic Bur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31-24--11-6-24/Aquilon%20Insights%20&amp;%20Discussion%20Socie.txt" xlink:type="simple">C:\Users\Jacob\Documents\School\Data Science\List Data\10-31-24--11-6-24\Aquilon Insights &amp; Discussion Socie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Route 66 Warhammer 40,000 GT – Fall Golden Ticket Qualifi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ent Si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24-24--10-30-24/Inside%20you%20are%20two%20wolves.%20This%20is.txt" xlink:type="simple">C:\Users\Jacob\Documents\School\Data Science\List Data\10-24-24--10-30-24\Inside you are two wolves. This i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Route 66 Warhammer 40,000 GT – Fall Golden Ticket Qualifi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ian Mo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Guard%20(2000%20points).txt" xlink:type="simple">C:\Users\Jacob\Documents\School\Data Science\List Data\10-24-24--10-30-24\Guard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Route 66 Warhammer 40,000 GT – Fall Golden Ticket Qualifi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chard Coz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October%20GT%20trimmed%20(2000%20points).txt" xlink:type="simple">C:\Users\Jacob\Documents\School\Data Science\List Data\10-24-24--10-30-24\October GT trimmed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Route 66 Warhammer 40,000 GT – Fall Golden Ticket Qualifi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eve Goodr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Killa%20Beez%20(2000%20points).txt" xlink:type="simple">C:\Users\Jacob\Documents\School\Data Science\List Data\10-24-24--10-30-24\Killa Beez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Kippers’ Melee 2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lex 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emininomeNorn!.txt" xlink:type="simple">C:\Users\Jacob\Documents\School\Data Science\List Data\10-24-24--10-30-24\FemininomeNorn!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Kippers’ Melee 2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tu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(2000%20Points).txt" xlink:type="simple">C:\Users\Jacob\Documents\School\Data Science\List Data\10-24-24--10-30-24\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Kippers’ Melee 2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yle Sm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24-24--10-30-24/Early%20Lunch!%20(1990%20points).txt" xlink:type="simple">C:\Users\Jacob\Documents\School\Data Science\List Data\10-24-24--10-30-24\Early Lunch!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Kippers’ Melee 2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davoll Heimd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ecrontyr%20Rally%20Racers%20(2000%20points.txt" xlink:type="simple">C:\Users\Jacob\Documents\School\Data Science\List Data\10-24-24--10-30-24\Necrontyr Rally Racers (2000 point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Coventry 40k: 2-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dy Quas-Co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can't%20touch%20this%20(2000%20points).txt" xlink:type="simple">C:\Users\Jacob\Documents\School\Data Science\List Data\10-24-24--10-30-24\can't touch this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Coventry 40k: 2-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nco McDonn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World%20Champs%20test%20(1995%20points).txt" xlink:type="simple">C:\Users\Jacob\Documents\School\Data Science\List Data\10-24-24--10-30-24\World Champs test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Coventry 40k: 2-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ik Vij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Adepta%20Sororitas.txt" xlink:type="simple">C:\Users\Jacob\Documents\School\Data Science\List Data\10-24-24--10-30-24\Adepta Sororita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Coventry 40k: 2-da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ony Barr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Kroot%20(1990%20points).txt" xlink:type="simple">C:\Users\Jacob\Documents\School\Data Science\List Data\10-24-24--10-30-24\Kroot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Rumble on the Rivers 40k G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olger Py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24-24--10-30-24/Mid%20AF%20(2000%20points).txt" xlink:type="simple">C:\Users\Jacob\Documents\School\Data Science\List Data\10-24-24--10-30-24\Mid AF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Rumble on the Rivers 40k G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rrett Sta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24-24--10-30-24/you%20can%20do%20alot%20with%204%20inches%20(1995.txt" xlink:type="simple">C:\Users\Jacob\Documents\School\Data Science\List Data\10-24-24--10-30-24\you can do alot with 4 inches (1995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Rumble on the Rivers 40k G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evin Leon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Mono%20nurgle%20(2000%20Points).txt" xlink:type="simple">C:\Users\Jacob\Documents\School\Data Science\List Data\10-24-24--10-30-24\Mono nurgle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Rumble on the Rivers 40k G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rian Daugher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24-24--10-30-24/Angry%20Red%20Gorillas%20(2000%20points).txt" xlink:type="simple">C:\Users\Jacob\Documents\School\Data Science\List Data\10-24-24--10-30-24\Angry Red Gorillas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2<text:span text:style-name="T1">nd</text:span> VTC Warhammer 40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evin “planB_God” Zoll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24-24--10-30-24/„Etiam%20si%20morior,%20invictus%20maneo„.txt" xlink:type="simple">C:\Users\Jacob\Documents\School\Data Science\List Data\10-24-24--10-30-24\„Etiam si morior, invictus maneo„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2<text:span text:style-name="T1">nd</text:span> VTC Warhammer 40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ter Ste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24-24--10-30-24/Beschuss%20wird%20empfohlen!%20(2000%20poin.txt" xlink:type="simple">C:\Users\Jacob\Documents\School\Data Science\List Data\10-24-24--10-30-24\Beschuss wird empfohlen! (2000 poin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2<text:span text:style-name="T1">nd</text:span> VTC Warhammer 40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dreas Gereschl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Turnen%20(2000%20Points).txt" xlink:type="simple">C:\Users\Jacob\Documents\School\Data Science\List Data\10-24-24--10-30-24\Turnen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2<text:span text:style-name="T1">nd</text:span> VTC Warhammer 40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m Nowrouz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I'll%20be%20back.txt" xlink:type="simple">C:\Users\Jacob\Documents\School\Data Science\List Data\10-24-24--10-30-24\I'll be back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New York Open 3 (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avid G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List%20(2000%20Points).txt" xlink:type="simple">C:\Users\Jacob\Documents\School\Data Science\List Data\10-24-24--10-30-24\Lis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New York Open 3 (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van Tomch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New%20Ret%20Cad.%20New%20UPDATE%20(2000%20Point.txt" xlink:type="simple">C:\Users\Jacob\Documents\School\Data Science\List Data\10-24-24--10-30-24\New Ret Cad. New UPDATE (2000 Point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New York Open 3 (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hony Tri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ecrons.txt" xlink:type="simple">C:\Users\Jacob\Documents\School\Data Science\List Data\10-24-24--10-30-24\Necron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New York Open 3 (40k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nny D’Ar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Hyper-king%20(2000%20Points).txt" xlink:type="simple">C:\Users\Jacob\Documents\School\Data Science\List Data\10-24-24--10-30-24\Hyper-king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oose Hunting Donu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Андрей Островски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24-24--10-30-24/Лимит%20нелимитов%20или%20исповедь%20игрока.txt" xlink:type="simple">C:\Users\Jacob\Documents\School\Data Science\List Data\10-24-24--10-30-24\Лимит нелимитов или исповедь игрока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oose Hunting Donu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ex Voronko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Astra%20Militarum.txt" xlink:type="simple">C:\Users\Jacob\Documents\School\Data Science\List Data\10-24-24--10-30-24\Astra Militarum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oose Hunting Donu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asiliy Gol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Царский%20двор%20на%20выезде%20(2000%20points.txt" xlink:type="simple">C:\Users\Jacob\Documents\School\Data Science\List Data\10-24-24--10-30-24\Царский двор на выезде (2000 point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oose Hunting Donu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Илья Колесников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Ты%20всë%20равно%20порероллишь%20(2000%20poin.txt" xlink:type="simple">C:\Users\Jacob\Documents\School\Data Science\List Data\10-24-24--10-30-24\Ты всë равно порероллишь (2000 poin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40k Event Hosted by Away Gam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effry Kolod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Order%20of%20the%20Eternal%20Crucible.txt" xlink:type="simple">C:\Users\Jacob\Documents\School\Data Science\List Data\10-24-24--10-30-24\Order of the Eternal Crucible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40k Event Hosted by Away Gam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yan Willi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24-24--10-30-24/Drukhari.txt" xlink:type="simple">C:\Users\Jacob\Documents\School\Data Science\List Data\10-24-24--10-30-24\Drukhari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40k Event Hosted by Away Gam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ephen Hen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10-24-24--10-30-24/Is%20This%20Enough%20Caladius%20to%20Deal%20Wit.txt" xlink:type="simple">C:\Users\Jacob\Documents\School\Data Science\List Data\10-24-24--10-30-24\Is This Enough Caladius to Deal Wit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40k Event Hosted by Away Gam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ach Po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+++++++++++++++++++++++++++++++++++.txt" xlink:type="simple">C:\Users\Jacob\Documents\School\Data Science\List Data\10-24-24--10-30-24\+++++++++++++++++++++++++++++++++++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GR: Meme Team GT – In co-operation with Cryptic Cab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uan Bedford-C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++%20Army%20Roster%20(Chaos%20-%20Chaos%20Space.txt" xlink:type="simple">C:\Users\Jacob\Documents\School\Data Science\List Data\10-24-24--10-30-24\++ Army Roster (Chaos - Chaos Space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GR: Meme Team GT – In co-operation with Cryptic Cab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ohn Swa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Jack%20Asher%20out%20meme'd%20the%20meme%20team.txt" xlink:type="simple">C:\Users\Jacob\Documents\School\Data Science\List Data\10-24-24--10-30-24\Jack Asher out meme'd the meme team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GR: Meme Team GT – In co-operation with Cryptic Cab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yron Sid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!Matt%20Daemons!%20(2000%20points).txt" xlink:type="simple">C:\Users\Jacob\Documents\School\Data Science\List Data\10-24-24--10-30-24\!Matt Daemons!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GR: Meme Team GT – In co-operation with Cryptic Cab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nley Pe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inally%20you%20can%20read%20my%20list,%20surpr.txt" xlink:type="simple">C:\Users\Jacob\Documents\School\Data Science\List Data\10-24-24--10-30-24\Finally you can read my list, surpr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aelcon 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rk Mor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AWAKENING%20-%20eyes%20wide%20open%20(2000%20Po.txt" xlink:type="simple">C:\Users\Jacob\Documents\School\Data Science\List Data\10-24-24--10-30-24\AWAKENING - eyes wide open (2000 Po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aelcon 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yan Lyn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Thousand%20Sons%20List%20(2000%20points).txt" xlink:type="simple">C:\Users\Jacob\Documents\School\Data Science\List Data\10-24-24--10-30-24\Thousand Sons Lis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aelcon 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ter Sco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24-24--10-30-24/CK10%20(2000%20Points).txt" xlink:type="simple">C:\Users\Jacob\Documents\School\Data Science\List Data\10-24-24--10-30-24\CK10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Gaelcon 20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ara Mee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24-24--10-30-24/Gaelcon%20List%20(2000%20points).txt" xlink:type="simple">C:\Users\Jacob\Documents\School\Data Science\List Data\10-24-24--10-30-24\Gaelcon Lis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Dice Like Ice Grand tournament – Q4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llin Wat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ecrons%20(2000%20points).txt" xlink:type="simple">C:\Users\Jacob\Documents\School\Data Science\List Data\10-24-24--10-30-24\Necrons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Dice Like Ice Grand tournament – Q4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yan Br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Da%20Boyz%20Are%20Back%20'n%20Town%20(2000%20poin.txt" xlink:type="simple">C:\Users\Jacob\Documents\School\Data Science\List Data\10-24-24--10-30-24\Da Boyz Are Back 'n Town (2000 poin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Dice Like Ice Grand tournament – Q4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uck Bagb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24-24--10-30-24/++%20Army%20Roster%20(Imperium%20-%20Adeptus.txt" xlink:type="simple">C:\Users\Jacob\Documents\School\Data Science\List Data\10-24-24--10-30-24\++ Army Roster (Imperium - Adeptus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Dice Like Ice Grand tournament – Q4 2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ustin Foun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+++++++++++++++++++++++++++++++++++2.txt" xlink:type="simple">C:\Users\Jacob\Documents\School\Data Science\List Data\10-24-24--10-30-24\+++++++++++++++++++++++++++++++++++2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Palladium Games Presents “the dumpster fire gt” Fall Edit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scha Alexander Edelkr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24-24--10-30-24/3+%20no%20fall%20back%20(1995%20points).txt" xlink:type="simple">C:\Users\Jacob\Documents\School\Data Science\List Data\10-24-24--10-30-24\3+ no fall back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Palladium Games Presents “the dumpster fire gt” Fall Edit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uke McCarth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Lictor%20Shame%202%20(1995%20Points).txt" xlink:type="simple">C:\Users\Jacob\Documents\School\Data Science\List Data\10-24-24--10-30-24\Lictor Shame 2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Palladium Games Presents “the dumpster fire gt” Fall Edit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chael But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a%20triple%20exo%20list%20(2000%20points).txt" xlink:type="simple">C:\Users\Jacob\Documents\School\Data Science\List Data\10-24-24--10-30-24\a triple exo lis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Palladium Games Presents “the dumpster fire gt” Fall Editi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aig Valva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24-24--10-30-24/Plumpkin%20Spiced%20Latte%20(1995%20points).txt" xlink:type="simple">C:\Users\Jacob\Documents\School\Data Science\List Data\10-24-24--10-30-24\Plumpkin Spiced Latte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Chimera Gaming Fall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ck Jagi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Existential%20Dreadhouse%20-%20No%20Meatbal.txt" xlink:type="simple">C:\Users\Jacob\Documents\School\Data Science\List Data\10-24-24--10-30-24\Existential Dreadhouse - No Meatbal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Chimera Gaming Fall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an B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24-24--10-30-24/Big%20Bj%20and%20the%20furry%20friends%20(1995.txt" xlink:type="simple">C:\Users\Jacob\Documents\School\Data Science\List Data\10-24-24--10-30-24\Big Bj and the furry friends (1995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Chimera Gaming Fall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yler Obro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24-24--10-30-24/Pariah%20Nexus%20(1990%20Points).txt" xlink:type="simple">C:\Users\Jacob\Documents\School\Data Science\List Data\10-24-24--10-30-24\Pariah Nexus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Chimera Gaming Fall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on Ca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+++++++++++++++++++++++++++++++++++3.txt" xlink:type="simple">C:\Users\Jacob\Documents\School\Data Science\List Data\10-24-24--10-30-24\+++++++++++++++++++++++++++++++++++3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Safety’s Off Orktober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bin Rob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Star%20God's%20Angels%20Vroom%20Vroom%20with.txt" xlink:type="simple">C:\Users\Jacob\Documents\School\Data Science\List Data\10-24-24--10-30-24\Star God's Angels Vroom Vroom with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Safety’s Off Orktober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uncan Bucha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24-24--10-30-24/++%20Army%20Roster%20(Xenos%20-%20Leagues%20of.txt" xlink:type="simple">C:\Users\Jacob\Documents\School\Data Science\List Data\10-24-24--10-30-24\++ Army Roster (Xenos - Leagues of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Safety’s Off Orktober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othy Huebs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24-24--10-30-24/Big%20Boi%20(1995%20Points).txt" xlink:type="simple">C:\Users\Jacob\Documents\School\Data Science\List Data\10-24-24--10-30-24\Big Boi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Safety’s Off Orktober G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ck Kirkend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leet%20(2000%20Points).txt" xlink:type="simple">C:\Users\Jacob\Documents\School\Data Science\List Data\10-24-24--10-30-24\Fleet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Queen City Orktiberfest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ason Mer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24-24--10-30-24/Votann%20v2.8%20(1995%20points).txt" xlink:type="simple">C:\Users\Jacob\Documents\School\Data Science\List Data\10-24-24--10-30-24\Votann v2.8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Queen City Orktiberfest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i Harv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watch</text:p>
          </table:table-cell>
          <table:table-cell office:value-type="string" calcext:value-type="string">
            <text:p><text:a xlink:href="../List%20Data/10-24-24--10-30-24/Deathwatch%201.04%20Beef%20(it's%20a%20minute.txt" xlink:type="simple">C:\Users\Jacob\Documents\School\Data Science\List Data\10-24-24--10-30-24\Deathwatch 1.04 Beef (it's a minute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Queen City Orktiberfest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kas Sti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24-24--10-30-24/Orktoberfest%20(1990%20Points).txt" xlink:type="simple">C:\Users\Jacob\Documents\School\Data Science\List Data\10-24-24--10-30-24\Orktoberfest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Queen City Orktiberfest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on Sh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ecrons%20(2000%20points)2.txt" xlink:type="simple">C:\Users\Jacob\Documents\School\Data Science\List Data\10-24-24--10-30-24\necrons (2000 points)2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Portal Fall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muel P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By%20Bjeorg%20(1995%20points).txt" xlink:type="simple">C:\Users\Jacob\Documents\School\Data Science\List Data\10-24-24--10-30-24\By Bjeorg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Portal Fall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aki F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The%20Final%20Boss%20(2000%20points).txt" xlink:type="simple">C:\Users\Jacob\Documents\School\Data Science\List Data\10-24-24--10-30-24\The Final Boss (200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Portal Fall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ew Salzb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Astra%20Mili-Tau-um%20(1995%20points).txt" xlink:type="simple">C:\Users\Jacob\Documents\School\Data Science\List Data\10-24-24--10-30-24\Astra Mili-Tau-um (1995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The Portal Fall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niel Wohlm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Guard%20(2000%20Points)2.txt" xlink:type="simple">C:\Users\Jacob\Documents\School\Data Science\List Data\10-24-24--10-30-24\Guard (2000 Points)2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A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son Flan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Walter%20Special%20(1990%20Points).txt" xlink:type="simple">C:\Users\Jacob\Documents\School\Data Science\List Data\10-24-24--10-30-24\Walter Special (1990 Points)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A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areth H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No%20one%20expects%20the%20Spanish%20Inquisit.txt" xlink:type="simple">C:\Users\Jacob\Documents\School\Data Science\List Data\10-24-24--10-30-24\No one expects the Spanish Inquisit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A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rek Hae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24-24--10-30-24/According%20to%20all%20known%20laws%20of%20avia.txt" xlink:type="simple">C:\Users\Jacob\Documents\School\Data Science\List Data\10-24-24--10-30-24\According to all known laws of avia.txt</text:a></text:p>
          </table:table-cell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office:value-type="string" calcext:value-type="string">
            <text:p>Battle Against Breast Cancer AZ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n Hoo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24-24--10-30-24/Everyone%20needs%20crabs.txt" xlink:type="simple">C:\Users\Jacob\Documents\School\Data Science\List Data\10-24-24--10-30-24\Everyone needs crabs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The Coventry 40k: 3-da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assim Fouc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Aquilons%20are%20a%20perfectly%20fine%20datas.txt" xlink:type="simple">C:\Users\Jacob\Documents\School\Data Science\List Data\10-24-24--10-30-24\Aquilons are a perfectly fine datas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The Coventry 40k: 3-da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tephen 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Cov%20(2000%20Points).txt" xlink:type="simple">C:\Users\Jacob\Documents\School\Data Science\List Data\10-24-24--10-30-24\Cov (2000 Points)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The Coventry 40k: 3-da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en J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gsc%20(2000%20points).txt" xlink:type="simple">C:\Users\Jacob\Documents\School\Data Science\List Data\10-24-24--10-30-24\gsc (2000 points)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The Coventry 40k: 3-day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aniel Whita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24-24--10-30-24/Nerfed%20the%20wrong%20stuff%20(2000%20points.txt" xlink:type="simple">C:\Users\Jacob\Documents\School\Data Science\List Data\10-24-24--10-30-24\Nerfed the wrong stuff (2000 points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5. Corsair Open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x Ka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24-24--10-30-24/Let's%20fetz%20(2000%20Points).txt" xlink:type="simple">C:\Users\Jacob\Documents\School\Data Science\List Data\10-24-24--10-30-24\Let's fetz (2000 Points)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5. Corsair Open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an Reisnau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24-24--10-30-24/+++++++++++++++++++++++++++++++++++4.txt" xlink:type="simple">C:\Users\Jacob\Documents\School\Data Science\List Data\10-24-24--10-30-24\+++++++++++++++++++++++++++++++++++4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5. Corsair Open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x Nitschi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leet,%20ihr%20Narren!%20(2000%20points).txt" xlink:type="simple">C:\Users\Jacob\Documents\School\Data Science\List Data\10-24-24--10-30-24\Fleet, ihr Narren! (2000 points).txt</text:a></text:p>
          </table:table-cell>
        </table:table-row>
        <table:table-row table:style-name="ro1">
          <table:table-cell table:style-name="ce3" office:value-type="date" office:date-value="2024-10-24" calcext:value-type="date">
            <text:p>10/24/24</text:p>
          </table:table-cell>
          <table:table-cell office:value-type="string" calcext:value-type="string">
            <text:p>5. Corsair Open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nuel Way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Corsairs%20(2000%20Points).txt" xlink:type="simple">C:\Users\Jacob\Documents\School\Data Science\List Data\10-24-24--10-30-24\Corsairs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enver 40k fight Club October Open 2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n N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0-24-24--10-30-24/Templars%20book%20when%20(2000%20points).txt" xlink:type="simple">C:\Users\Jacob\Documents\School\Data Science\List Data\10-24-24--10-30-24\Templars book when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enver 40k fight Club October Open 2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att Ev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Synaptic%20Norns%20(1990%20points).txt" xlink:type="simple">C:\Users\Jacob\Documents\School\Data Science\List Data\10-24-24--10-30-24\Synaptic Norns (199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enver 40k fight Club October Open 2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ichael Ma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OG%20Bully%20(2000%20Points).txt" xlink:type="simple">C:\Users\Jacob\Documents\School\Data Science\List Data\10-24-24--10-30-24\OG Bully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enver 40k fight Club October Open 2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lin K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24-24--10-30-24/At%20this%20point%20who%20knows%20what's%20good.txt" xlink:type="simple">C:\Users\Jacob\Documents\School\Data Science\List Data\10-24-24--10-30-24\At this point who knows what's good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Toronto Fall Open 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idvan Martin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24-24--10-30-24/Realspace%20raid%20(2000%20Points).txt" xlink:type="simple">C:\Users\Jacob\Documents\School\Data Science\List Data\10-24-24--10-30-24\Realspace raid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Toronto Fall Open 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vin Sw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Settlers%20of%20C'tan.txt" xlink:type="simple">C:\Users\Jacob\Documents\School\Data Science\List Data\10-24-24--10-30-24\Settlers of C'tan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Toronto Fall Open 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yan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24-24--10-30-24/Ryan%20(2000%20Points).txt" xlink:type="simple">C:\Users\Jacob\Documents\School\Data Science\List Data\10-24-24--10-30-24\Ryan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Toronto Fall Open 202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rancois Lalon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24-24--10-30-24/Khorne's%20first%20choice%20(2000%20Points).txt" xlink:type="simple">C:\Users\Jacob\Documents\School\Data Science\List Data\10-24-24--10-30-24\Khorne's first choice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ragons Lair Open 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ach Me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24-24--10-30-24/Once%20More%20Unto%20Glory%20(1995%20points).txt" xlink:type="simple">C:\Users\Jacob\Documents\School\Data Science\List Data\10-24-24--10-30-24\Once More Unto Glory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ragons Lair Open 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evin McCorm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What's%20Missing%20(2000%20Points).txt" xlink:type="simple">C:\Users\Jacob\Documents\School\Data Science\List Data\10-24-24--10-30-24\What's Missing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ragons Lair Open 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ric Ta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So%20I%20looked%20at%20your%20list%20and%20I%20don'.txt" xlink:type="simple">C:\Users\Jacob\Documents\School\Data Science\List Data\10-24-24--10-30-24\So I looked at your list and I don'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Dragons Lair Open 202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avid H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24-24--10-30-24/Poor-phyrion%20(1995%20Points).txt" xlink:type="simple">C:\Users\Jacob\Documents\School\Data Science\List Data\10-24-24--10-30-24\Poor-phyrion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almo Wargaming Weekend 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jorn Erik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Bullfest%202%20Electric%20Boogaloo%20(2000.txt" xlink:type="simple">C:\Users\Jacob\Documents\School\Data Science\List Data\10-24-24--10-30-24\Bullfest 2 Electric Boogaloo (2000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almo Wargaming Weekend 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okim Engst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Invasion%20(2000%20points).txt" xlink:type="simple">C:\Users\Jacob\Documents\School\Data Science\List Data\10-24-24--10-30-24\Invasion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almo Wargaming Weekend 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lof Sven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Is%20this%20good%20or%20just%20fun.txt" xlink:type="simple">C:\Users\Jacob\Documents\School\Data Science\List Data\10-24-24--10-30-24\Is this good or just fun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almo Wargaming Weekend 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onatan Hol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24-24--10-30-24/Test%20(1995%20Points).txt" xlink:type="simple">C:\Users\Jacob\Documents\School\Data Science\List Data\10-24-24--10-30-24\Test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Battlefield Birmingham 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ssim Fouch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Slaughter%20of%20Birmingham%20(1995%20Point.txt" xlink:type="simple">C:\Users\Jacob\Documents\School\Data Science\List Data\10-24-24--10-30-24\Slaughter of Birmingham (1995 Point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Battlefield Birmingham 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hristopher Rad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24-24--10-30-24/SW%20-%2020%20Wulfen20%20Claws%20(1995%20points.txt" xlink:type="simple">C:\Users\Jacob\Documents\School\Data Science\List Data\10-24-24--10-30-24\SW - 20 Wulfen20 Claws (1995 points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Battlefield Birmingham 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tt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Big%20Bonks%20(1995%20points).txt" xlink:type="simple">C:\Users\Jacob\Documents\School\Data Science\List Data\10-24-24--10-30-24\Big Bonks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Battlefield Birmingham 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areth Jo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24-24--10-30-24/Doggo%20(2000%20Points).txt" xlink:type="simple">C:\Users\Jacob\Documents\School\Data Science\List Data\10-24-24--10-30-24\Doggo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dmonton Wargaming Open 40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tthew Se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GT%20(2000%20Points).txt" xlink:type="simple">C:\Users\Jacob\Documents\School\Data Science\List Data\10-24-24--10-30-24\GT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dmonton Wargaming Open 40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ieren Trimb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Alea%20iacta%20est!%20Sometimes%20you%20need.txt" xlink:type="simple">C:\Users\Jacob\Documents\School\Data Science\List Data\10-24-24--10-30-24\Alea iacta est! Sometimes you need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dmonton Wargaming Open 40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niel Wort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Rengade%20Raid%20Event%20List%20(1995%20point.txt" xlink:type="simple">C:\Users\Jacob\Documents\School\Data Science\List Data\10-24-24--10-30-24\Rengade Raid Event List (1995 point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dmonton Wargaming Open 40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onah Sinc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Cadian%20E-1337%20(1995%20points).txt" xlink:type="simple">C:\Users\Jacob\Documents\School\Data Science\List Data\10-24-24--10-30-24\Cadian E-1337 (1995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ektoberfest Warhemmer 40k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th Pi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24-24--10-30-24/500%20REM%20(2000%20Points).txt" xlink:type="simple">C:\Users\Jacob\Documents\School\Data Science\List Data\10-24-24--10-30-24\500 REM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ektoberfest Warhemmer 40k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andon Lov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24-24--10-30-24/30%20lychguard%20(2000%20Points).txt" xlink:type="simple">C:\Users\Jacob\Documents\School\Data Science\List Data\10-24-24--10-30-24\30 lychguard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ektoberfest Warhemmer 40k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lin Win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Crusher%20I%20'ardly%20know%20her!%20(2000%20po.txt" xlink:type="simple">C:\Users\Jacob\Documents\School\Data Science\List Data\10-24-24--10-30-24\Crusher I 'ardly know her! (2000 po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Mektoberfest Warhemmer 40k G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k Pe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24-24--10-30-24/vet%20blitz%20(2000%20points).txt" xlink:type="simple">C:\Users\Jacob\Documents\School\Data Science\List Data\10-24-24--10-30-24\vet blitz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lbcoast Cup XIII –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annes Hoferich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24-24--10-30-24/+++++++++++++++++++++++++++++++++++5.txt" xlink:type="simple">C:\Users\Jacob\Documents\School\Data Science\List Data\10-24-24--10-30-24\+++++++++++++++++++++++++++++++++++5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lbcoast Cup XIII –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rijano Il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24-24--10-30-24/440%20Magnus.txt" xlink:type="simple">C:\Users\Jacob\Documents\School\Data Science\List Data\10-24-24--10-30-24\440 Magnus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lbcoast Cup XIII –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ay Kleinvo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+++++++++++++++++++++++++++++++++++6.txt" xlink:type="simple">C:\Users\Jacob\Documents\School\Data Science\List Data\10-24-24--10-30-24\+++++++++++++++++++++++++++++++++++6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Elbcoast Cup XIII – G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trick Nemit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24-24--10-30-24/+++++++++++++++++++++++++++++++++++7.txt" xlink:type="simple">C:\Users\Jacob\Documents\School\Data Science\List Data\10-24-24--10-30-24\+++++++++++++++++++++++++++++++++++7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Last of the Summer Winehammer 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ke 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10-24-24--10-30-24/Burn%20baby%20burn.%20Aco%20inferno..txt" xlink:type="simple">C:\Users\Jacob\Documents\School\Data Science\List Data\10-24-24--10-30-24\Burn baby burn. Aco inferno.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Last of the Summer Winehammer 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rkus H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24-24--10-30-24/markus%20tau%20(2000%20points).txt" xlink:type="simple">C:\Users\Jacob\Documents\School\Data Science\List Data\10-24-24--10-30-24\markus tau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Last of the Summer Winehammer 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urtney Rho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24-24--10-30-24/War%20Horde.txt" xlink:type="simple">C:\Users\Jacob\Documents\School\Data Science\List Data\10-24-24--10-30-24\War Horde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Last of the Summer Winehammer 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tnu Vaid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10-24-24--10-30-24/big%20chungus%20dog%20walking%20services%20lt.txt" xlink:type="simple">C:\Users\Jacob\Documents\School\Data Science\List Data\10-24-24--10-30-24\big chungus dog walking services lt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Rapid Fire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lan Davi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24-24--10-30-24/Oh%20here%20we%20go%20again,%20never%20leave%20in.txt" xlink:type="simple">C:\Users\Jacob\Documents\School\Data Science\List Data\10-24-24--10-30-24\Oh here we go again, never leave in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Rapid Fire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uce Duf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eror’s Children</text:p>
          </table:table-cell>
          <table:table-cell office:value-type="string" calcext:value-type="string">
            <text:p><text:a xlink:href="../List%20Data/10-24-24--10-30-24/Liam%20(2000%20Points).txt" xlink:type="simple">C:\Users\Jacob\Documents\School\Data Science\List Data\10-24-24--10-30-24\Liam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Rapid Fire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aeme Meiklejoh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24-24--10-30-24/Falkirk%20GT%20-%20Crusher%20(2000%20Points).txt" xlink:type="simple">C:\Users\Jacob\Documents\School\Data Science\List Data\10-24-24--10-30-24\Falkirk GT - Crusher (2000 Points).txt</text:a></text:p>
          </table:table-cell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office:value-type="string" calcext:value-type="string">
            <text:p>Rapid Fire 2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muel Norton-Alex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24-24--10-30-24/Sis%20-%20XOXO%20(2000%20points).txt" xlink:type="simple">C:\Users\Jacob\Documents\School\Data Science\List Data\10-24-24--10-30-24\Sis - XOXO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attle for Salvation GT 20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muel P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Feel%20No%20Brain%20(5+)%20(2000%20points).txt" xlink:type="simple">C:\Users\Jacob\Documents\School\Data Science\List Data\10-10-24--10-16-24\Feel No Brain (5+)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attle for Salvation GT 20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ohnny Z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10-24--10-16-24/Lana%20Del%20Rey%20(1990%20Points).txt" xlink:type="simple">C:\Users\Jacob\Documents\School\Data Science\List Data\10-10-24--10-16-24\Lana Del Rey (199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attle for Salvation GT 20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J Lan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10-24--10-16-24/Guy%20with%20Belt%20Buckle%20walks%20into%20a%20g.txt" xlink:type="simple">C:\Users\Jacob\Documents\School\Data Science\List Data\10-10-24--10-16-24\Guy with Belt Buckle walks into a g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attle for Salvation GT 20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ullen B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10-24--10-16-24/two%20Carys,%20one%20cup%20(2000%20points).txt" xlink:type="simple">C:\Users\Jacob\Documents\School\Data Science\List Data\10-10-24--10-16-24\two Carys, one cup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There is Only War 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novan Sai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0-10-24--10-16-24/Jumparound.mp4%20(2000%20Points).txt" xlink:type="simple">C:\Users\Jacob\Documents\School\Data Science\List Data\10-10-24--10-16-24\Jumparound.mp4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There is Only War 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chael A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10-24--10-16-24/GG%20GT2%20(2000%20Points).txt" xlink:type="simple">C:\Users\Jacob\Documents\School\Data Science\List Data\10-10-24--10-16-24\GG GT2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There is Only War 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rek Hae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10-24--10-16-24/Hot%20singles%20in%20your%20segmentum%20(2000.txt" xlink:type="simple">C:\Users\Jacob\Documents\School\Data Science\List Data\10-10-24--10-16-24\Hot singles in your segmentum (2000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There is Only War II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thony Campane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Bugosaurus%20Wrecks%20(1995%20points).txt" xlink:type="simple">C:\Users\Jacob\Documents\School\Data Science\List Data\10-10-24--10-16-24\Bugosaurus Wrecks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SSG GT Goes Solo?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lle Abraham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Army%20name%20OmNomNomNomNomNomNom.txt" xlink:type="simple">C:\Users\Jacob\Documents\School\Data Science\List Data\10-10-24--10-16-24\Army name OmNomNomNomNomNomNom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SSG GT Goes Solo?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ouglas Sven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10-24--10-16-24/+++++++++++++++++++++++++++++++++++.txt" xlink:type="simple">C:\Users\Jacob\Documents\School\Data Science\List Data\10-10-24--10-16-24\+++++++++++++++++++++++++++++++++++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SSG GT Goes Solo?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ders Pal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10-24--10-16-24/Hokuspokus%20(1995%20Points).txt" xlink:type="simple">C:\Users\Jacob\Documents\School\Data Science\List Data\10-10-24--10-16-24\Hokuspokus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SSG GT Goes Solo?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ilda Landberg-Wal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10-24--10-16-24/Traitor%20Guard%20(1990%20points).txt" xlink:type="simple">C:\Users\Jacob\Documents\School\Data Science\List Data\10-10-24--10-16-24\Traitor Guard (199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Nurgle Mania 5 -2 Tagesturni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im Schn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10-24--10-16-24/+++++++++++++++++++++++++++++++++++2.txt" xlink:type="simple">C:\Users\Jacob\Documents\School\Data Science\List Data\10-10-24--10-16-24\+++++++++++++++++++++++++++++++++++2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Nurgle Mania 5 -2 Tagesturni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nuel Way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Hypercrypt%20(2000%20Points).txt" xlink:type="simple">C:\Users\Jacob\Documents\School\Data Science\List Data\10-10-24--10-16-24\Hypercrypt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Nurgle Mania 5 -2 Tagesturni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bian B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10-24--10-16-24/Alle%20lieben%20Wunderwürfel%20(2000%20Poin.txt" xlink:type="simple">C:\Users\Jacob\Documents\School\Data Science\List Data\10-10-24--10-16-24\Alle lieben Wunderwürfel (2000 Poin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Nurgle Mania 5 -2 Tagesturni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rtin Nguy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10-24--10-16-24/Ikarus'%20Stormlance%20Nurglemania%20(200.txt" xlink:type="simple">C:\Users\Jacob\Documents\School\Data Science\List Data\10-10-24--10-16-24\Ikarus' Stormlance Nurglemania (200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2d6 Exterminat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onathan Ar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10-24--10-16-24/+++++++++++++++++++++++++++++++++++3.txt" xlink:type="simple">C:\Users\Jacob\Documents\School\Data Science\List Data\10-10-24--10-16-24\+++++++++++++++++++++++++++++++++++3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2d6 Exterminat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veinung No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Swarmy%20Invasion%20-%20Invasion%20Fleet.txt" xlink:type="simple">C:\Users\Jacob\Documents\School\Data Science\List Data\10-10-24--10-16-24\Swarmy Invasion - Invasion Fleet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2d6 Exterminat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asmus Va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10-24--10-16-24/2d6%20(1995%20points).txt" xlink:type="simple">C:\Users\Jacob\Documents\School\Data Science\List Data\10-10-24--10-16-24\2d6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2d6 Exterminatu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jetil Andre Lik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10-24--10-16-24/+++++++++++++++++++++++++++++++++++4.txt" xlink:type="simple">C:\Users\Jacob\Documents\School\Data Science\List Data\10-10-24--10-16-24\+++++++++++++++++++++++++++++++++++4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Otonocalipsis Kingdom Wargames, Warhemmer 40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co Este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10-24--10-16-24/Marines%20Lobos%20Cicas%20(2000%20Points).txt" xlink:type="simple">C:\Users\Jacob\Documents\School\Data Science\List Data\10-10-24--10-16-24\Marines Lobos Cicas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Otonocalipsis Kingdom Wargames, Warhemmer 40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uillermo Palac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10-24--10-16-24/DA%20Gladius%20(2000%20points).txt" xlink:type="simple">C:\Users\Jacob\Documents\School\Data Science\List Data\10-10-24--10-16-24\DA Gladius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Otonocalipsis Kingdom Wargames, Warhemmer 40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ncisco Pel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++%20Army%20Roster%20(Xenos%20-%20Necrons)%20%5B2.txt" xlink:type="simple">C:\Users\Jacob\Documents\School\Data Science\List Data\10-10-24--10-16-24\++ Army Roster (Xenos - Necrons) [2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Otonocalipsis Kingdom Wargames, Warhemmer 40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ctor Zo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10-24--10-16-24/tank%20hunters%20(2000%20points).txt" xlink:type="simple">C:\Users\Jacob\Documents\School\Data Science\List Data\10-10-24--10-16-24\tank hunters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ll to Arms GT Hosted by Away G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mory Garr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10-24--10-16-24/Kabal%20of%20the%20black%20heart%20(1985%20Poin.txt" xlink:type="simple">C:\Users\Jacob\Documents\School\Data Science\List Data\10-10-24--10-16-24\Kabal of the black heart (1985 Poin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ll to Arms GT Hosted by Away G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e Olme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10-24--10-16-24/For%20The%20Lady%20(1995%20points).txt" xlink:type="simple">C:\Users\Jacob\Documents\School\Data Science\List Data\10-10-24--10-16-24\For The Lady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ll to Arms GT Hosted by Away G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on Bel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10-10-24--10-16-24/It's%20fisting%20time%20(2000%20Points).txt" xlink:type="simple">C:\Users\Jacob\Documents\School\Data Science\List Data\10-10-24--10-16-24\It's fisting time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ll to Arms GT Hosted by Away Gam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eston Sout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10-24--10-16-24/I%20Like%20Big%20Bots%20and%20I%20Cannot%20Lie%20(1.txt" xlink:type="simple">C:\Users\Jacob\Documents\School\Data Science\List Data\10-10-24--10-16-24\I Like Big Bots and I Cannot Lie (1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righton 40k GT I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rtyn C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10-24--10-16-24/Surprise!%20(2000%20Points).txt" xlink:type="simple">C:\Users\Jacob\Documents\School\Data Science\List Data\10-10-24--10-16-24\Surprise!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righton 40k GT I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om Maid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10-24--10-16-24/WAM%20BAM%20THANK%20HAMMER%20BOY%20BAM%20BAM!%20(.txt" xlink:type="simple">C:\Users\Jacob\Documents\School\Data Science\List Data\10-10-24--10-16-24\WAM BAM THANK HAMMER BOY BAM BAM! (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righton 40k GT I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iam Macind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10-24--10-16-24/same%20shit%20different%20gt%20(2000%20points.txt" xlink:type="simple">C:\Users\Jacob\Documents\School\Data Science\List Data\10-10-24--10-16-24\same shit different gt (2000 points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righton 40k GT I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m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10-24--10-16-24/++%20Army%20Roster%20(Xenos%20-%20Leagues%20of.txt" xlink:type="simple">C:\Users\Jacob\Documents\School\Data Science\List Data\10-10-24--10-16-24\++ Army Roster (Xenos - Leagues of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rnage – Solar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y Quas-Co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heeeeeere's%20a%20tesseract%20vault%20(2000.txt" xlink:type="simple">C:\Users\Jacob\Documents\School\Data Science\List Data\10-10-24--10-16-24\heeeeeere's a tesseract vault (2000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rnage – Solar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lam Tayl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<text:a xlink:href="../List%20Data/10-10-24--10-16-24/deathguard%20(2000%20points).txt" xlink:type="simple">C:\Users\Jacob\Documents\School\Data Science\List Data\10-10-24--10-16-24\deathguard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rnage – Solar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tt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Big%20Bonks%20(1995%20points).txt" xlink:type="simple">C:\Users\Jacob\Documents\School\Data Science\List Data\10-10-24--10-16-24\Big Bonks (1995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Carnage – Solar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ieran Fren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10-24--10-16-24/hypercrypt%202k%20(2000%20points).txt" xlink:type="simple">C:\Users\Jacob\Documents\School\Data Science\List Data\10-10-24--10-16-24\hypercrypt 2k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ugle Bat Reps: Bugles Big Bash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orge McCoul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10-10-24--10-16-24/Monster%20Mash%20(2000%20points).txt" xlink:type="simple">C:\Users\Jacob\Documents\School\Data Science\List Data\10-10-24--10-16-24\Monster Mash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ugle Bat Reps: Bugles Big Bash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vid LaPor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10-24--10-16-24/kauyon%20(2000%20points).txt" xlink:type="simple">C:\Users\Jacob\Documents\School\Data Science\List Data\10-10-24--10-16-24\kauyon (2000 points)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ugle Bat Reps: Bugles Big Bash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h Ven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disco%20cannon%20+%20warriors%20(1995%20point.txt" xlink:type="simple">C:\Users\Jacob\Documents\School\Data Science\List Data\10-10-24--10-16-24\disco cannon + warriors (1995 point.txt</text:a></text:p>
          </table:table-cell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office:value-type="string" calcext:value-type="string">
            <text:p>Bugle Bat Reps: Bugles Big Bash 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ddy Ba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10-24--10-16-24/feeling%20cute...might%20consume%20biomas.txt" xlink:type="simple">C:\Users\Jacob\Documents\School\Data Science\List Data\10-10-24--10-16-24\feeling cute...might consume biomas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ascade Clash: Descent – 40k Major Fall 20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den Iwa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03-24--10-09-24/Space%20Wolves%20-%20202409%20-%20Sighhhh%20(19.txt" xlink:type="simple">C:\Users\Jacob\Documents\School\Data Science\List Data\10-10-24--10-16-24\Space Wolves - 202409 - Sighhhh (19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ascade Clash: Descent – 40k Major Fall 20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even 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03-24--10-09-24/Awake%20Me%20Up%20When%20Pariah%20Ends%20(2000.txt" xlink:type="simple">C:\Users\Jacob\Documents\School\Data Science\List Data\10-10-24--10-16-24\Awake Me Up When Pariah Ends (2000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ascade Clash: Descent – 40k Major Fall 20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ommy Aguil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0-03-24--10-09-24/Imperium%20-%20Grey%20Knights%20-%20Draigo's.txt" xlink:type="simple">C:\Users\Jacob\Documents\School\Data Science\List Data\10-10-24--10-16-24\Imperium - Grey Knights - Draigo's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ascade Clash: Descent – 40k Major Fall 20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u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03-24--10-09-24/(2000%20Points).txt" xlink:type="simple">C:\Users\Jacob\Documents\School\Data Science\List Data\10-10-24--10-16-24\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Alba GT 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rek Vin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03-24--10-09-24/MAREK%20VLNKA.txt" xlink:type="simple">C:\Users\Jacob\Documents\School\Data Science\List Data\10-03-24--10-09-24\MAREK VLNKA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Alba GT 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ilip Jakob Pogacn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03-24--10-09-24/World%20Eaters%20(2000%20points).txt" xlink:type="simple">C:\Users\Jacob\Documents\School\Data Science\List Data\10-03-24--10-09-24\World Eaters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Alba GT 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am Pusz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03-24--10-09-24/DG%20(1995%20Points).txt" xlink:type="simple">C:\Users\Jacob\Documents\School\Data Science\List Data\10-03-24--10-09-24\DG (1995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Alba GT 202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trik Bajnoc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03-24--10-09-24/Emperors%20Finest%20(1995%20points).txt" xlink:type="simple">C:\Users\Jacob\Documents\School\Data Science\List Data\10-03-24--10-09-24\Emperors Finest (1995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BZU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hristopher 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03-24--10-09-24/Drangleic%20Crusade%20(2000%20points).txt" xlink:type="simple">C:\Users\Jacob\Documents\School\Data Science\List Data\10-03-24--10-09-24\Drangleic Crusade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BZU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onathan Baug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03-24--10-09-24/Knights!!!%20(2000%20points).txt" xlink:type="simple">C:\Users\Jacob\Documents\School\Data Science\List Data\10-03-24--10-09-24\Knights!!!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BZU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ex Nan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03-24--10-09-24/Beauty%20and%20The%20Beast%20with%20friends%20(.txt" xlink:type="simple">C:\Users\Jacob\Documents\School\Data Science\List Data\10-03-24--10-09-24\Beauty and The Beast with friends (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BZU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vi 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03-24--10-09-24/Cancer%20(2000%20Points).txt" xlink:type="simple">C:\Users\Jacob\Documents\School\Data Science\List Data\10-03-24--10-09-24\Cancer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Geekfest – Atumn –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andon Val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03-24--10-09-24/So%20I%20started%20blasting%20(1990%20points).txt" xlink:type="simple">C:\Users\Jacob\Documents\School\Data Science\List Data\10-03-24--10-09-24\So I started blasting (199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Geekfest – Atumn –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air MacDona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10-03-24--10-09-24/+++++++++++++++++++++++++++++++++++.txt" xlink:type="simple">C:\Users\Jacob\Documents\School\Data Science\List Data\10-03-24--10-09-24\+++++++++++++++++++++++++++++++++++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Geekfest – Atumn –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ike Chape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03-24--10-09-24/Big%20Ups%20(1990%20points).txt" xlink:type="simple">C:\Users\Jacob\Documents\School\Data Science\List Data\10-03-24--10-09-24\Big Ups (199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Geekfest – Atumn – Warhammer 40k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tthew Ree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03-24--10-09-24/New%20(2000%20Points).txt" xlink:type="simple">C:\Users\Jacob\Documents\School\Data Science\List Data\10-03-24--10-09-24\New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Paragon City Games Warhammer 40k Store Championship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van St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10-03-24--10-09-24/2x%20repex%20(1995%20Points).txt" xlink:type="simple">C:\Users\Jacob\Documents\School\Data Science\List Data\10-03-24--10-09-24\2x repex (1995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Paragon City Games Warhammer 40k Store Championship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Jeff Peter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10-03-24--10-09-24/Sneaky%20Sneks%20(2000%20Points).txt" xlink:type="simple">C:\Users\Jacob\Documents\School\Data Science\List Data\10-03-24--10-09-24\Sneaky Sneks (2000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Paragon City Games Warhammer 40k Store Championship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omas 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10-03-24--10-09-24/When%20the%20war%20of%20the%20giants%20is%20over.txt" xlink:type="simple">C:\Users\Jacob\Documents\School\Data Science\List Data\10-03-24--10-09-24\When the war of the giants is over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Paragon City Games Warhammer 40k Store Championship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chael To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10-03-24--10-09-24/I'm%20tired%20boss%20(1995%20Points).txt" xlink:type="simple">C:\Users\Jacob\Documents\School\Data Science\List Data\10-03-24--10-09-24\I'm tired boss (1995 Points)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lan Wars Scottish Open 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nes W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10-03-24--10-09-24/+++++++++++++++++++++++++++++++++++2.txt" xlink:type="simple">C:\Users\Jacob\Documents\School\Data Science\List Data\10-03-24--10-09-24\+++++++++++++++++++++++++++++++++++2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lan Wars Scottish Open 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an David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10-03-24--10-09-24/I%20can't%20live%20without%20indirect.txt" xlink:type="simple">C:\Users\Jacob\Documents\School\Data Science\List Data\10-03-24--10-09-24\I can't live without indirect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lan Wars Scottish Open 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uce Duf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10-03-24--10-09-24/CHARACTERS.txt" xlink:type="simple">C:\Users\Jacob\Documents\School\Data Science\List Data\10-03-24--10-09-24\CHARACTERS.txt</text:a></text:p>
          </table:table-cell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office:value-type="string" calcext:value-type="string">
            <text:p>Clan Wars Scottish Open 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m Dagn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10-03-24--10-09-24/Clan%20wars.txt" xlink:type="simple">C:\Users\Jacob\Documents\School\Data Science\List Data\10-03-24--10-09-24\Clan wars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Hanseatic Alliance Open 20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im Schn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03-24--10-09-24/8.%20Nd5%23.txt" xlink:type="simple">C:\Users\Jacob\Documents\School\Data Science\List Data\10-03-24--10-09-24\8. Nd5#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Hanseatic Alliance Open 20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ttias Bellm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10-03-24--10-09-24/Judge%20Judy%20and%20Katy%20on%20tour.txt" xlink:type="simple">C:\Users\Jacob\Documents\School\Data Science\List Data\10-03-24--10-09-24\Judge Judy and Katy on tour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Hanseatic Alliance Open 20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Kevin “planB_God” Zolli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10-03-24--10-09-24/Gehe%20niemals%20mit%20dem%20Meta!%20SEI%20DAS.txt" xlink:type="simple">C:\Users\Jacob\Documents\School\Data Science\List Data\10-03-24--10-09-24\Gehe niemals mit dem Meta! SEI DAS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Hanseatic Alliance Open 202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astian K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03-24--10-09-24/Arschtra%20(2000%20points).txt" xlink:type="simple">C:\Users\Jacob\Documents\School\Data Science\List Data\10-03-24--10-09-24\Arschtra (2000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Dragon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esley St.H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03-24--10-09-24/+++++++++++++++++++++++++++++++++++3.txt" xlink:type="simple">C:\Users\Jacob\Documents\School\Data Science\List Data\10-03-24--10-09-24\+++++++++++++++++++++++++++++++++++3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Dragon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ordan N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10-03-24--10-09-24/++%20Army%20Roster%20(Xenos%20-%20Necrons)%20%5B2.txt" xlink:type="simple">C:\Users\Jacob\Documents\School\Data Science\List Data\10-03-24--10-09-24\++ Army Roster (Xenos - Necrons) [2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Dragon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ary Fra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03-24--10-09-24/+++++++++++++++++++++++++++++++++++4.txt" xlink:type="simple">C:\Users\Jacob\Documents\School\Data Science\List Data\10-03-24--10-09-24\+++++++++++++++++++++++++++++++++++4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Dragon Fall Championship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im Wr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10-03-24--10-09-24/+++++++++++++++++++++++++++++++++++5.txt" xlink:type="simple">C:\Users\Jacob\Documents\School\Data Science\List Data\10-03-24--10-09-24\+++++++++++++++++++++++++++++++++++5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MOAB 40k 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odie Middle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10-03-24--10-09-24/Last%20March%20of%20the%20Bulls%20(1990%20Point.txt" xlink:type="simple">C:\Users\Jacob\Documents\School\Data Science\List Data\10-03-24--10-09-24\Last March of the Bulls (1990 Point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MOAB 40k 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oody W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03-24--10-09-24/According%20to%20all%20known%20laws%20of%20avia.txt" xlink:type="simple">C:\Users\Jacob\Documents\School\Data Science\List Data\10-03-24--10-09-24\According to all known laws of avia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MOAB 40k 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aniel Xer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10-03-24--10-09-24/just%20moab%20things%20(2000%20points).txt" xlink:type="simple">C:\Users\Jacob\Documents\School\Data Science\List Data\10-03-24--10-09-24\just moab things (2000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MOAB 40k 20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en Tin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10-03-24--10-09-24/Stomp%20em%20less%20good%20(2000%20Points).txt" xlink:type="simple">C:\Users\Jacob\Documents\School\Data Science\List Data\10-03-24--10-09-24\Stomp em less good (2000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The Spice Must Flow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hael Tay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10-03-24--10-09-24/I%20don't%20even%20know%20what%20Admec%20does%20(.txt" xlink:type="simple">C:\Users\Jacob\Documents\School\Data Science\List Data\10-03-24--10-09-24\I don't even know what Admec does (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The Spice Must Flow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nn De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10-03-24--10-09-24/2.%20csm%20test%20(1995%20points).txt" xlink:type="simple">C:\Users\Jacob\Documents\School\Data Science\List Data\10-03-24--10-09-24\2. csm test (1995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The Spice Must Flow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 Wilkin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10-03-24--10-09-24/Montka%20(2000%20points).txt" xlink:type="simple">C:\Users\Jacob\Documents\School\Data Science\List Data\10-03-24--10-09-24\Montka (2000 points).txt</text:a></text:p>
          </table:table-cell>
        </table:table-row>
        <table:table-row table:style-name="ro1">
          <table:table-cell table:style-name="ce3" office:value-type="date" office:date-value="2024-10-03" calcext:value-type="date">
            <text:p>10/03/24</text:p>
          </table:table-cell>
          <table:table-cell office:value-type="string" calcext:value-type="string">
            <text:p>The Spice Must Flow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tricio Camp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10-03-24--10-09-24/Wolf%20Jail%202.1%20(1995%20points).txt" xlink:type="simple">C:\Users\Jacob\Documents\School\Data Science\List Data\10-03-24--10-09-24\Wolf Jail 2.1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London Grand tournament – 40k Main Even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Liam V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26-24--10-02-24/wesh%20ec%20(2000%20points).txt" xlink:type="simple">C:\Users\Jacob\Documents\School\Data Science\List Data\09-26-24--10-02-24\wesh ec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London Grand tournament – 40k Main Even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Brian Sei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9-26-24--10-02-24/+++++++++++++++++++++++++++++++++++.txt" xlink:type="simple">C:\Users\Jacob\Documents\School\Data Science\List Data\09-26-24--10-02-24\+++++++++++++++++++++++++++++++++++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London Grand tournament – 40k Main Even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lex F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I%20need%20an%20engineering%20placement🙏%20(.txt" xlink:type="simple">C:\Users\Jacob\Documents\School\Data Science\List Data\09-26-24--10-02-24\I need an engineering placement🙏 (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London Grand tournament – 40k Main Event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Lewis Sm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26-24--10-02-24/Sharkageddon%20(2000%20Points).txt" xlink:type="simple">C:\Users\Jacob\Documents\School\Data Science\List Data\09-26-24--10-02-24\Sharkageddon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Flying Monkey Con 40k Cham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it 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Definitely%20not%20Egyptian%20Knights%20(19.txt" xlink:type="simple">C:\Users\Jacob\Documents\School\Data Science\List Data\09-26-24--10-02-24\Definitely not Egyptian Knights (19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Flying Monkey Con 40k Cham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eyton Pree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9-26-24--10-02-24/Weaponized%20wallet%20(2000%20Points).txt" xlink:type="simple">C:\Users\Jacob\Documents\School\Data Science\List Data\09-26-24--10-02-24\Weaponized walle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Flying Monkey Con 40k Cham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stin Mo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March%20of%20the%20vending%20machines.txt" xlink:type="simple">C:\Users\Jacob\Documents\School\Data Science\List Data\09-26-24--10-02-24\March of the vending machines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Flying Monkey Con 40k Champ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icolas Wei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26-24--10-02-24/nort%20(2000%20points).txt" xlink:type="simple">C:\Users\Jacob\Documents\School\Data Science\List Data\09-26-24--10-02-24\nor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arzone Hus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berto Nic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26-24--10-02-24/+++++++++++++++++++++++++++++++++++2.txt" xlink:type="simple">C:\Users\Jacob\Documents\School\Data Science\List Data\09-26-24--10-02-24\+++++++++++++++++++++++++++++++++++2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arzone Hus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lin McD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26-24--10-02-24/BoF%20Test%20(2000%20Points).txt" xlink:type="simple">C:\Users\Jacob\Documents\School\Data Science\List Data\09-26-24--10-02-24\BoF Tes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arzone Hus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than No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26-24--10-02-24/Oops%20(2000%20Points).txt" xlink:type="simple">C:\Users\Jacob\Documents\School\Data Science\List Data\09-26-24--10-02-24\Oop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arzone Hus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rret Mo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26-24--10-02-24/warzone%20(1995%20points).txt" xlink:type="simple">C:\Users\Jacob\Documents\School\Data Science\List Data\09-26-24--10-02-24\warzone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Vae Victis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ex Phim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9-26-24--10-02-24/warzone%20(1995%20points).txt" xlink:type="simple">C:\Users\Jacob\Documents\School\Data Science\List Data\09-26-24--10-02-24\warzone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Vae Victis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ames I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9-26-24--10-02-24/Vae%20Victis%20(740%20points).txt" xlink:type="simple">C:\Users\Jacob\Documents\School\Data Science\List Data\09-26-24--10-02-24\Vae Victis (74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Vae Victis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rad Squ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26-24--10-02-24/2000%20pt%20infantry%20only%20(745%20Points).txt" xlink:type="simple">C:\Users\Jacob\Documents\School\Data Science\List Data\09-26-24--10-02-24\2000 pt infantry only (74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Vae Victis 20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oshua Ball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26-24--10-02-24/Vae%20vic%20(750%20Points).txt" xlink:type="simple">C:\Users\Jacob\Documents\School\Data Science\List Data\09-26-24--10-02-24\Vae vic (75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Grimdark 22: september sl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alle Abraham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Army%20name%20TS%20med%20monster.txt" xlink:type="simple">C:\Users\Jacob\Documents\School\Data Science\List Data\09-26-24--10-02-24\Army name TS med monster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Grimdark 22: september sl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aj Borje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26-24--10-02-24/+++++++++++++++++++++++++++++++++++3.txt" xlink:type="simple">C:\Users\Jacob\Documents\School\Data Science\List Data\09-26-24--10-02-24\+++++++++++++++++++++++++++++++++++3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Grimdark 22: september sl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oel Lar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26-24--10-02-24/Grimdark%20September%202024%20(2000%20point.txt" xlink:type="simple">C:\Users\Jacob\Documents\School\Data Science\List Data\09-26-24--10-02-24\Grimdark September 2024 (2000 point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Grimdark 22: september slaught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mi Sjola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26-24--10-02-24/+++++++++++++++++++++++++++++++++++4.txt" xlink:type="simple">C:\Users\Jacob\Documents\School\Data Science\List Data\09-26-24--10-02-24\+++++++++++++++++++++++++++++++++++4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ettcon Host 2024 40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rtin Bergg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26-24--10-02-24/Wårdens%20(2000%20Points).txt" xlink:type="simple">C:\Users\Jacob\Documents\School\Data Science\List Data\09-26-24--10-02-24\Wården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ettcon Host 2024 40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ntus Ko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9-26-24--10-02-24/memecaptener%20(2000%20points).txt" xlink:type="simple">C:\Users\Jacob\Documents\School\Data Science\List Data\09-26-24--10-02-24\memecaptener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ettcon Host 2024 40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ckard Stormham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26-24--10-02-24/BIRD%20JAIL%20(2000%20points).txt" xlink:type="simple">C:\Users\Jacob\Documents\School\Data Science\List Data\09-26-24--10-02-24\BIRD JAIL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ettcon Host 2024 40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x Per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26-24--10-02-24/++%20Army%20Roster%20(Imperium%20-%20Adepta%20S.txt" xlink:type="simple">C:\Users\Jacob\Documents\School\Data Science\List Data\09-26-24--10-02-24\++ Army Roster (Imperium - Adepta S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Rooks 40k Open, September 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olin 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26-24--10-02-24/What's%20better%20than%2015%20Deathwing%20Kni.txt" xlink:type="simple">C:\Users\Jacob\Documents\School\Data Science\List Data\09-26-24--10-02-24\What's better than 15 Deathwing Kni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Rooks 40k Open, September 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ames Wal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26-24--10-02-24/DA%20Vanguard%20(2000%20Points).txt" xlink:type="simple">C:\Users\Jacob\Documents\School\Data Science\List Data\09-26-24--10-02-24\DA Vanguard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Rooks 40k Open, September 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oy Os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+++++++++++++++++++++++++++++++++++5.txt" xlink:type="simple">C:\Users\Jacob\Documents\School\Data Science\List Data\09-26-24--10-02-24\+++++++++++++++++++++++++++++++++++5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Rooks 40k Open, September 20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ohn Holbroo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26-24--10-02-24/Go%20Fast%20Eat%20Ass%20(2000%20Points).txt" xlink:type="simple">C:\Users\Jacob\Documents\School\Data Science\List Data\09-26-24--10-02-24\Go Fast Eat As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1. Traunsteincu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evin “planB_God” Zoll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9-26-24--10-02-24/Road%20to%20Austrian%20Finals.txt" xlink:type="simple">C:\Users\Jacob\Documents\School\Data Science\List Data\09-26-24--10-02-24\Road to Austrian Finals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1. Traunsteincu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m Nowrou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+++++++++++++++++++++++++++++++++++6.txt" xlink:type="simple">C:\Users\Jacob\Documents\School\Data Science\List Data\09-26-24--10-02-24\+++++++++++++++++++++++++++++++++++6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1. Traunsteincu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bian Hu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Thousand%20Sons%203%20MVB%2019CP%20(1980%20poin.txt" xlink:type="simple">C:\Users\Jacob\Documents\School\Data Science\List Data\09-26-24--10-02-24\Thousand Sons 3 MVB 19CP (1980 poin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1. Traunsteincup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bastian Kip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9-26-24--10-02-24/Elo%20Raid%20(2000%20Points).txt" xlink:type="simple">C:\Users\Jacob\Documents\School\Data Science\List Data\09-26-24--10-02-24\Elo Raid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KonigHammer Autumn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Степан Зото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26-24--10-02-24/+++++++++++++++++++++++++++++++++++7.txt" xlink:type="simple">C:\Users\Jacob\Documents\School\Data Science\List Data\09-26-24--10-02-24\+++++++++++++++++++++++++++++++++++7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KonigHammer Autumn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onive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26-24--10-02-24/+++++++++++++++++++++++++++++++++++8.txt" xlink:type="simple">C:\Users\Jacob\Documents\School\Data Science\List Data\09-26-24--10-02-24\+++++++++++++++++++++++++++++++++++8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KonigHammer Autumn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Олег «Кхарн» Цыкоз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26-24--10-02-24/+++++++++++++++++++++++++++++++++++9.txt" xlink:type="simple">C:\Users\Jacob\Documents\School\Data Science\List Data\09-26-24--10-02-24\+++++++++++++++++++++++++++++++++++9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KonigHammer Autumn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Романов Фёдо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26-24--10-02-24/+++++++++++++++++++++++++++++++++++10.txt" xlink:type="simple">C:\Users\Jacob\Documents\School\Data Science\List Data\09-26-24--10-02-24\+++++++++++++++++++++++++++++++++++10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ytch Trials 2 Heretic’s Reven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ke Robert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26-24--10-02-24/war%20at%20the%20worlds%20(1990%20points).txt" xlink:type="simple">C:\Users\Jacob\Documents\School\Data Science\List Data\09-26-24--10-02-24\war at the worlds (199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ytch Trials 2 Heretic’s Reven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than Macint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Szerakh%20and%20his%20ark%20of%20the%20covenant.txt" xlink:type="simple">C:\Users\Jacob\Documents\School\Data Science\List Data\09-26-24--10-02-24\Szerakh and his ark of the covenant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ytch Trials 2 Heretic’s Reven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ristian Ho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Crab%20(1995%20points).txt" xlink:type="simple">C:\Users\Jacob\Documents\School\Data Science\List Data\09-26-24--10-02-24\Crab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Wytch Trials 2 Heretic’s Reveng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gan Funderbu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26-24--10-02-24/Al'drukal's%20Legion%20(2000%20Points).txt" xlink:type="simple">C:\Users\Jacob\Documents\School\Data Science\List Data\09-26-24--10-02-24\Al'drukal's Legion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Ninja Hobo’s Extravagan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tin Slo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9-26-24--10-02-24/back%20to%20black%20(1995%20points).txt" xlink:type="simple">C:\Users\Jacob\Documents\School\Data Science\List Data\09-26-24--10-02-24\back to black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Ninja Hobo’s Extravagan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k Mor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26-24--10-02-24/Meta%20Meh%20(1995%20Points).txt" xlink:type="simple">C:\Users\Jacob\Documents\School\Data Science\List Data\09-26-24--10-02-24\Meta Meh (1995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Ninja Hobo’s Extravagan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ugh McClus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26-24--10-02-24/Set%20da%20gawaxy%20afwame%20uwu%20%5E_%5E%20(2000.txt" xlink:type="simple">C:\Users\Jacob\Documents\School\Data Science\List Data\09-26-24--10-02-24\Set da gawaxy afwame uwu ^_^ (2000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The Ninja Hobo’s Extravaganz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idan “GULLMAN” L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Agents</text:p>
          </table:table-cell>
          <table:table-cell office:value-type="string" calcext:value-type="string">
            <text:p><text:a xlink:href="../List%20Data/09-26-24--10-02-24/Tournament%20(2000%20points).txt" xlink:type="simple">C:\Users\Jacob\Documents\School\Data Science\List Data\09-26-24--10-02-24\Tournamen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2024 Wars on the Shore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vis 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26-24--10-02-24/Big%20Blue%20Nerds%20(2000%20Points).txt" xlink:type="simple">C:\Users\Jacob\Documents\School\Data Science\List Data\09-26-24--10-02-24\Big Blue Nerd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2024 Wars on the Shore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ian Hor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26-24--10-02-24/I%20like%20big%20bugs%20(2000%20Points).txt" xlink:type="simple">C:\Users\Jacob\Documents\School\Data Science\List Data\09-26-24--10-02-24\I like big bugs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2024 Wars on the Shore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osh Cape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26-24--10-02-24/PlasmaSight%20(2000%20Points).txt" xlink:type="simple">C:\Users\Jacob\Documents\School\Data Science\List Data\09-26-24--10-02-24\PlasmaSight (2000 Points).txt</text:a></text:p>
          </table:table-cell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office:value-type="string" calcext:value-type="string">
            <text:p>2024 Wars on the Shore G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hael 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26-24--10-02-24/War%20on%20The%20Shore%20DW%20(2000%20points).txt" xlink:type="simple">C:\Users\Jacob\Documents\School\Data Science\List Data\09-26-24--10-02-24\War on The Shore DW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2024 Michigan GT Warhammer 40k Championship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nan Jen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19-24--09-25-24/Dadius%20(1995%20Points).txt" xlink:type="simple">C:\Users\Jacob\Documents\School\Data Science\List Data\09-19-24--09-25-24\Dadius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2024 Michigan GT Warhammer 40k Championship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yle Dix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19-24--09-25-24/Australia%20and%20New%20Zealand%20are%20the%20s.txt" xlink:type="simple">C:\Users\Jacob\Documents\School\Data Science\List Data\09-19-24--09-25-24\Australia and New Zealand are the s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2024 Michigan GT Warhammer 40k Championship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olger Py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9-19-24--09-25-24/3%20Headed%20Monster%20(1995%20points).txt" xlink:type="simple">C:\Users\Jacob\Documents\School\Data Science\List Data\09-19-24--09-25-24\3 Headed Monster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2024 Michigan GT Warhammer 40k Championship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teven Pamp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9-19-24--09-25-24/Do%20not%20fear%20for%20me,%20pity%20them%20-%20Vic.txt" xlink:type="simple">C:\Users\Jacob\Documents\School\Data Science\List Data\09-19-24--09-25-24\Do not fear for me, pity them - Vic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Waisted Potential Presents: Orchard of OH-NO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dam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9-19-24--09-25-24/Mighty%20machines%20(2000%20points).txt" xlink:type="simple">C:\Users\Jacob\Documents\School\Data Science\List Data\09-19-24--09-25-24\Mighty machines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Waisted Potential Presents: Orchard of OH-NO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ord Wep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9-19-24--09-25-24/Muscle%20beach%20(1995%20Points).txt" xlink:type="simple">C:\Users\Jacob\Documents\School\Data Science\List Data\09-19-24--09-25-24\Muscle beach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Waisted Potential Presents: Orchard of OH-NO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ynn Hold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19-24--09-25-24/8b%20and%20Karn%20(1995%20Points).txt" xlink:type="simple">C:\Users\Jacob\Documents\School\Data Science\List Data\09-19-24--09-25-24\8b and Karn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Waisted Potential Presents: Orchard of OH-NO 40k G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thony Dalla L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9-19-24--09-25-24/Thongs%20for%20the%20Thong%20God.txt" xlink:type="simple">C:\Users\Jacob\Documents\School\Data Science\List Data\09-19-24--09-25-24\Thongs for the Thong God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Roc Hard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ohn Davi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9-24--09-25-24/The%20Wolf%20Carceral%20State%20Must%20End%20(2.txt" xlink:type="simple">C:\Users\Jacob\Documents\School\Data Science\List Data\09-19-24--09-25-24\The Wolf Carceral State Must End (2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Roc Hard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rson Jo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9-19-24--09-25-24/Whalers%20on%20the%20Moon%20(2000%20points).txt" xlink:type="simple">C:\Users\Jacob\Documents\School\Data Science\List Data\09-19-24--09-25-24\Whalers on the Moon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Roc Hard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evin Fos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19-24--09-25-24/2K%20Daemons%20(2000%20points).txt" xlink:type="simple">C:\Users\Jacob\Documents\School\Data Science\List Data\09-19-24--09-25-24\2K Daemons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Roc Hard G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tthew 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9-24--09-25-24/organ%20playing%20intensifies.txt" xlink:type="simple">C:\Users\Jacob\Documents\School\Data Science\List Data\09-19-24--09-25-24\organ playing intensifies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The Fall PNW Warlords C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oel Rod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9-24--09-25-24/Wolf%20Jail%20(2000%20points).txt" xlink:type="simple">C:\Users\Jacob\Documents\School\Data Science\List Data\09-19-24--09-25-24\Wolf Jail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The Fall PNW Warlords C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den Iwaa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9-24--09-25-24/Space%20Wolves%20-%20202409%20-%20Sighhhh%20(19.txt" xlink:type="simple">C:\Users\Jacob\Documents\School\Data Science\List Data\09-19-24--09-25-24\Space Wolves - 202409 - Sighhhh (19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The Fall PNW Warlords C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non Van Da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9-19-24--09-25-24/Gt%20%20iron%20(2000%20Points).txt" xlink:type="simple">C:\Users\Jacob\Documents\School\Data Science\List Data\09-19-24--09-25-24\Gt  iron 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The Fall PNW Warlords C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ustin Whit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19-24--09-25-24/World%20Eaters.txt" xlink:type="simple">C:\Users\Jacob\Documents\School\Data Science\List Data\09-19-24--09-25-24\World Eaters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Aemona Grand Tournament Vol. 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kas Wob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9-24--09-25-24/Overcompensation%20(1995%20points).txt" xlink:type="simple">C:\Users\Jacob\Documents\School\Data Science\List Data\09-19-24--09-25-24\Overcompensation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Aemona Grand Tournament Vol. 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homas Wob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19-24--09-25-24/👆👇(2000%20points).txt" xlink:type="simple">C:\Users\Jacob\Documents\School\Data Science\List Data\09-19-24--09-25-24\👆👇(2000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Aemona Grand Tournament Vol. 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ca Cre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9-24--09-25-24/Burned%20Lubianska%20(1995%20points).txt" xlink:type="simple">C:\Users\Jacob\Documents\School\Data Science\List Data\09-19-24--09-25-24\Burned Lubianska (1995 points).txt</text:a></text:p>
          </table:table-cell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office:value-type="string" calcext:value-type="string">
            <text:p>Aemona Grand Tournament Vol. 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ip Jakob Pogac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19-24--09-25-24/Straight%20terror,%20product%20of%20your%20er.txt" xlink:type="simple">C:\Users\Jacob\Documents\School\Data Science\List Data\09-19-24--09-25-24\Straight terror, product of your er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Invasion 40k 2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onathan Ar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19-24--09-25-24/+++++++++++++++++++++++++++++++++++.txt" xlink:type="simple">C:\Users\Jacob\Documents\School\Data Science\List Data\09-19-24--09-25-24\+++++++++++++++++++++++++++++++++++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Invasion 40k 2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jorn Ol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9-19-24--09-25-24/+++++++++++++++++++++++++++++++++++2.txt" xlink:type="simple">C:\Users\Jacob\Documents\School\Data Science\List Data\09-19-24--09-25-24\+++++++++++++++++++++++++++++++++++2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Invasion 40k 2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ictor Bergenholt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9-24--09-25-24/+++++++++++++++++++++++++++++++++++3.txt" xlink:type="simple">C:\Users\Jacob\Documents\School\Data Science\List Data\09-19-24--09-25-24\+++++++++++++++++++++++++++++++++++3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Invasion 40k 202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ondre Sk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19-24--09-25-24/+++++++++++++++++++++++++++++++++++4.txt" xlink:type="simple">C:\Users\Jacob\Documents\School\Data Science\List Data\09-19-24--09-25-24\+++++++++++++++++++++++++++++++++++4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Battle in the Bush 10 – 40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ordan McGre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9-24--09-25-24/This%20list%20is%20a%20war%20crime%20(2000%20poin.txt" xlink:type="simple">C:\Users\Jacob\Documents\School\Data Science\List Data\09-19-24--09-25-24\This list is a war crime (2000 poin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Battle in the Bush 10 – 40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aylor H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19-24--09-25-24/What%20if%20instead%20of%20casting%20spells%20I.txt" xlink:type="simple">C:\Users\Jacob\Documents\School\Data Science\List Data\09-19-24--09-25-24\What if instead of casting spells I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Battle in the Bush 10 – 40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oody W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9-24--09-25-24/Jail2%20(1995%20Points).txt" xlink:type="simple">C:\Users\Jacob\Documents\School\Data Science\List Data\09-19-24--09-25-24\Jail2 (1995 Points).txt</text:a></text:p>
          </table:table-cell>
        </table:table-row>
        <table:table-row table:style-name="ro1">
          <table:table-cell table:style-name="ce3" office:value-type="date" office:date-value="2024-09-19" calcext:value-type="date">
            <text:p>09/19/24</text:p>
          </table:table-cell>
          <table:table-cell office:value-type="string" calcext:value-type="string">
            <text:p>Battle in the Bush 10 – 40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ian Fanae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19-24--09-25-24/Glowworms%20in%20my%20ass%20(2000%20Points).txt" xlink:type="simple">C:\Users\Jacob\Documents\School\Data Science\List Data\09-19-24--09-25-24\Glowworms in my ass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German Major Bayern 2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thieu Cl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9-12-24--09-18-24/IStillLoveMyHearthguard%20(2000%20point.txt#1%0D%0AFactions%20used:%20Adepta%20Sororitas%0D%0ADetachments%20used:%20Bringers%20of%20Flame%0D%0AEnhancements:%20N/A%0D%0A%0D%0ASponsored%20by%20Moritz%20Klima!%0D%0ADas%20ist%20alles%20gar%20nicht%20meins!%0D%0A%0D%0AAdepta%20Sororitas%0D%0AStrike%20Force%20(2000%20points)%0D%0ABringers%20of%20Flame%0D%0A%0D%0A%0D%0ACHARACTERS%0D%0A%0D%0ADaemonifuge%20(85%20points)%0D%0A•%201x%20Ephrael%20Stern%0D%0A•%201x%20Bolt%20pistol%0D%0A1x%20Sanctity%0D%0A•%201x%20Kyganil%20of%20the%20Bloody%20Tears%0D%0A•%201x%20The%20Outcast's%20Weapons%0D%0A%0D%0ADialogus%20(30%20points)%0D%0A•%201x%20Bolt%20pistol%0D%0A1x%20Dialogus%20staff%0D%0A%0D%0AMorvenn%20Vahl%20(160%20points)%0D%0A•%20Warlord%0D%0A•%201x%20Fidelis%0D%0A1x%20Lance%20of%20Illumination%0D%0A1x%20Paragon%20missile%20launcher%0D%0A%0D%0ASaint%20Celestine%20(160%20points)%0D%0A•%201x%20Celestine%0D%0A•%201x%20The%20Ardent%20Blade%0D%0A•%202x%20Geminae%20Superia%0D%0A•%202x%20Bolt%20pistol%0D%0A2x%20Power%20weapon%0D%0A%0D%0ATriumph%20of%20Saint%20Katherine%20(190%20points)%0D%0A•%201x%20Bolt%20pistols%0D%0A1x%20Relic%20weapons%0D%0A%0D%0A%0D%0ADEDICATED%20TRANSPORTS%0D%0A%0D%0AImmolator%20(115%20points)%0D%0A•%201x%20Armoured%20tracks%0D%0A1x%20Heavy%20bolter%0D%0A1x%20Hunter-killer%20missile%0D%0A1x%20Twin%20multi-melta%0D%0A%0D%0AImmolator%20(115%20points)%0D%0A•%201x%20Armoured%20tracks%0D%0A1x%20Heavy%20bolter%0D%0A1x%20Hunter-killer%20missile%0D%0A1x%20Twin%20multi-melta%0D%0A%0D%0A%0D%0AOTHER%20DATASHEETS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Paragon%20Warsuits%20(210%20points)%0D%0A•%201x%20Paragon%20Superior%0D%0A•%201x%20Bolt%20pistol%0D%0A1x%20Multi-melta%0D%0A1x%20Paragon%20grenade%20launchers%0D%0A1x%20Paragon%20war%20blade%0D%0A•%202x%20Paragon%0D%0A•%202x%20Bolt%20pistol%0D%0A2x%20Multi-melta%0D%0A2x%20Paragon%20grenade%20launchers%0D%0A2x%20Paragon%20war%20blade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Exported%20with%20App%20Version:%20v1.18.0%20(46),%20Data%20Version:%20v464%0D%0A%0D%0A" xlink:type="simple">file:///C:/Users/Jacob/Documents/School/Data%20Science/List%20Data/09-12-24--09-18-24/IStillLoveMyHearthguard%20(2000%20point.txt#1%0D%0AFactions used: Adepta Sororitas%0D%0ADetachments used: Bringers of Flame%0D%0AEnhancements: N/A%0D%0A%0D%0ASponsored by Moritz Klima!%0D%0ADas ist alles gar nicht meins!%0D%0A%0D%0AAdepta Sororitas%0D%0AStrike Force (2000 points)%0D%0ABringers of Flame%0D%0A%0D%0A%0D%0ACHARACTERS%0D%0A%0D%0ADaemonifuge (85 points)%0D%0A• 1x Ephrael Stern%0D%0A• 1x Bolt pistol%0D%0A1x Sanctity%0D%0A• 1x Kyganil of the Bloody Tears%0D%0A• 1x The Outcast's Weapons%0D%0A%0D%0ADialogus (30 points)%0D%0A• 1x Bolt pistol%0D%0A1x Dialogus staff%0D%0A%0D%0AMorvenn Vahl (160 points)%0D%0A• Warlord%0D%0A• 1x Fidelis%0D%0A1x Lance of Illumination%0D%0A1x Paragon missile launcher%0D%0A%0D%0ASaint Celestine (160 points)%0D%0A• 1x Celestine%0D%0A• 1x The Ardent Blade%0D%0A• 2x Geminae Superia%0D%0A• 2x Bolt pistol%0D%0A2x Power weapon%0D%0A%0D%0ATriumph of Saint Katherine (190 points)%0D%0A• 1x Bolt pistols%0D%0A1x Relic weapons%0D%0A%0D%0A%0D%0ADEDICATED TRANSPORTS%0D%0A%0D%0AImmolator (115 points)%0D%0A• 1x Armoured tracks%0D%0A1x Heavy bolter%0D%0A1x Hunter-killer missile%0D%0A1x Twin multi-melta%0D%0A%0D%0AImmolator (115 points)%0D%0A• 1x Armoured tracks%0D%0A1x Heavy bolter%0D%0A1x Hunter-killer missile%0D%0A1x Twin multi-melta%0D%0A%0D%0A%0D%0AOTHER DATASHEETS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Paragon Warsuits (210 points)%0D%0A• 1x Paragon Superior%0D%0A• 1x Bolt pistol%0D%0A1x Multi-melta%0D%0A1x Paragon grenade launchers%0D%0A1x Paragon war blade%0D%0A• 2x Paragon%0D%0A• 2x Bolt pistol%0D%0A2x Multi-melta%0D%0A2x Paragon grenade launchers%0D%0A2x Paragon war blade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Exported with App Version: v1.18.0 (46), Data Version: v464%0D%0A%0D%0A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German Major Bayern 2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lte Ho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12-24--09-18-24/CSM%20Horde%20(1995%20points).txt#1%0D%0AFactions%20used:%20Adepta%20Sororitas%0D%0ADetachments%20used:%20Bringers%20of%20Flame%0D%0AEnhancements:%20N/A%0D%0A%0D%0ASponsored%20by%20Moritz%20Klima!%0D%0ADas%20ist%20alles%20gar%20nicht%20meins!%0D%0A%0D%0AAdepta%20Sororitas%0D%0AStrike%20Force%20(2000%20points)%0D%0ABringers%20of%20Flame%0D%0A%0D%0A%0D%0ACHARACTERS%0D%0A%0D%0ADaemonifuge%20(85%20points)%0D%0A•%201x%20Ephrael%20Stern%0D%0A•%201x%20Bolt%20pistol%0D%0A1x%20Sanctity%0D%0A•%201x%20Kyganil%20of%20the%20Bloody%20Tears%0D%0A•%201x%20The%20Outcast's%20Weapons%0D%0A%0D%0ADialogus%20(30%20points)%0D%0A•%201x%20Bolt%20pistol%0D%0A1x%20Dialogus%20staff%0D%0A%0D%0AMorvenn%20Vahl%20(160%20points)%0D%0A•%20Warlord%0D%0A•%201x%20Fidelis%0D%0A1x%20Lance%20of%20Illumination%0D%0A1x%20Paragon%20missile%20launcher%0D%0A%0D%0ASaint%20Celestine%20(160%20points)%0D%0A•%201x%20Celestine%0D%0A•%201x%20The%20Ardent%20Blade%0D%0A•%202x%20Geminae%20Superia%0D%0A•%202x%20Bolt%20pistol%0D%0A2x%20Power%20weapon%0D%0A%0D%0ATriumph%20of%20Saint%20Katherine%20(190%20points)%0D%0A•%201x%20Bolt%20pistols%0D%0A1x%20Relic%20weapons%0D%0A%0D%0A%0D%0ADEDICATED%20TRANSPORTS%0D%0A%0D%0AImmolator%20(115%20points)%0D%0A•%201x%20Armoured%20tracks%0D%0A1x%20Heavy%20bolter%0D%0A1x%20Hunter-killer%20missile%0D%0A1x%20Twin%20multi-melta%0D%0A%0D%0AImmolator%20(115%20points)%0D%0A•%201x%20Armoured%20tracks%0D%0A1x%20Heavy%20bolter%0D%0A1x%20Hunter-killer%20missile%0D%0A1x%20Twin%20multi-melta%0D%0A%0D%0A%0D%0AOTHER%20DATASHEETS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Paragon%20Warsuits%20(210%20points)%0D%0A•%201x%20Paragon%20Superior%0D%0A•%201x%20Bolt%20pistol%0D%0A1x%20Multi-melta%0D%0A1x%20Paragon%20grenade%20launchers%0D%0A1x%20Paragon%20war%20blade%0D%0A•%202x%20Paragon%0D%0A•%202x%20Bolt%20pistol%0D%0A2x%20Multi-melta%0D%0A2x%20Paragon%20grenade%20launchers%0D%0A2x%20Paragon%20war%20blade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Exported%20with%20App%20Version:%20v1.18.0%20(46),%20Data%20Version:%20v464%0D%0A%0D%0A" xlink:type="simple">file:///C:/Users/Jacob/Documents/School/Data%20Science/List%20Data/09-12-24--09-18-24/CSM%20Horde%20(1995%20points).txt#1%0D%0AFactions used: Adepta Sororitas%0D%0ADetachments used: Bringers of Flame%0D%0AEnhancements: N/A%0D%0A%0D%0ASponsored by Moritz Klima!%0D%0ADas ist alles gar nicht meins!%0D%0A%0D%0AAdepta Sororitas%0D%0AStrike Force (2000 points)%0D%0ABringers of Flame%0D%0A%0D%0A%0D%0ACHARACTERS%0D%0A%0D%0ADaemonifuge (85 points)%0D%0A• 1x Ephrael Stern%0D%0A• 1x Bolt pistol%0D%0A1x Sanctity%0D%0A• 1x Kyganil of the Bloody Tears%0D%0A• 1x The Outcast's Weapons%0D%0A%0D%0ADialogus (30 points)%0D%0A• 1x Bolt pistol%0D%0A1x Dialogus staff%0D%0A%0D%0AMorvenn Vahl (160 points)%0D%0A• Warlord%0D%0A• 1x Fidelis%0D%0A1x Lance of Illumination%0D%0A1x Paragon missile launcher%0D%0A%0D%0ASaint Celestine (160 points)%0D%0A• 1x Celestine%0D%0A• 1x The Ardent Blade%0D%0A• 2x Geminae Superia%0D%0A• 2x Bolt pistol%0D%0A2x Power weapon%0D%0A%0D%0ATriumph of Saint Katherine (190 points)%0D%0A• 1x Bolt pistols%0D%0A1x Relic weapons%0D%0A%0D%0A%0D%0ADEDICATED TRANSPORTS%0D%0A%0D%0AImmolator (115 points)%0D%0A• 1x Armoured tracks%0D%0A1x Heavy bolter%0D%0A1x Hunter-killer missile%0D%0A1x Twin multi-melta%0D%0A%0D%0AImmolator (115 points)%0D%0A• 1x Armoured tracks%0D%0A1x Heavy bolter%0D%0A1x Hunter-killer missile%0D%0A1x Twin multi-melta%0D%0A%0D%0A%0D%0AOTHER DATASHEETS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Paragon Warsuits (210 points)%0D%0A• 1x Paragon Superior%0D%0A• 1x Bolt pistol%0D%0A1x Multi-melta%0D%0A1x Paragon grenade launchers%0D%0A1x Paragon war blade%0D%0A• 2x Paragon%0D%0A• 2x Bolt pistol%0D%0A2x Multi-melta%0D%0A2x Paragon grenade launchers%0D%0A2x Paragon war blade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Exported with App Version: v1.18.0 (46), Data Version: v464%0D%0A%0D%0A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German Major Bayern 2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nnis Gottschal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12-24--09-18-24/Redeemer%20die%20Zweite%20(2000%20points).txt#1%0D%0AFactions%20used:%20Adepta%20Sororitas%0D%0ADetachments%20used:%20Bringers%20of%20Flame%0D%0AEnhancements:%20N/A%0D%0A%0D%0ASponsored%20by%20Moritz%20Klima!%0D%0ADas%20ist%20alles%20gar%20nicht%20meins!%0D%0A%0D%0AAdepta%20Sororitas%0D%0AStrike%20Force%20(2000%20points)%0D%0ABringers%20of%20Flame%0D%0A%0D%0A%0D%0ACHARACTERS%0D%0A%0D%0ADaemonifuge%20(85%20points)%0D%0A•%201x%20Ephrael%20Stern%0D%0A•%201x%20Bolt%20pistol%0D%0A1x%20Sanctity%0D%0A•%201x%20Kyganil%20of%20the%20Bloody%20Tears%0D%0A•%201x%20The%20Outcast's%20Weapons%0D%0A%0D%0ADialogus%20(30%20points)%0D%0A•%201x%20Bolt%20pistol%0D%0A1x%20Dialogus%20staff%0D%0A%0D%0AMorvenn%20Vahl%20(160%20points)%0D%0A•%20Warlord%0D%0A•%201x%20Fidelis%0D%0A1x%20Lance%20of%20Illumination%0D%0A1x%20Paragon%20missile%20launcher%0D%0A%0D%0ASaint%20Celestine%20(160%20points)%0D%0A•%201x%20Celestine%0D%0A•%201x%20The%20Ardent%20Blade%0D%0A•%202x%20Geminae%20Superia%0D%0A•%202x%20Bolt%20pistol%0D%0A2x%20Power%20weapon%0D%0A%0D%0ATriumph%20of%20Saint%20Katherine%20(190%20points)%0D%0A•%201x%20Bolt%20pistols%0D%0A1x%20Relic%20weapons%0D%0A%0D%0A%0D%0ADEDICATED%20TRANSPORTS%0D%0A%0D%0AImmolator%20(115%20points)%0D%0A•%201x%20Armoured%20tracks%0D%0A1x%20Heavy%20bolter%0D%0A1x%20Hunter-killer%20missile%0D%0A1x%20Twin%20multi-melta%0D%0A%0D%0AImmolator%20(115%20points)%0D%0A•%201x%20Armoured%20tracks%0D%0A1x%20Heavy%20bolter%0D%0A1x%20Hunter-killer%20missile%0D%0A1x%20Twin%20multi-melta%0D%0A%0D%0A%0D%0AOTHER%20DATASHEETS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Paragon%20Warsuits%20(210%20points)%0D%0A•%201x%20Paragon%20Superior%0D%0A•%201x%20Bolt%20pistol%0D%0A1x%20Multi-melta%0D%0A1x%20Paragon%20grenade%20launchers%0D%0A1x%20Paragon%20war%20blade%0D%0A•%202x%20Paragon%0D%0A•%202x%20Bolt%20pistol%0D%0A2x%20Multi-melta%0D%0A2x%20Paragon%20grenade%20launchers%0D%0A2x%20Paragon%20war%20blade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Exported%20with%20App%20Version:%20v1.18.0%20(46),%20Data%20Version:%20v464%0D%0A%0D%0A" xlink:type="simple">file:///C:/Users/Jacob/Documents/School/Data%20Science/List%20Data/09-12-24--09-18-24/Redeemer%20die%20Zweite%20(2000%20points).txt#1%0D%0AFactions used: Adepta Sororitas%0D%0ADetachments used: Bringers of Flame%0D%0AEnhancements: N/A%0D%0A%0D%0ASponsored by Moritz Klima!%0D%0ADas ist alles gar nicht meins!%0D%0A%0D%0AAdepta Sororitas%0D%0AStrike Force (2000 points)%0D%0ABringers of Flame%0D%0A%0D%0A%0D%0ACHARACTERS%0D%0A%0D%0ADaemonifuge (85 points)%0D%0A• 1x Ephrael Stern%0D%0A• 1x Bolt pistol%0D%0A1x Sanctity%0D%0A• 1x Kyganil of the Bloody Tears%0D%0A• 1x The Outcast's Weapons%0D%0A%0D%0ADialogus (30 points)%0D%0A• 1x Bolt pistol%0D%0A1x Dialogus staff%0D%0A%0D%0AMorvenn Vahl (160 points)%0D%0A• Warlord%0D%0A• 1x Fidelis%0D%0A1x Lance of Illumination%0D%0A1x Paragon missile launcher%0D%0A%0D%0ASaint Celestine (160 points)%0D%0A• 1x Celestine%0D%0A• 1x The Ardent Blade%0D%0A• 2x Geminae Superia%0D%0A• 2x Bolt pistol%0D%0A2x Power weapon%0D%0A%0D%0ATriumph of Saint Katherine (190 points)%0D%0A• 1x Bolt pistols%0D%0A1x Relic weapons%0D%0A%0D%0A%0D%0ADEDICATED TRANSPORTS%0D%0A%0D%0AImmolator (115 points)%0D%0A• 1x Armoured tracks%0D%0A1x Heavy bolter%0D%0A1x Hunter-killer missile%0D%0A1x Twin multi-melta%0D%0A%0D%0AImmolator (115 points)%0D%0A• 1x Armoured tracks%0D%0A1x Heavy bolter%0D%0A1x Hunter-killer missile%0D%0A1x Twin multi-melta%0D%0A%0D%0A%0D%0AOTHER DATASHEETS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Paragon Warsuits (210 points)%0D%0A• 1x Paragon Superior%0D%0A• 1x Bolt pistol%0D%0A1x Multi-melta%0D%0A1x Paragon grenade launchers%0D%0A1x Paragon war blade%0D%0A• 2x Paragon%0D%0A• 2x Bolt pistol%0D%0A2x Multi-melta%0D%0A2x Paragon grenade launchers%0D%0A2x Paragon war blade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Exported with App Version: v1.18.0 (46), Data Version: v464%0D%0A%0D%0A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German Major Bayern 2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ul Hilsdo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Name%20Paul%20Hilsdorf.txt#1%0D%0AFactions%20used:%20Adepta%20Sororitas%0D%0ADetachments%20used:%20Bringers%20of%20Flame%0D%0AEnhancements:%20N/A%0D%0A%0D%0ASponsored%20by%20Moritz%20Klima!%0D%0ADas%20ist%20alles%20gar%20nicht%20meins!%0D%0A%0D%0AAdepta%20Sororitas%0D%0AStrike%20Force%20(2000%20points)%0D%0ABringers%20of%20Flame%0D%0A%0D%0A%0D%0ACHARACTERS%0D%0A%0D%0ADaemonifuge%20(85%20points)%0D%0A•%201x%20Ephrael%20Stern%0D%0A•%201x%20Bolt%20pistol%0D%0A1x%20Sanctity%0D%0A•%201x%20Kyganil%20of%20the%20Bloody%20Tears%0D%0A•%201x%20The%20Outcast's%20Weapons%0D%0A%0D%0ADialogus%20(30%20points)%0D%0A•%201x%20Bolt%20pistol%0D%0A1x%20Dialogus%20staff%0D%0A%0D%0AMorvenn%20Vahl%20(160%20points)%0D%0A•%20Warlord%0D%0A•%201x%20Fidelis%0D%0A1x%20Lance%20of%20Illumination%0D%0A1x%20Paragon%20missile%20launcher%0D%0A%0D%0ASaint%20Celestine%20(160%20points)%0D%0A•%201x%20Celestine%0D%0A•%201x%20The%20Ardent%20Blade%0D%0A•%202x%20Geminae%20Superia%0D%0A•%202x%20Bolt%20pistol%0D%0A2x%20Power%20weapon%0D%0A%0D%0ATriumph%20of%20Saint%20Katherine%20(190%20points)%0D%0A•%201x%20Bolt%20pistols%0D%0A1x%20Relic%20weapons%0D%0A%0D%0A%0D%0ADEDICATED%20TRANSPORTS%0D%0A%0D%0AImmolator%20(115%20points)%0D%0A•%201x%20Armoured%20tracks%0D%0A1x%20Heavy%20bolter%0D%0A1x%20Hunter-killer%20missile%0D%0A1x%20Twin%20multi-melta%0D%0A%0D%0AImmolator%20(115%20points)%0D%0A•%201x%20Armoured%20tracks%0D%0A1x%20Heavy%20bolter%0D%0A1x%20Hunter-killer%20missile%0D%0A1x%20Twin%20multi-melta%0D%0A%0D%0A%0D%0AOTHER%20DATASHEETS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Castigator%20(150%20points)%0D%0A•%201x%20Armoured%20tracks%0D%0A1x%20Castigator%20autocannons%0D%0A3x%20Heavy%20bolter%0D%0A1x%20Hunter-killer%20missile%0D%0A1x%20Storm%20bolter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Dominion%20Squad%20(115%20points)%0D%0A•%201x%20Dominion%20Superior%0D%0A•%201x%20Bolt%20pistol%0D%0A1x%20Close%20combat%20weapon%0D%0A1x%20Condemnor%20boltgun%0D%0A1x%20Power%20weapon%0D%0A•%209x%20Dominion%0D%0A•%209x%20Bolt%20pistol%0D%0A5x%20Boltgun%0D%0A9x%20Close%20combat%20weapon%0D%0A4x%20Meltagun%0D%0A1x%20Simulacrum%20Imperialis%0D%0A%0D%0AParagon%20Warsuits%20(210%20points)%0D%0A•%201x%20Paragon%20Superior%0D%0A•%201x%20Bolt%20pistol%0D%0A1x%20Multi-melta%0D%0A1x%20Paragon%20grenade%20launchers%0D%0A1x%20Paragon%20war%20blade%0D%0A•%202x%20Paragon%0D%0A•%202x%20Bolt%20pistol%0D%0A2x%20Multi-melta%0D%0A2x%20Paragon%20grenade%20launchers%0D%0A2x%20Paragon%20war%20blade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Seraphim%20Squad%20(85%20points)%0D%0A•%201x%20Seraphim%20Superior%0D%0A•%201x%20Close%20combat%20weapon%0D%0A1x%20Plasma%20pistol%0D%0A1x%20Power%20weapon%0D%0A•%204x%20Seraphim%0D%0A•%204x%20Bolt%20pistol%0D%0A4x%20Close%20combat%20weapon%0D%0A4x%20Ministorum%20hand%20flamer%0D%0A%0D%0AExported%20with%20App%20Version:%20v1.18.0%20(46),%20Data%20Version:%20v464%0D%0A%0D%0A" xlink:type="simple">file:///C:/Users/Jacob/Documents/School/Data%20Science/List%20Data/09-12-24--09-18-24/Name%20Paul%20Hilsdorf.txt#1%0D%0AFactions used: Adepta Sororitas%0D%0ADetachments used: Bringers of Flame%0D%0AEnhancements: N/A%0D%0A%0D%0ASponsored by Moritz Klima!%0D%0ADas ist alles gar nicht meins!%0D%0A%0D%0AAdepta Sororitas%0D%0AStrike Force (2000 points)%0D%0ABringers of Flame%0D%0A%0D%0A%0D%0ACHARACTERS%0D%0A%0D%0ADaemonifuge (85 points)%0D%0A• 1x Ephrael Stern%0D%0A• 1x Bolt pistol%0D%0A1x Sanctity%0D%0A• 1x Kyganil of the Bloody Tears%0D%0A• 1x The Outcast's Weapons%0D%0A%0D%0ADialogus (30 points)%0D%0A• 1x Bolt pistol%0D%0A1x Dialogus staff%0D%0A%0D%0AMorvenn Vahl (160 points)%0D%0A• Warlord%0D%0A• 1x Fidelis%0D%0A1x Lance of Illumination%0D%0A1x Paragon missile launcher%0D%0A%0D%0ASaint Celestine (160 points)%0D%0A• 1x Celestine%0D%0A• 1x The Ardent Blade%0D%0A• 2x Geminae Superia%0D%0A• 2x Bolt pistol%0D%0A2x Power weapon%0D%0A%0D%0ATriumph of Saint Katherine (190 points)%0D%0A• 1x Bolt pistols%0D%0A1x Relic weapons%0D%0A%0D%0A%0D%0ADEDICATED TRANSPORTS%0D%0A%0D%0AImmolator (115 points)%0D%0A• 1x Armoured tracks%0D%0A1x Heavy bolter%0D%0A1x Hunter-killer missile%0D%0A1x Twin multi-melta%0D%0A%0D%0AImmolator (115 points)%0D%0A• 1x Armoured tracks%0D%0A1x Heavy bolter%0D%0A1x Hunter-killer missile%0D%0A1x Twin multi-melta%0D%0A%0D%0A%0D%0AOTHER DATASHEETS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Castigator (150 points)%0D%0A• 1x Armoured tracks%0D%0A1x Castigator autocannons%0D%0A3x Heavy bolter%0D%0A1x Hunter-killer missile%0D%0A1x Storm bolter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Dominion Squad (115 points)%0D%0A• 1x Dominion Superior%0D%0A• 1x Bolt pistol%0D%0A1x Close combat weapon%0D%0A1x Condemnor boltgun%0D%0A1x Power weapon%0D%0A• 9x Dominion%0D%0A• 9x Bolt pistol%0D%0A5x Boltgun%0D%0A9x Close combat weapon%0D%0A4x Meltagun%0D%0A1x Simulacrum Imperialis%0D%0A%0D%0AParagon Warsuits (210 points)%0D%0A• 1x Paragon Superior%0D%0A• 1x Bolt pistol%0D%0A1x Multi-melta%0D%0A1x Paragon grenade launchers%0D%0A1x Paragon war blade%0D%0A• 2x Paragon%0D%0A• 2x Bolt pistol%0D%0A2x Multi-melta%0D%0A2x Paragon grenade launchers%0D%0A2x Paragon war blade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Seraphim Squad (85 points)%0D%0A• 1x Seraphim Superior%0D%0A• 1x Close combat weapon%0D%0A1x Plasma pistol%0D%0A1x Power weapon%0D%0A• 4x Seraphim%0D%0A• 4x Bolt pistol%0D%0A4x Close combat weapon%0D%0A4x Ministorum hand flamer%0D%0A%0D%0AExported with App Version: v1.18.0 (46), Data Version: v464%0D%0A%0D%0A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L Bunker, Bajio Ope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avier Barr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12-24--09-18-24/I%20copied%20this%20list%20from%20John%20Lennon.txt" xlink:type="simple">C:\Users\Jacob\Documents\School\Data Science\List Data\09-12-24--09-18-24\I copied this list from John Lennon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L Bunker, Bajio Ope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mador Per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12-24--09-18-24/john%20(1995%20points).txt" xlink:type="simple">C:\Users\Jacob\Documents\School\Data Science\List Data\09-12-24--09-18-24\john (1995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L Bunker, Bajio Ope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rturo Guerr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9-12-24--09-18-24/Hijos%20del%20renacer%20(2000%20Points).txt" xlink:type="simple">C:\Users\Jacob\Documents\School\Data Science\List Data\09-12-24--09-18-24\Hijos del renacer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L Bunker, Bajio Ope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oberto Erne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12-24--09-18-24/Fluffyberto%20(2000%20Points).txt" xlink:type="simple">C:\Users\Jacob\Documents\School\Data Science\List Data\09-12-24--09-18-24\Fluffyberto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Dicing Death II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icholas From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Woah%20Big%20Lady%20(2000%20Points).txt" xlink:type="simple">C:\Users\Jacob\Documents\School\Data Science\List Data\09-12-24--09-18-24\Woah Big Lady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Dicing Death II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arry Gier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9-12-24--09-18-24/ain't%20no%20way%20(2000%20points).txt" xlink:type="simple">C:\Users\Jacob\Documents\School\Data Science\List Data\09-12-24--09-18-24\ain't no way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Dicing Death II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ustin Franc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9-12-24--09-18-24/Dying%20to%20Flense%20you%20)%20(1995%20Points).txt" xlink:type="simple">C:\Users\Jacob\Documents\School\Data Science\List Data\09-12-24--09-18-24\Dying to Flense you ) (1995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Dicing Death II G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ukas Tro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2-24--09-18-24/PNW%20was%20playing%20this%20before%20Poland.txt" xlink:type="simple">C:\Users\Jacob\Documents\School\Data Science\List Data\09-12-24--09-18-24\PNW was playing this before Poland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Warhammer 40k Nationals 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shley Clu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9-12-24--09-18-24/Nats%202024%20(2000%20points).txt" xlink:type="simple">C:\Users\Jacob\Documents\School\Data Science\List Data\09-12-24--09-18-24\Nats 2024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Warhammer 40k Nationals 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avid Holm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12-24--09-18-24/Not%20Enough%20Rogals%20'(%20(2000%20points).txt" xlink:type="simple">C:\Users\Jacob\Documents\School\Data Science\List Data\09-12-24--09-18-24\Not Enough Rogals '(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Warhammer 40k Nationals 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drea Baloc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12-24--09-18-24/Nats%20list%20(2000%20Points).txt" xlink:type="simple">C:\Users\Jacob\Documents\School\Data Science\List Data\09-12-24--09-18-24\Nats list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Warhammer 40k Nationals 20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ennan Hea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12-24--09-18-24/Sons%20of%20Bren%20(2000%20points).txt" xlink:type="simple">C:\Users\Jacob\Documents\School\Data Science\List Data\09-12-24--09-18-24\Sons of Bren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Iron Cage: September Slaugh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Justin Mo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12-24--09-18-24/Necron%20fun%20list%20V2.txt" xlink:type="simple">C:\Users\Jacob\Documents\School\Data Science\List Data\09-12-24--09-18-24\Necron fun list V2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Iron Cage: September Slaugh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lin K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I%20Can't%20Wait%20To%20Play%20Imperial%20Agent.txt" xlink:type="simple">C:\Users\Jacob\Documents\School\Data Science\List Data\09-12-24--09-18-24\I Can't Wait To Play Imperial Agent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Iron Cage: September Slaugh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rk Cimme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9-12-24--09-18-24/BT%205.1%20(2000%20points).txt" xlink:type="simple">C:\Users\Jacob\Documents\School\Data Science\List Data\09-12-24--09-18-24\BT 5.1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Iron Cage: September Slaught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it Smi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12-24--09-18-24/Definitely%20not%20Egyptian%20Knights%20(19.txt" xlink:type="simple">C:\Users\Jacob\Documents\School\Data Science\List Data\09-12-24--09-18-24\Definitely not Egyptian Knights (19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ast Midlands Slam GT 1!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iden Brocklehu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Firestarter%20(2000%20Points).txt" xlink:type="simple">C:\Users\Jacob\Documents\School\Data Science\List Data\09-12-24--09-18-24\Firestarter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ast Midlands Slam GT 1!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hew Put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12-24--09-18-24/Tournament2%20(2000%20points).txt" xlink:type="simple">C:\Users\Jacob\Documents\School\Data Science\List Data\09-12-24--09-18-24\Tournament2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ast Midlands Slam GT 1!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thew Lever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9-12-24--09-18-24/ad%20mech's%20new%20groove%202%20Electric%20boo.txt" xlink:type="simple">C:\Users\Jacob\Documents\School\Data Science\List Data\09-12-24--09-18-24\ad mech's new groove 2 Electric boo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East Midlands Slam GT 1!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iam Worsw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2-24--09-18-24/A%20bug%20I%20tell%20you!%20A%20bug!%20(2000%20poin.txt" xlink:type="simple">C:\Users\Jacob\Documents\School\Data Science\List Data\09-12-24--09-18-24\A bug I tell you! A bug! (2000 poin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Harlequins Warhammer 40k Grand Tournament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tt Char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12-24--09-18-24/Couldn't%20remember%20the%20greatest%20list.txt" xlink:type="simple">C:\Users\Jacob\Documents\School\Data Science\List Data\09-12-24--09-18-24\Couldn't remember the greatest list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Harlequins Warhammer 40k Grand Tournament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il Wil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9-12-24--09-18-24/GT%20more%20ducking%20lists%20(2000%20points).txt" xlink:type="simple">C:\Users\Jacob\Documents\School\Data Science\List Data\09-12-24--09-18-24\GT more ducking lists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Harlequins Warhammer 40k Grand Tournament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chael Ar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9-12-24--09-18-24/Gun.%20(2000%20points).txt" xlink:type="simple">C:\Users\Jacob\Documents\School\Data Science\List Data\09-12-24--09-18-24\Gun.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Harlequins Warhammer 40k Grand Tournament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ris Bro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12-24--09-18-24/01010100%2001100101%2001101100%2001100101.txt" xlink:type="simple">C:\Users\Jacob\Documents\School\Data Science\List Data\09-12-24--09-18-24\01010100 01100101 01101100 01100101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Riverhammer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ero Saukko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12-24--09-18-24/These%20are%20my%2018%20Bullgryns.%20There%20ar.txt" xlink:type="simple">C:\Users\Jacob\Documents\School\Data Science\List Data\09-12-24--09-18-24\These are my 18 Bullgryns. There ar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Riverhammer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klas Ojalai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12-24--09-18-24/+++++++++++++++++++++++++++++++++++.txt" xlink:type="simple">C:\Users\Jacob\Documents\School\Data Science\List Data\09-12-24--09-18-24\+++++++++++++++++++++++++++++++++++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Riverhammer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uso Sipilai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12-24--09-18-24/Uusi%20Aika%20(1995%20points).txt" xlink:type="simple">C:\Users\Jacob\Documents\School\Data Science\List Data\09-12-24--09-18-24\Uusi Aika (1995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Riverhammer 20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arle Tuk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Bringers%20of%20Flame%20v2%20(1990%20points).txt" xlink:type="simple">C:\Users\Jacob\Documents\School\Data Science\List Data\09-12-24--09-18-24\Bringers of Flame v2 (199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Thunder Hammer – GameShelf Sept 2024 Warhammer 40k tourna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ke Wolfsl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12-24--09-18-24/ThunderHammer%20GT%20(1990%20Points).txt" xlink:type="simple">C:\Users\Jacob\Documents\School\Data Science\List Data\09-12-24--09-18-24\ThunderHammer GT (199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Thunder Hammer – GameShelf Sept 2024 Warhammer 40k tourna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rter S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New%20list%20(1995%20Points).txt" xlink:type="simple">C:\Users\Jacob\Documents\School\Data Science\List Data\09-12-24--09-18-24\New list (1995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Thunder Hammer – GameShelf Sept 2024 Warhammer 40k tourna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vid Bo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2-24--09-18-24/She's%20gonna%20eat%20me!%20(2000%20Points).txt" xlink:type="simple">C:\Users\Jacob\Documents\School\Data Science\List Data\09-12-24--09-18-24\She's gonna eat me! (2000 Points).txt</text:a></text:p>
          </table:table-cell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office:value-type="string" calcext:value-type="string">
            <text:p>Thunder Hammer – GameShelf Sept 2024 Warhammer 40k tournamen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ustin E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Simple%20as%20123%20(1990%20Points).txt" xlink:type="simple">C:\Users\Jacob\Documents\School\Data Science\List Data\09-12-24--09-18-24\Simple as 123 (1990 Points)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Roll for Damage GT 20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yle Mur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+++++++++++++++++++++++++++++++++++2.txt" xlink:type="simple">C:\Users\Jacob\Documents\School\Data Science\List Data\09-12-24--09-18-24\+++++++++++++++++++++++++++++++++++2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Roll for Damage GT 20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eter Hat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9-12-24--09-18-24/4+%20or%20Tilt%20(2000%20points).txt" xlink:type="simple">C:\Users\Jacob\Documents\School\Data Science\List Data\09-12-24--09-18-24\4+ or Tilt (2000 points)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Roll for Damage GT 20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ade Strin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9-12-24--09-18-24/Covid-19%20The%2014th%20Wave%20(2000%20points.txt" xlink:type="simple">C:\Users\Jacob\Documents\School\Data Science\List Data\09-12-24--09-18-24\Covid-19 The 14th Wave (2000 points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Roll for Damage GT 20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osh Engel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12-24--09-18-24/50%20shades%20of%20dreadknights%20(1990%20poi.txt" xlink:type="simple">C:\Users\Jacob\Documents\School\Data Science\List Data\09-12-24--09-18-24\50 shades of dreadknights (1990 poi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No Surrender 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thew Pea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Terran%20(1990%20Points).txt" xlink:type="simple">C:\Users\Jacob\Documents\School\Data Science\List Data\09-12-24--09-18-24\Terran (1990 Points)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No Surrender 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ohn McLach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9-12-24--09-18-24/Lictor%20Hardly%20know%20her%20(2000%20points.txt" xlink:type="simple">C:\Users\Jacob\Documents\School\Data Science\List Data\09-12-24--09-18-24\Lictor Hardly know her (2000 points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No Surrender 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ke Cr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12-24--09-18-24/++%20Army%20Roster%20(Imperium%20-%20Adeptus.txt" xlink:type="simple">C:\Users\Jacob\Documents\School\Data Science\List Data\09-12-24--09-18-24\++ Army Roster (Imperium - Adeptus.txt</text:a></text:p>
          </table:table-cell>
        </table:table-row>
        <table:table-row table:style-name="ro1">
          <table:table-cell table:style-name="ce3" office:value-type="date" office:date-value="2024-09-12" calcext:value-type="date">
            <text:p>09/12/24</text:p>
          </table:table-cell>
          <table:table-cell office:value-type="string" calcext:value-type="string">
            <text:p>No Surrender 2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ex Tow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12-24--09-18-24/Play%20IK%20Alex,%20Alex%20always%20does%20real.txt" xlink:type="simple">C:\Users\Jacob\Documents\School\Data Science\List Data\09-12-24--09-18-24\Play IK Alex, Alex always does real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mite Club Open 2024 – 40k World Championships Qualifi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ason McKenz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9-05-24--09-11-24/+++++++++++++++++++++++++++++++++++.txt" xlink:type="simple">C:\Users\Jacob\Documents\School\Data Science\List Data\09-05-24--09-11-24\+++++++++++++++++++++++++++++++++++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mite Club Open 2024 – 40k World Championships Qualifi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onovan Sai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05-24--09-11-24/Gk%20Making%20Saves%20(2000%20Points).txt" xlink:type="simple">C:\Users\Jacob\Documents\School\Data Science\List Data\09-05-24--09-11-24\Gk Making Saves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mite Club Open 2024 – 40k World Championships Qualifi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areth Hu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<text:a xlink:href="../List%20Data/09-05-24--09-11-24/++%20Army%20Roster%20(Xenos%20-%20Orks)%20%5B1,99.txt" xlink:type="simple">C:\Users\Jacob\Documents\School\Data Science\List Data\09-05-24--09-11-24\++ Army Roster (Xenos - Orks) [1,99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mite Club Open 2024 – 40k World Championships Qualifi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on Ca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05-24--09-11-24/Don't%20worry,%20it's%20the%20worst%20detachm.txt" xlink:type="simple">C:\Users\Jacob\Documents\School\Data Science\List Data\09-05-24--09-11-24\Don't worry, it's the worst detachm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Goonhammer Open UK September 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nny Evi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05-24--09-11-24/All%20hail%20Hiner!.txt" xlink:type="simple">C:\Users\Jacob\Documents\School\Data Science\List Data\09-05-24--09-11-24\All hail Hiner!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Goonhammer Open UK September 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ex Harr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05-24--09-11-24/Angry%20Boys%20(2000%20points).txt" xlink:type="simple">C:\Users\Jacob\Documents\School\Data Science\List Data\09-05-24--09-11-24\Angry Boys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Goonhammer Open UK September 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y Seebra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05-24--09-11-24/Dark%20Angel%20v2%20(1995%20Points).txt" xlink:type="simple">C:\Users\Jacob\Documents\School\Data Science\List Data\09-05-24--09-11-24\Dark Angel v2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Goonhammer Open UK September 20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iulio Ces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9-05-24--09-11-24/The%20Architects%20of%20Flesh%20(2000%20Point.txt" xlink:type="simple">C:\Users\Jacob\Documents\School\Data Science\List Data\09-05-24--09-11-24\The Architects of Flesh (2000 Point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40k Italian Grand Tournament – Road to Atlanta 20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doardo Rinal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05-24--09-11-24/15%20e%2018%20(2000%20points).txt" xlink:type="simple">C:\Users\Jacob\Documents\School\Data Science\List Data\09-05-24--09-11-24\15 e 18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40k Italian Grand Tournament – Road to Atlanta 20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drea Manfro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05-24--09-11-24/Who%20let%20the%20dogs%20out%20(2000%20points).txt" xlink:type="simple">C:\Users\Jacob\Documents\School\Data Science\List Data\09-05-24--09-11-24\Who let the dogs out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40k Italian Grand Tournament – Road to Atlanta 20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iorgio Castel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05-24--09-11-24/teleport%20necron%20(2000%20points).txt" xlink:type="simple">C:\Users\Jacob\Documents\School\Data Science\List Data\09-05-24--09-11-24\teleport necron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40k Italian Grand Tournament – Road to Atlanta 20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rco Santopad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05-24--09-11-24/++%20Army%20Roster%20(Imperium%20-%20Grey%20Kni.txt" xlink:type="simple">C:\Users\Jacob\Documents\School\Data Science\List Data\09-05-24--09-11-24\++ Army Roster (Imperium - Grey Kni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arhammer 40,000 Fall Edition Midtcon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exander Je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05-24--09-11-24/+++++++++++++++++++++++++++++++++++2.txt" xlink:type="simple">C:\Users\Jacob\Documents\School\Data Science\List Data\09-05-24--09-11-24\+++++++++++++++++++++++++++++++++++2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arhammer 40,000 Fall Edition Midtcon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rten Hor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05-24--09-11-24/++%20Army%20Roster%20(Xenos%20-%20Necrons)%20%5B2.txt" xlink:type="simple">C:\Users\Jacob\Documents\School\Data Science\List Data\09-05-24--09-11-24\++ Army Roster (Xenos - Necrons) [2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arhammer 40,000 Fall Edition Midtcon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illi Paas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9-05-24--09-11-24/Dguns%20(1995%20points).txt" xlink:type="simple">C:\Users\Jacob\Documents\School\Data Science\List Data\09-05-24--09-11-24\Dguns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arhammer 40,000 Fall Edition Midtcon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mon Da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05-24--09-11-24/++%20Army%20Roster%20(Imperium%20-%20Adeptus.txt" xlink:type="simple">C:\Users\Jacob\Documents\School\Data Science\List Data\09-05-24--09-11-24\++ Army Roster (Imperium - Adeptus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hanghai Sanlin Warhammer Chinese Champion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izheng S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05-24--09-11-24/+++++++++++++++++++++++++++++++++++3.txt" xlink:type="simple">C:\Users\Jacob\Documents\School\Data Science\List Data\09-05-24--09-11-24\+++++++++++++++++++++++++++++++++++3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hanghai Sanlin Warhammer Chinese Champion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hen Li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9-05-24--09-11-24/+++++++++++++++++++++++++++++++++++4.txt" xlink:type="simple">C:\Users\Jacob\Documents\School\Data Science\List Data\09-05-24--09-11-24\+++++++++++++++++++++++++++++++++++4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hanghai Sanlin Warhammer Chinese Champion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un H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9-05-24--09-11-24/+++++++++++++++++++++++++++++++++++5.txt" xlink:type="simple">C:\Users\Jacob\Documents\School\Data Science\List Data\09-05-24--09-11-24\+++++++++++++++++++++++++++++++++++5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Shanghai Sanlin Warhammer Chinese Championshi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Custodes</text:p>
          </table:table-cell>
          <table:table-cell office:value-type="string" calcext:value-type="string">
            <text:p><text:a xlink:href="../List%20Data/09-05-24--09-11-24/+++++++++++++++++++++++++++++++++++6.txt" xlink:type="simple">C:\Users\Jacob\Documents\School\Data Science\List Data\09-05-24--09-11-24\+++++++++++++++++++++++++++++++++++6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Da summer Waaagh 2024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ke 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9-05-24--09-11-24/How%20do%20you%20play%2040K%20again.txt" xlink:type="simple">C:\Users\Jacob\Documents\School\Data Science\List Data\09-05-24--09-11-24\How do you play 40K again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Da summer Waaagh 2024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rkus H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05-24--09-11-24/++%20Army%20Roster%20(Imperium%20-%20Grey%20Kni2.txt" xlink:type="simple">C:\Users\Jacob\Documents\School\Data Science\List Data\09-05-24--09-11-24\++ Army Roster (Imperium - Grey Kni2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Da summer Waaagh 2024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es Darv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9-05-24--09-11-24/House%20Kermit%20(1995%20points).txt" xlink:type="simple">C:\Users\Jacob\Documents\School\Data Science\List Data\09-05-24--09-11-24\House Kermit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Da summer Waaagh 2024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r Ched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05-24--09-11-24/TSons%20V3%20(2000%20points).txt" xlink:type="simple">C:\Users\Jacob\Documents\School\Data Science\List Data\09-05-24--09-11-24\TSons V3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The Fall of Empires I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 Ngoc Thanh Da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9-05-24--09-11-24/Ancestors%20(2000%20points).txt" xlink:type="simple">C:\Users\Jacob\Documents\School\Data Science\List Data\09-05-24--09-11-24\Ancestors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The Fall of Empires I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uy Nguy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9-05-24--09-11-24/++%20Army%20Roster%20(Chaos%20-%20Death%20Guard.txt" xlink:type="simple">C:\Users\Jacob\Documents\School\Data Science\List Data\09-05-24--09-11-24\++ Army Roster (Chaos - Death Guard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The Fall of Empires I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 Vin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09-05-24--09-11-24/Ck%20(1995%20Points).txt" xlink:type="simple">C:\Users\Jacob\Documents\School\Data Science\List Data\09-05-24--09-11-24\Ck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The Fall of Empires I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am Xuan Thu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table:style-name="ce6" office:value-type="string" calcext:value-type="string">
            <text:p><text:a xlink:href="../List%20Data/09-05-24--09-11-24/+++++++++++++++++++++++++++++++++++7.txt" xlink:type="simple">C:\Users\Jacob\Documents\School\Data Science\List Data\09-05-24--09-11-24\+++++++++++++++++++++++++++++++++++7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inchester 40K GT – September 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tyn C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9-05-24--09-11-24/Guard%20(2000%20Points).txt" xlink:type="simple">C:\Users\Jacob\Documents\School\Data Science\List Data\09-05-24--09-11-24\Guard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inchester 40K GT – September 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m Mitch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9-05-24--09-11-24/World%20eaters%20(2000%20points).txt" xlink:type="simple">C:\Users\Jacob\Documents\School\Data Science\List Data\09-05-24--09-11-24\World eaters (2000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inchester 40K GT – September 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mes B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9-05-24--09-11-24/Daemons%20(1995%20Points).txt" xlink:type="simple">C:\Users\Jacob\Documents\School\Data Science\List Data\09-05-24--09-11-24\Daemons (1995 Points).txt</text:a></text:p>
          </table:table-cell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Winchester 40K GT – September 2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de Bur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9-05-24--09-11-24/hypa%20hypa%20crypt.txt" xlink:type="simple">C:\Users\Jacob\Documents\School\Data Science\List Data\09-05-24--09-11-24\hypa hypa crypt.txt</text:a></text:p>
          </table:table-cell>
        </table:table-row>
        <table:table-row table:style-name="ro1">
          <table:table-cell table:style-name="ce3" office:value-type="date" office:date-value="2024-09-05" calcext:value-type="date">
            <text:p>09/05/24</text:p>
          </table:table-cell>
          <table:table-cell office:value-type="string" calcext:value-type="string">
            <text:p>Crucible 2024 Warhammer 40k G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ohn Len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9-05-24--09-11-24/Knights%20of%20the%20round%20bases%20(1995%20Po.txt" xlink:type="simple">C:\Users\Jacob\Documents\School\Data Science\List Data\09-05-24--09-11-24\Knights of the round bases (1995 Po.txt</text:a></text:p>
          </table:table-cell>
        </table:table-row>
        <table:table-row table:style-name="ro1">
          <table:table-cell table:style-name="ce3" office:value-type="date" office:date-value="2024-09-05" calcext:value-type="date">
            <text:p>09/05/24</text:p>
          </table:table-cell>
          <table:table-cell office:value-type="string" calcext:value-type="string">
            <text:p>Crucible 2024 Warhammer 40k G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ck Harp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9-05-24--09-11-24/GK%20-%20Paladins%20(1995%20Points).txt" xlink:type="simple">C:\Users\Jacob\Documents\School\Data Science\List Data\09-05-24--09-11-24\GK - Paladins (1995 Points).txt</text:a></text:p>
          </table:table-cell>
        </table:table-row>
        <table:table-row table:style-name="ro1">
          <table:table-cell table:style-name="ce3" office:value-type="date" office:date-value="2024-09-05" calcext:value-type="date">
            <text:p>09/05/24</text:p>
          </table:table-cell>
          <table:table-cell office:value-type="string" calcext:value-type="string">
            <text:p>Crucible 2024 Warhammer 40k G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ike Muz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9-05-24--09-11-24/Team%20(1995%20Points).txt" xlink:type="simple">C:\Users\Jacob\Documents\School\Data Science\List Data\09-05-24--09-11-24\Team (1995 Points).txt</text:a></text:p>
          </table:table-cell>
        </table:table-row>
        <table:table-row table:style-name="ro1">
          <table:table-cell table:style-name="ce3" office:value-type="date" office:date-value="2024-09-05" calcext:value-type="date">
            <text:p>09/05/24</text:p>
          </table:table-cell>
          <table:table-cell office:value-type="string" calcext:value-type="string">
            <text:p>Crucible 2024 Warhammer 40k G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ichard Sieg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9-05-24--09-11-24/Adeptus%20Mechanicus.txt" xlink:type="simple">C:\Users\Jacob\Documents\School\Data Science\List Data\09-05-24--09-11-24\Adeptus Mechanicus.txt</text:a></text:p>
          </table:table-cell>
        </table:table-row>
        <table:table-row table:style-name="ro1">
          <table:table-cell table:style-name="ce3" office:value-type="date" office:date-value="2024-09-04" calcext:value-type="date">
            <text:p>09/04/24</text:p>
          </table:table-cell>
          <table:table-cell office:value-type="string" calcext:value-type="string">
            <text:p>Kassel Cup Singles – Alpine C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te Ho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9-24--09-04-24/CSM%20Horde%20(1995%20points).txt" xlink:type="simple">C:\Users\Jacob\Documents\School\Data Science\List Data\08-29-24--09-04-24\CSM Horde (1995 points).txt</text:a></text:p>
          </table:table-cell>
        </table:table-row>
        <table:table-row table:style-name="ro1">
          <table:table-cell table:style-name="ce3" office:value-type="date" office:date-value="2024-09-04" calcext:value-type="date">
            <text:p>09/04/24</text:p>
          </table:table-cell>
          <table:table-cell office:value-type="string" calcext:value-type="string">
            <text:p>Kassel Cup Singles – Alpine C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thieu Cle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29-24--09-04-24/Name%20Mathieu%20Northan%20Clerc.txt" xlink:type="simple">C:\Users\Jacob\Documents\School\Data Science\List Data\08-29-24--09-04-24\Name Mathieu Northan Clerc.txt</text:a></text:p>
          </table:table-cell>
        </table:table-row>
        <table:table-row table:style-name="ro1">
          <table:table-cell table:style-name="ce3" office:value-type="date" office:date-value="2024-09-04" calcext:value-type="date">
            <text:p>09/04/24</text:p>
          </table:table-cell>
          <table:table-cell office:value-type="string" calcext:value-type="string">
            <text:p>Kassel Cup Singles – Alpine C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uel Way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9-24--09-04-24/Name%20Manuel%20Wayand.txt" xlink:type="simple">C:\Users\Jacob\Documents\School\Data Science\List Data\08-29-24--09-04-24\Name Manuel Wayand.txt</text:a></text:p>
          </table:table-cell>
        </table:table-row>
        <table:table-row table:style-name="ro1">
          <table:table-cell table:style-name="ce3" office:value-type="date" office:date-value="2024-09-04" calcext:value-type="date">
            <text:p>09/04/24</text:p>
          </table:table-cell>
          <table:table-cell office:value-type="string" calcext:value-type="string">
            <text:p>Kassel Cup Singles – Alpine C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 Schn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29-24--09-04-24/Name%20Tim%20Schneider.txt" xlink:type="simple">C:\Users\Jacob\Documents\School\Data Science\List Data\08-29-24--09-04-24\Name Tim Schneider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La Voz de Horus Op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varo Per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Untitled.txt" xlink:type="simple">C:\Users\Jacob\Documents\School\Data Science\List Data\08-29-24--09-04-24\Untitled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La Voz de Horus Op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lejandro Tort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8-29-24--09-04-24/T'au%20Empire%20Keziah.txt" xlink:type="simple">C:\Users\Jacob\Documents\School\Data Science\List Data\08-29-24--09-04-24\T'au Empire Keziah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La Voz de Horus Op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orja F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29-24--09-04-24/+++++++++++++++++++++++++++++++++++.txt" xlink:type="simple">C:\Users\Jacob\Documents\School\Data Science\List Data\08-29-24--09-04-24\+++++++++++++++++++++++++++++++++++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La Voz de Horus Op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adowblade 4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9-24--09-04-24/DA%20Opción%201%20(2000%20points).txt" xlink:type="simple">C:\Users\Jacob\Documents\School\Data Science\List Data\08-29-24--09-04-24\DA Opción 1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PER All Stars 2 – Hellstorm’s MAJOR Warhammer 40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nes W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nstealer Cults</text:p>
          </table:table-cell>
          <table:table-cell office:value-type="string" calcext:value-type="string">
            <text:p><text:a xlink:href="../List%20Data/08-29-24--09-04-24/no,%20I%20haven't%20seen%20the%20show.%20yes%20I.txt" xlink:type="simple">C:\Users\Jacob\Documents\School\Data Science\List Data\08-29-24--09-04-24\no, I haven't seen the show. yes I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PER All Stars 2 – Hellstorm’s MAJOR Warhammer 40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tthew D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Bringers%20of%20Pain%20(2000%20Points).txt" xlink:type="simple">C:\Users\Jacob\Documents\School\Data Science\List Data\08-29-24--09-04-24\Bringers of Pain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PER All Stars 2 – Hellstorm’s MAJOR Warhammer 40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onny Simm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eptus Mechanicus</text:p>
          </table:table-cell>
          <table:table-cell office:value-type="string" calcext:value-type="string">
            <text:p><text:a xlink:href="../List%20Data/08-29-24--09-04-24/Pteraxii%20Ptime%20(2000%20Points).txt" xlink:type="simple">C:\Users\Jacob\Documents\School\Data Science\List Data\08-29-24--09-04-24\Pteraxii Ptime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PER All Stars 2 – Hellstorm’s MAJOR Warhammer 40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tthew McCur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29-24--09-04-24/Space%20Marines.txt" xlink:type="simple">C:\Users\Jacob\Documents\School\Data Science\List Data\08-29-24--09-04-24\Space Marines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The Glasshammer GT – Wolverhampt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ik Vi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Vik%20Vijay%20Adepta%20Sororitas%202000.txt" xlink:type="simple">C:\Users\Jacob\Documents\School\Data Science\List Data\08-29-24--09-04-24\Vik Vijay Adepta Sororitas 2000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The Glasshammer GT – Wolverhampt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ay Middlec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os Knights</text:p>
          </table:table-cell>
          <table:table-cell office:value-type="string" calcext:value-type="string">
            <text:p><text:a xlink:href="../List%20Data/08-29-24--09-04-24/2k%20Chaos%20Knights%20Rampager%20Double%20Po.txt" xlink:type="simple">C:\Users\Jacob\Documents\School\Data Science\List Data\08-29-24--09-04-24\2k Chaos Knights Rampager Double Po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The Glasshammer GT – Wolverhampt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n J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9-24--09-04-24/glad%20(2000%20points).txt" xlink:type="simple">C:\Users\Jacob\Documents\School\Data Science\List Data\08-29-24--09-04-24\glad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The Glasshammer GT – Wolverhampt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rk Poc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Daemons</text:p>
          </table:table-cell>
          <table:table-cell office:value-type="string" calcext:value-type="string">
            <text:p><text:a xlink:href="../List%20Data/08-29-24--09-04-24/A%20nurgle%20(2000%20Points).txt" xlink:type="simple">C:\Users\Jacob\Documents\School\Data Science\List Data\08-29-24--09-04-24\A nurgle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nflower Showdown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eynor Wol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🔥%20(1995%20points).txt" xlink:type="simple">C:\Users\Jacob\Documents\School\Data Science\List Data\08-29-24--09-04-24\🔥 (1995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nflower Showdown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rson Wi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Bringers%20of%20Flame%20detachment.txt" xlink:type="simple">C:\Users\Jacob\Documents\School\Data Science\List Data\08-29-24--09-04-24\Bringers of Flame detachment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nflower Showdown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ll Boy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9-24--09-04-24/Likes%20Big%20Brains.%20Cannot%20Lie.%20(2000.txt" xlink:type="simple">C:\Users\Jacob\Documents\School\Data Science\List Data\08-29-24--09-04-24\Likes Big Brains. Cannot Lie. (2000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Sunflower Showdown G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nny G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9-24--09-04-24/The%20Devil%20Went%20Down%20to%20Kansas%20(2000.txt" xlink:type="simple">C:\Users\Jacob\Documents\School\Data Science\List Data\08-29-24--09-04-24\The Devil Went Down to Kansas (2000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Dice Goblin’s August 2024 Warhammer 40k RT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onald Lo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9-24--09-04-24/2k%20v3%20(1995%20points).txt" xlink:type="simple">C:\Users\Jacob\Documents\School\Data Science\List Data\08-29-24--09-04-24\2k v3 (1995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Dice Goblin’s August 2024 Warhammer 40k RT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kota Pfeif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29-24--09-04-24/Two%20Thunder%20Bricks%20(2000%20Points).txt" xlink:type="simple">C:\Users\Jacob\Documents\School\Data Science\List Data\08-29-24--09-04-24\Two Thunder Bricks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Dice Goblin’s August 2024 Warhammer 40k RT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ylor Hic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9-24--09-04-24/Wall%20of%20Muscle%20(2000%20points).txt" xlink:type="simple">C:\Users\Jacob\Documents\School\Data Science\List Data\08-29-24--09-04-24\Wall of Muscle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Dice Goblin’s August 2024 Warhammer 40k RT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Zachary Jeppe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9-24--09-04-24/Les%20chevaliers%20gris%20(2000%20points).txt" xlink:type="simple">C:\Users\Jacob\Documents\School\Data Science\List Data\08-29-24--09-04-24\Les chevaliers gris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Hive City Gaming GT August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m Dicke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9-24--09-04-24/Old%20Faithful%20(1995%20points).txt" xlink:type="simple">C:\Users\Jacob\Documents\School\Data Science\List Data\08-29-24--09-04-24\Old Faithful (1995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Hive City Gaming GT August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ul 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9-24--09-04-24/Eat%20Crow%20and%20die!%20(2000%20Points).txt" xlink:type="simple">C:\Users\Jacob\Documents\School\Data Science\List Data\08-29-24--09-04-24\Eat Crow and die!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Hive City Gaming GT August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rley Scu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9-24--09-04-24/Grey%20knight%20msu%20(2000%20Points).txt" xlink:type="simple">C:\Users\Jacob\Documents\School\Data Science\List Data\08-29-24--09-04-24\Grey knight msu (2000 Points)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Hive City Gaming GT August 2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by Ben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9-24--09-04-24/The%20Lion's%20very%20own%20DILF%20battalion.txt" xlink:type="simple">C:\Users\Jacob\Documents\School\Data Science\List Data\08-29-24--09-04-24\The Lion's very own DILF battalion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Karnage at the Keep – August Roy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en B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Ain't%20Broke,%20Don't%20Fix%20(1995%20Points.txt" xlink:type="simple">C:\Users\Jacob\Documents\School\Data Science\List Data\08-29-24--09-04-24\Ain't Broke, Don't Fix (1995 Points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Karnage at the Keep – August Roy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rian Ja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erial Knights</text:p>
          </table:table-cell>
          <table:table-cell office:value-type="string" calcext:value-type="string">
            <text:p><text:a xlink:href="../List%20Data/08-29-24--09-04-24/++%20Army%20Roster%20(Imperium%20-%20Imperial.txt" xlink:type="simple">C:\Users\Jacob\Documents\School\Data Science\List Data\08-29-24--09-04-24\++ Army Roster (Imperium - Imperial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Karnage at the Keep – August Roy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imothy G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9-24--09-04-24/++%20Army%20Roster%20(Imperium%20-%20Adeptus.txt" xlink:type="simple">C:\Users\Jacob\Documents\School\Data Science\List Data\08-29-24--09-04-24\++ Army Roster (Imperium - Adeptus.txt</text:a></text:p>
          </table:table-cell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Karnage at the Keep – August Roy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son Ri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9-24--09-04-24/raiders%20(2000%20points).txt" xlink:type="simple">C:\Users\Jacob\Documents\School\Data Science\List Data\08-29-24--09-04-24\raiders (2000 points).txt</text:a></text:p>
          </table:table-cell>
        </table:table-row>
        <table:table-row table:style-name="ro1">
          <table:table-cell table:style-name="ce3" office:value-type="date" office:date-value="2024-08-29" calcext:value-type="date">
            <text:p>08/29/24</text:p>
          </table:table-cell>
          <table:table-cell office:value-type="string" calcext:value-type="string">
            <text:p>NOVA Open 2024 Grand Tourname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erek Aps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9-24--09-04-24/cultists%20(2000%20points).txt" xlink:type="simple">C:\Users\Jacob\Documents\School\Data Science\List Data\08-29-24--09-04-24\cultists (2000 points).txt</text:a></text:p>
          </table:table-cell>
        </table:table-row>
        <table:table-row table:style-name="ro1">
          <table:table-cell table:style-name="ce3" office:value-type="date" office:date-value="2024-08-29" calcext:value-type="date">
            <text:p>08/29/24</text:p>
          </table:table-cell>
          <table:table-cell office:value-type="string" calcext:value-type="string">
            <text:p>NOVA Open 2024 Grand Tourname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Tony Phill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9-24--09-04-24/Fast%20and%20Furious%20(2000%20Points).txt" xlink:type="simple">C:\Users\Jacob\Documents\School\Data Science\List Data\08-29-24--09-04-24\Fast and Furious (2000 Points).txt</text:a></text:p>
          </table:table-cell>
        </table:table-row>
        <table:table-row table:style-name="ro1">
          <table:table-cell table:style-name="ce3" office:value-type="date" office:date-value="2024-08-29" calcext:value-type="date">
            <text:p>08/29/24</text:p>
          </table:table-cell>
          <table:table-cell office:value-type="string" calcext:value-type="string">
            <text:p>NOVA Open 2024 Grand Tourname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Johnny Zo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9-24--09-04-24/Sex,%20Drugs,%20and%20Powderpuff%20Girls%20(1.txt" xlink:type="simple">C:\Users\Jacob\Documents\School\Data Science\List Data\08-29-24--09-04-24\Sex, Drugs, and Powderpuff Girls (1.txt</text:a></text:p>
          </table:table-cell>
        </table:table-row>
        <table:table-row table:style-name="ro1">
          <table:table-cell table:style-name="ce3" office:value-type="date" office:date-value="2024-08-29" calcext:value-type="date">
            <text:p>08/29/24</text:p>
          </table:table-cell>
          <table:table-cell office:value-type="string" calcext:value-type="string">
            <text:p>NOVA Open 2024 Grand Tournament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TJ Lanig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9-24--09-04-24/Guy%20with%20Belt%20Buckle%20walks%20into%20a%20g.txt" xlink:type="simple">C:\Users\Jacob\Documents\School\Data Science\List Data\08-29-24--09-04-24\Guy with Belt Buckle walks into a g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Texas Open 2024 – Warhammer 40k Champ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m Hawk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2-24--08-28-24/Cam-panions%20(2000%20points).txt" xlink:type="simple">C:\Users\Jacob\Documents\School\Data Science\List Data\08-22-24--08-28-24\Cam-panions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Texas Open 2024 – Warhammer 40k Champ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ustin Mo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22-24--08-28-24/March%20of%20the%20vending%20machines..txt" xlink:type="simple">C:\Users\Jacob\Documents\School\Data Science\List Data\08-22-24--08-28-24\March of the vending machines.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Texas Open 2024 – Warhammer 40k Champ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cott Cai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2-24--08-28-24/New%20new%20(2000%20Points).txt" xlink:type="simple">C:\Users\Jacob\Documents\School\Data Science\List Data\08-22-24--08-28-24\New new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Texas Open 2024 – Warhammer 40k Champ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bert Rett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agues of Votann</text:p>
          </table:table-cell>
          <table:table-cell office:value-type="string" calcext:value-type="string">
            <text:p><text:a xlink:href="../List%20Data/08-22-24--08-28-24/Double%20HG%20(1995%20Points).txt" xlink:type="simple">C:\Users\Jacob\Documents\School\Data Science\List Data\08-22-24--08-28-24\Double HG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CBB 40k – Singl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ohn Winter Russ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2-24--08-28-24/How%20do%20you%20say….%20GUNZ%20(2000%20Points).txt" xlink:type="simple">C:\Users\Jacob\Documents\School\Data Science\List Data\08-22-24--08-28-24\How do you say…. GUNZ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CBB 40k – Singl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uis Boisv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Triple%20muthalith%20(1995%20Points).txt" xlink:type="simple">C:\Users\Jacob\Documents\School\Data Science\List Data\08-22-24--08-28-24\Triple muthalith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CBB 40k – Singl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ian Croth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Ground%20&amp;%20Pound%20(2000%20Points).txt" xlink:type="simple">C:\Users\Jacob\Documents\School\Data Science\List Data\08-22-24--08-28-24\Ground &amp; Pound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CBB 40k – Singl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im Deetlef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ldari</text:p>
          </table:table-cell>
          <table:table-cell office:value-type="string" calcext:value-type="string">
            <text:p><text:a xlink:href="../List%20Data/08-22-24--08-28-24/Ynari%20ccbb%20(1990%20Points).txt" xlink:type="simple">C:\Users\Jacob\Documents\School\Data Science\List Data\08-22-24--08-28-24\Ynari ccbb (199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North Star Op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en Cherwi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Dreamhack%20(1995%20Points).txt" xlink:type="simple">C:\Users\Jacob\Documents\School\Data Science\List Data\08-22-24--08-28-24\Dreamhack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North Star Op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iles Engr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2-24--08-28-24/N%20Grey%20(2000%20Points).txt" xlink:type="simple">C:\Users\Jacob\Documents\School\Data Science\List Data\08-22-24--08-28-24\N Grey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North Star Op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aig Par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A%20Chonky%20Assimilation%20(2000%20points).txt" xlink:type="simple">C:\Users\Jacob\Documents\School\Data Science\List Data\08-22-24--08-28-24\A Chonky Assimilation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North Star Op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trick Meis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’au Empire</text:p>
          </table:table-cell>
          <table:table-cell office:value-type="string" calcext:value-type="string">
            <text:p><text:a xlink:href="../List%20Data/08-22-24--08-28-24/Ret%20Cad%20FS%20(2000%20Points).txt" xlink:type="simple">C:\Users\Jacob\Documents\School\Data Science\List Data\08-22-24--08-28-24\Ret Cad FS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AZ Warhammer 40k League 2024 Summer Championsh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lin Wat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Champs%20Cup%20Test%20(1995%20points).txt" xlink:type="simple">C:\Users\Jacob\Documents\School\Data Science\List Data\08-22-24--08-28-24\Champs Cup Test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AZ Warhammer 40k League 2024 Summer Championsh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k Whitta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2-24--08-28-24/++%20Army%20Roster%20(Chaos%20-%20World%20Eater.txt" xlink:type="simple">C:\Users\Jacob\Documents\School\Data Science\List Data\08-22-24--08-28-24\++ Army Roster (Chaos - World Eater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AZ Warhammer 40k League 2024 Summer Championsh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t Schri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2-24--08-28-24/Astra%20Militarum.txt" xlink:type="simple">C:\Users\Jacob\Documents\School\Data Science\List Data\08-22-24--08-28-24\Astra Militarum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AZ Warhammer 40k League 2024 Summer Championship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achary Caminett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Fellhanmer%20(1995%20Points).txt" xlink:type="simple">C:\Users\Jacob\Documents\School\Data Science\List Data\08-22-24--08-28-24\Fellhanmer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ammer of Wrath 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thew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Fellhanmer%20(1995%20Points).txt" xlink:type="simple">C:\Users\Jacob\Documents\School\Data Science\List Data\08-22-24--08-28-24\Fellhanmer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ammer of Wrath 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co Ur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wtc%20(1995%20points).txt" xlink:type="simple">C:\Users\Jacob\Documents\School\Data Science\List Data\08-22-24--08-28-24\wtc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ammer of Wrath 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ben Zh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y Knights</text:p>
          </table:table-cell>
          <table:table-cell office:value-type="string" calcext:value-type="string">
            <text:p><text:a xlink:href="../List%20Data/08-22-24--08-28-24/Tsons%20Pure%20Datasheets%20(1990%20Points).txt" xlink:type="simple">C:\Users\Jacob\Documents\School\Data Science\List Data\08-22-24--08-28-24\Tsons Pure Datasheets (199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ammer of Wrath G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ennith! Onyeab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-%20Spawning%20Pool%20(2000%20points).txt" xlink:type="simple">C:\Users\Jacob\Documents\School\Data Science\List Data\08-22-24--08-28-24\- Spawning Pool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ardiff Carnage #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phen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Faith%20(2000%20Points).txt" xlink:type="simple">C:\Users\Jacob\Documents\School\Data Science\List Data\08-22-24--08-28-24\Faith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ardiff Carnage #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efan Donov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<text:a xlink:href="../List%20Data/08-22-24--08-28-24/Forge%20Wardens%20(1995%20points).txt" xlink:type="simple">C:\Users\Jacob\Documents\School\Data Science\List Data\08-22-24--08-28-24\Forge Wardens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ardiff Carnage #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eorge Coc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It%20Dust've%20Been%20Love,%20But%20Its%20Over.txt" xlink:type="simple">C:\Users\Jacob\Documents\School\Data Science\List Data\08-22-24--08-28-24\It Dust've Been Love, But Its Over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Cardiff Carnage #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n Jon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2-24--08-28-24/glad%20(2000%20points).txt" xlink:type="simple">C:\Users\Jacob\Documents\School\Data Science\List Data\08-22-24--08-28-24\glad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ECDC Presents: The Big Sky Op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lin 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I'm%20Still%20Painting%20My%2018%20Inner%20Circ.txt" xlink:type="simple">C:\Users\Jacob\Documents\School\Data Science\List Data\08-22-24--08-28-24\I'm Still Painting My 18 Inner Circ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ECDC Presents: The Big Sky Op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omas Mo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22-24--08-28-24/Super%20Jumpy%20Bros%20(2000%20Points).txt" xlink:type="simple">C:\Users\Jacob\Documents\School\Data Science\List Data\08-22-24--08-28-24\Super Jumpy Bros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ECDC Presents: The Big Sky Op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oy Os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Please%20Tzeentch%20let%20me%20roll%204+s.txt" xlink:type="simple">C:\Users\Jacob\Documents\School\Data Science\List Data\08-22-24--08-28-24\Please Tzeentch let me roll 4+s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ECDC Presents: The Big Sky Op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ystan Gif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8-22-24--08-28-24/Crusade%20of%20Zeal%20(1995%20points).txt" xlink:type="simple">C:\Users\Jacob\Documents\School\Data Science\List Data\08-22-24--08-28-24\Crusade of Zeal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eroes of the Mid Table Summer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yan Bu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2-24--08-28-24/I'm%20sure%20Glad-ius%20DWKs%20got%20taken%20ou.txt" xlink:type="simple">C:\Users\Jacob\Documents\School\Data Science\List Data\08-22-24--08-28-24\I'm sure Glad-ius DWKs got taken ou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eroes of the Mid Table Summer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rendan McKenz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Detachment%20Hallowed%20Martyrs.txt" xlink:type="simple">C:\Users\Jacob\Documents\School\Data Science\List Data\08-22-24--08-28-24\Detachment Hallowed Martyrs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eroes of the Mid Table Summer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iden McFa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+++++++++++++++++++++++++++++++++++.txt" xlink:type="simple">C:\Users\Jacob\Documents\School\Data Science\List Data\08-22-24--08-28-24\+++++++++++++++++++++++++++++++++++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Heroes of the Mid Table Summer GT 20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u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ousand Sons</text:p>
          </table:table-cell>
          <table:table-cell office:value-type="string" calcext:value-type="string">
            <text:p><text:a xlink:href="../List%20Data/08-22-24--08-28-24/Magic%20Carpet%20Ride%20(1995%20Points).txt" xlink:type="simple">C:\Users\Jacob\Documents\School\Data Science\List Data\08-22-24--08-28-24\Magic Carpet Ride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Wasteland Wars 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hael Mckibb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khari</text:p>
          </table:table-cell>
          <table:table-cell office:value-type="string" calcext:value-type="string">
            <text:p><text:a xlink:href="../List%20Data/08-22-24--08-28-24/7th%20Planet%20Pirates%20(1995%20points).txt" xlink:type="simple">C:\Users\Jacob\Documents\School\Data Science\List Data\08-22-24--08-28-24\7th Planet Pirates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Wasteland Wars 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ton Hav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ngles</text:p>
          </table:table-cell>
          <table:table-cell office:value-type="string" calcext:value-type="string">
            <text:p><text:a xlink:href="../List%20Data/08-22-24--08-28-24/Deathwatch%20Never%20heard%20of%20‘em%20(2000.txt" xlink:type="simple">C:\Users\Jacob\Documents\School\Data Science\List Data\08-22-24--08-28-24\Deathwatch Never heard of ‘em (2000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Wasteland Wars 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saac Zap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Pilfer%20primary%20and%20pants%20(2000%20poin.txt" xlink:type="simple">C:\Users\Jacob\Documents\School\Data Science\List Data\08-22-24--08-28-24\Pilfer primary and pants (2000 poin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Wasteland Wars 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hael Lew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rial Guard</text:p>
          </table:table-cell>
          <table:table-cell office:value-type="string" calcext:value-type="string">
            <text:p><text:a xlink:href="../List%20Data/08-22-24--08-28-24/The%20Best%20Primarch%20(2000%20points).txt" xlink:type="simple">C:\Users\Jacob\Documents\School\Data Science\List Data\08-22-24--08-28-24\The Best Primarch (2000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Dearg Doom 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n Ah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2-24--08-28-24/+++++++++++++++++++++++++++++++++++2.txt" xlink:type="simple">C:\Users\Jacob\Documents\School\Data Science\List Data\08-22-24--08-28-24\+++++++++++++++++++++++++++++++++++2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Dearg Doom 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oseph Musg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rld Eaters</text:p>
          </table:table-cell>
          <table:table-cell office:value-type="string" calcext:value-type="string">
            <text:p><text:a xlink:href="../List%20Data/08-22-24--08-28-24/+++++++++++++++++++++++++++++++++++3.txt" xlink:type="simple">C:\Users\Jacob\Documents\School\Data Science\List Data\08-22-24--08-28-24\+++++++++++++++++++++++++++++++++++3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Dearg Doom 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aire O’Maho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++%20Army%20Roster%20(Xenos%20-%20Tyranids)%20%5B.txt" xlink:type="simple">C:\Users\Jacob\Documents\School\Data Science\List Data\08-22-24--08-28-24\++ Army Roster (Xenos - Tyranids) [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Dearg Doom 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chael McCarth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od Angles</text:p>
          </table:table-cell>
          <table:table-cell office:value-type="string" calcext:value-type="string">
            <text:p><text:a xlink:href="../List%20Data/08-22-24--08-28-24/BA%20(1995%20points).txt" xlink:type="simple">C:\Users\Jacob\Documents\School\Data Science\List Data\08-22-24--08-28-24\BA (1995 points)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GREX Battle for Augustus – Legends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onathan 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rons</text:p>
          </table:table-cell>
          <table:table-cell office:value-type="string" calcext:value-type="string">
            <text:p><text:a xlink:href="../List%20Data/08-22-24--08-28-24/Necrons.txt" xlink:type="simple">C:\Users\Jacob\Documents\School\Data Science\List Data\08-22-24--08-28-24\Necrons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GREX Battle for Augustus – Legends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ensen Go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Guard</text:p>
          </table:table-cell>
          <table:table-cell office:value-type="string" calcext:value-type="string">
            <text:p><text:a xlink:href="../List%20Data/08-22-24--08-28-24/Death%20Guard.txt" xlink:type="simple">C:\Users\Jacob\Documents\School\Data Science\List Data\08-22-24--08-28-24\Death Guard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GREX Battle for Augustus – Legends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ul Garc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 Templars</text:p>
          </table:table-cell>
          <table:table-cell office:value-type="string" calcext:value-type="string">
            <text:p><text:a xlink:href="../List%20Data/08-22-24--08-28-24/+%20FACTION%20KEYWORD%20Imperium%20-%20Adeptu.txt" xlink:type="simple">C:\Users\Jacob\Documents\School\Data Science\List Data\08-22-24--08-28-24\+ FACTION KEYWORD Imperium - Adeptu.txt</text:a></text:p>
          </table:table-cell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GREX Battle for Augustus – Legends G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ctor Ko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pta Sororitas</text:p>
          </table:table-cell>
          <table:table-cell office:value-type="string" calcext:value-type="string">
            <text:p><text:a xlink:href="../List%20Data/08-22-24--08-28-24/Adepta%20Sororitas.txt" xlink:type="simple">C:\Users\Jacob\Documents\School\Data Science\List Data\08-22-24--08-28-24\Adepta Sororitas.txt</text:a></text:p>
          </table:table-cell>
        </table:table-row>
        <table:table-row table:style-name="ro1">
          <table:table-cell table:style-name="ce3" office:value-type="date" office:date-value="2024-08-22" calcext:value-type="date">
            <text:p>08/22/24</text:p>
          </table:table-cell>
          <table:table-cell office:value-type="string" calcext:value-type="string">
            <text:p>Ratco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en Cou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“8th%20worst%20detachment%20in%20the%20codex”.txt" xlink:type="simple">C:\Users\Jacob\Documents\School\Data Science\List Data\08-22-24--08-28-24\“8th worst detachment in the codex”.txt</text:a></text:p>
          </table:table-cell>
        </table:table-row>
        <table:table-row table:style-name="ro1">
          <table:table-cell table:style-name="ce3" office:value-type="date" office:date-value="2024-08-22" calcext:value-type="date">
            <text:p>08/22/24</text:p>
          </table:table-cell>
          <table:table-cell office:value-type="string" calcext:value-type="string">
            <text:p>Ratco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uart Tr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ranids</text:p>
          </table:table-cell>
          <table:table-cell office:value-type="string" calcext:value-type="string">
            <text:p><text:a xlink:href="../List%20Data/08-22-24--08-28-24/Heyyyy,%20remember%20me%20It's%20me,%20Overru.txt" xlink:type="simple">C:\Users\Jacob\Documents\School\Data Science\List Data\08-22-24--08-28-24\Heyyyy, remember me It's me, Overru.txt</text:a></text:p>
          </table:table-cell>
        </table:table-row>
        <table:table-row table:style-name="ro1">
          <table:table-cell table:style-name="ce3" office:value-type="date" office:date-value="2024-08-22" calcext:value-type="date">
            <text:p>08/22/24</text:p>
          </table:table-cell>
          <table:table-cell office:value-type="string" calcext:value-type="string">
            <text:p>Ratco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rence D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Wolves</text:p>
          </table:table-cell>
          <table:table-cell office:value-type="string" calcext:value-type="string">
            <text:p><text:a xlink:href="../List%20Data/08-22-24--08-28-24/Space%20Wolves%20Stormlance%20Task%20Force.txt" xlink:type="simple">C:\Users\Jacob\Documents\School\Data Science\List Data\08-22-24--08-28-24\Space Wolves Stormlance Task Force.txt</text:a></text:p>
          </table:table-cell>
        </table:table-row>
        <table:table-row table:style-name="ro1">
          <table:table-cell table:style-name="ce3" office:value-type="date" office:date-value="2024-08-22" calcext:value-type="date">
            <text:p>08/22/24</text:p>
          </table:table-cell>
          <table:table-cell office:value-type="string" calcext:value-type="string">
            <text:p>Ratcon 20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rrod Ei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os Space Marines</text:p>
          </table:table-cell>
          <table:table-cell office:value-type="string" calcext:value-type="string">
            <text:p><text:a xlink:href="../List%20Data/08-22-24--08-28-24/Chaos%20Space%20Marines.txt" xlink:type="simple">C:\Users\Jacob\Documents\School\Data Science\List Data\08-22-24--08-28-24\Chaos Space Marines.txt</text:a></text:p>
          </table:table-cell>
        </table:table-row>
        <table:table-row table:style-name="ro2" table:number-rows-repeated="1047646">
          <table:table-cell table:number-columns-repeated="7"/>
        </table:table-row>
        <table:table-row table:style-name="ro2"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1:44:26.7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12:57:33.535000000</meta:creation-date>
    <meta:editing-duration>P2DT14H49M</meta:editing-duration>
    <meta:editing-cycles>80</meta:editing-cycles>
    <meta:generator>LibreOffice/24.2.3.2$Windows_X86_64 LibreOffice_project/433d9c2ded56988e8a90e6b2e771ee4e6a5ab2ba</meta:generator>
    <dc:date>2025-02-06T13:29:49.417000000</dc:date>
    <meta:document-statistic meta:table-count="1" meta:cell-count="6503" meta:object-count="0"/>
  </office:meta>
</office:document-meta>
</file>